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28cm" svg:stroke-color="#0000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29" style:family="graphic" style:parent-style-name="objectwithoutfill">
      <style:graphic-properties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30" style:family="graphic" style:parent-style-name="standard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horizontal-align="center" draw:textarea-vertical-align="middle" fo:padding-top="0.138cm" fo:padding-bottom="0.138cm" fo:padding-left="0.263cm" fo:padding-right="0.263cm"/>
    </style:style>
    <style:style style:name="gr31" style:family="graphic" style:parent-style-name="objectwithoutfill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dash" draw:stroke-dash="Ultrafine_20_2_20_Dots_20_3_20_Dashes" svg:stroke-width="0.028cm" svg:stroke-color="#996600" draw:marker-start-width="0.241cm" draw:marker-end-width="0.241cm" svg:stroke-opacity="100%" draw:fill="none" draw:textarea-vertical-align="middle" fo:padding-top="0.138cm" fo:padding-bottom="0.138cm" fo:padding-left="0.263cm" fo:padding-right="0.263cm"/>
    </style:style>
    <style:style style:name="gr33" style:family="graphic" style:parent-style-name="objectwithoutfill">
      <style:graphic-properties draw:stroke="dash" draw:stroke-dash="Ultrafine_20_2_20_Dots_20_3_20_Dashes" svg:stroke-width="0.028cm" svg:stroke-color="#996600" draw:marker-start-width="0.242cm" draw:marker-end-width="0.242cm" svg:stroke-opacity="100%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35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3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37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3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3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cm"/>
    </style:style>
    <style:style style:name="gr4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cm"/>
    </style:style>
    <style:style style:name="gr4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cm"/>
    </style:style>
    <style:style style:name="gr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cm"/>
    </style:style>
    <style:style style:name="gr4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cm"/>
    </style:style>
    <style:style style:name="gr4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4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4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cm"/>
    </style:style>
    <style:style style:name="gr5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cc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5.353cm" svg:height="17.677cm" svg:x="17.496cm" svg:y="15.663cm" svg:viewBox="0 0 15354 17678" draw:points="1504,0 0,1 0,6014 2933,8879 2030,9937 2030,12257 6997,12255 7004,13287 7101,13283 7104,15039 7600,15039 7478,15637 7254,15794 7254,15987 4104,15987 4104,17673 15354,17678 15354,15987 11604,15987 11604,12255 12143,12260 12143,6021 6714,6021 6254,5844 3555,4338 3205,3938 2937,3388 2905,1993 1804,1994 1504,2037">
          <text:p/>
        </draw:polygon>
        <draw:polygon draw:style-name="gr2" draw:text-style-name="P2" draw:layer="AH_Zones" svg:width="15.6cm" svg:height="11.663cm" svg:x="9.501cm" svg:y="21.677cm" svg:viewBox="0 0 15601 11664" draw:points="12099,11664 0,11659 0,2524 1749,2523 1749,73 5949,73 5949,7 7998,0 10928,2865 10025,3923 10025,6241 14992,6241 14999,7273 15096,7269 15099,9025 15601,9025 15473,9623 15251,9780 15249,9973 12099,9973">
          <text:p/>
        </draw:polygon>
        <draw:polygon draw:style-name="gr3" draw:text-style-name="P3" draw:layer="AH_Zones" svg:width="19.486cm" svg:height="18.117cm" svg:x="9.5cm" svg:y="6.083cm" svg:viewBox="0 0 19487 18118" draw:points="0,18118 31,9581 30,0 19487,5 19487,1704 15050,1717 15051,5205 5232,5205 5232,9561 7998,9568 7995,15594 5949,15601 5949,15667 1749,15667 1749,18118">
          <text:p/>
        </draw:polygon>
        <draw:polygon draw:style-name="gr4" draw:text-style-name="P4" draw:layer="AH_Zones" svg:width="18.064cm" svg:height="12.908cm" svg:x="30.015cm" svg:y="4.75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<text:p/>
        </draw:polygon>
        <draw:polygon draw:style-name="gr5" draw:text-style-name="P5" draw:layer="AH_Zones" svg:width="20.301cm" svg:height="11.598cm" svg:x="19cm" svg:y="6.101cm" svg:viewBox="0 0 20302 11599" draw:points="20043,3900 20043,1705 18325,0 9988,0 9987,1686 5550,1699 5551,5187 5731,5187 5732,9563 0,9563 0,11599 300,11556 850,11555 11015,11558 11015,9563 15243,9559 15251,7550 16251,7550 17151,5813 20302,5813 20302,3900">
          <text:p/>
        </draw:polygon>
        <draw:polygon draw:style-name="gr6" draw:text-style-name="P6" draw:layer="AH_Zones" svg:width="16.922cm" svg:height="19.685cm" svg:x="29.1cm" svg:y="13.651cm" svg:viewBox="0 0 16923 19686" draw:points="10202,0 9809,0 9809,4008 9551,3989 9551,9694 9251,9694 9251,14268 0,14267 0,17999 3750,17999 3750,19685 15898,19686 16923,10195 16904,9712 16808,9306 16590,8925 16305,8554 15981,8319 15598,8135 15138,8025 14825,8006 12401,8005 12401,3750 13719,3344 13719,2007 10939,1997 10939,455 10201,455">
          <text:p/>
        </draw:polygon>
        <draw:line draw:style-name="gr7" draw:text-style-name="P7" draw:layer="Detail" svg:x1="16.45cm" svg:y1="15.236cm" svg:x2="16.8cm" svg:y2="15.236cm">
          <text:p/>
        </draw:line>
        <draw:line draw:style-name="gr7" draw:text-style-name="P7" draw:layer="Detail" svg:x1="17.575cm" svg:y1="13.401cm" svg:x2="17.575cm" svg:y2="15.664cm">
          <text:p/>
        </draw:line>
        <draw:line draw:style-name="gr7" draw:text-style-name="P7" draw:layer="Detail" svg:x1="16.8cm" svg:y1="13.402cm" svg:x2="16.8cm" svg:y2="15.665cm">
          <text:p/>
        </draw:line>
        <draw:line draw:style-name="gr7" draw:text-style-name="P7" draw:layer="Detail" svg:x1="17.576cm" svg:y1="15.301cm" svg:x2="17.9cm" svg:y2="15.301cm">
          <text:p/>
        </draw:line>
        <draw:line draw:style-name="gr7" draw:text-style-name="P7" draw:layer="Detail" svg:x1="17.576cm" svg:y1="14.963cm" svg:x2="17.9cm" svg:y2="14.963cm">
          <text:p/>
        </draw:line>
        <draw:line draw:style-name="gr7" draw:text-style-name="P7" draw:layer="Detail" svg:x1="17.576cm" svg:y1="14.3cm" svg:x2="17.9cm" svg:y2="14.3cm">
          <text:p/>
        </draw:line>
        <draw:line draw:style-name="gr7" draw:text-style-name="P7" draw:layer="Detail" svg:x1="18.407cm" svg:y1="15.665cm" svg:x2="18.407cm" svg:y2="15.314cm">
          <text:p/>
        </draw:line>
        <draw:line draw:style-name="gr7" draw:text-style-name="P7" draw:layer="Detail" svg:x1="17.901cm" svg:y1="15.314cm" svg:x2="18.408cm" svg:y2="15.314cm">
          <text:p/>
        </draw:line>
        <draw:line draw:style-name="gr7" draw:text-style-name="P7" draw:layer="Detail" svg:x1="19.018cm" svg:y1="15.314cm" svg:x2="20.266cm" svg:y2="15.314cm">
          <text:p/>
        </draw:line>
        <draw:line draw:style-name="gr7" draw:text-style-name="P7" draw:layer="Detail" svg:x1="17.9cm" svg:y1="14.677cm" svg:x2="21.462cm" svg:y2="14.677cm">
          <text:p/>
        </draw:line>
        <draw:line draw:style-name="gr7" draw:text-style-name="P7" draw:layer="Detail" svg:x1="20.266cm" svg:y1="15.665cm" svg:x2="20.266cm" svg:y2="15.314cm">
          <text:p/>
        </draw:line>
        <draw:line draw:style-name="gr7" draw:text-style-name="P7" draw:layer="Detail" svg:x1="19.018cm" svg:y1="15.665cm" svg:x2="19.018cm" svg:y2="14.677cm">
          <text:p/>
        </draw:line>
        <draw:line draw:style-name="gr7" draw:text-style-name="P7" draw:layer="Detail" svg:x1="19.876cm" svg:y1="13.286cm" svg:x2="19.876cm" svg:y2="14.677cm">
          <text:p/>
        </draw:line>
        <draw:line draw:style-name="gr7" draw:text-style-name="P7" draw:layer="Detail" svg:x1="19.408cm" svg:y1="13.936cm" svg:x2="19.408cm" svg:y2="13.286cm">
          <text:p/>
        </draw:line>
        <draw:line draw:style-name="gr7" draw:text-style-name="P7" draw:layer="Detail" svg:x1="19.876cm" svg:y1="13.936cm" svg:x2="19.07cm" svg:y2="13.936cm">
          <text:p/>
        </draw:line>
        <draw:line draw:style-name="gr7" draw:text-style-name="P7" draw:layer="Detail" svg:x1="21.02cm" svg:y1="13.286cm" svg:x2="19.408cm" svg:y2="13.286cm">
          <text:p/>
        </draw:line>
        <draw:line draw:style-name="gr7" draw:text-style-name="P7" draw:layer="Detail" svg:x1="18.849cm" svg:y1="13.286cm" svg:x2="17.9cm" svg:y2="13.286cm">
          <text:p/>
        </draw:line>
        <draw:line draw:style-name="gr7" draw:text-style-name="P7" draw:layer="Detail" svg:x1="18.849cm" svg:y1="12.844cm" svg:x2="18.095cm" svg:y2="12.844cm">
          <text:p/>
        </draw:line>
        <draw:line draw:style-name="gr7" draw:text-style-name="P7" draw:layer="Detail" svg:x1="18.849cm" svg:y1="12.389cm" svg:x2="18.095cm" svg:y2="12.389cm">
          <text:p/>
        </draw:line>
        <draw:line draw:style-name="gr7" draw:text-style-name="P7" draw:layer="Detail" svg:x1="18.095cm" svg:y1="11.479cm" svg:x2="19.408cm" svg:y2="11.479cm">
          <text:p/>
        </draw:line>
        <draw:line draw:style-name="gr7" draw:text-style-name="P7" draw:layer="Detail" svg:x1="20.2cm" svg:y1="11.96cm" svg:x2="18.095cm" svg:y2="11.96cm">
          <text:p/>
        </draw:line>
        <draw:line draw:style-name="gr7" draw:text-style-name="P7" draw:layer="Detail" svg:x1="18.095cm" svg:y1="11.48cm" svg:x2="18.095cm" svg:y2="13.287cm">
          <text:p/>
        </draw:line>
        <draw:line draw:style-name="gr7" draw:text-style-name="P7" draw:layer="Detail" svg:x1="21.02cm" svg:y1="12.844cm" svg:x2="19.408cm" svg:y2="12.844cm">
          <text:p/>
        </draw:line>
        <draw:line draw:style-name="gr7" draw:text-style-name="P7" draw:layer="Detail" svg:x1="21.02cm" svg:y1="12.389cm" svg:x2="19.408cm" svg:y2="12.389cm">
          <text:p/>
        </draw:line>
        <draw:line draw:style-name="gr7" draw:text-style-name="P7" draw:layer="Detail" svg:x1="18.849cm" svg:y1="11.96cm" svg:x2="18.849cm" svg:y2="13.286cm">
          <text:p/>
        </draw:line>
        <draw:line draw:style-name="gr7" draw:text-style-name="P7" draw:layer="Detail" svg:x1="19.408cm" svg:y1="11.289cm" svg:x2="19.408cm" svg:y2="13.286cm">
          <text:p/>
        </draw:line>
        <draw:line draw:style-name="gr7" draw:text-style-name="P7" draw:layer="Detail" svg:x1="21.462cm" svg:y1="13.845cm" svg:x2="21.462cm" svg:y2="15.665cm">
          <text:p/>
        </draw:line>
        <draw:line draw:style-name="gr7" draw:text-style-name="P7" draw:layer="Detail" svg:x1="21.462cm" svg:y1="15.496cm" svg:x2="21.072cm" svg:y2="15.496cm">
          <text:p/>
        </draw:line>
        <draw:line draw:style-name="gr7" draw:text-style-name="P7" draw:layer="Detail" svg:x1="21.072cm" svg:y1="15.666cm" svg:x2="21.072cm" svg:y2="15.497cm">
          <text:p/>
        </draw:line>
        <draw:line draw:style-name="gr7" draw:text-style-name="P7" draw:layer="Detail" svg:x1="22.814cm" svg:y1="15.664cm" svg:x2="22.814cm" svg:y2="14.401cm">
          <text:p/>
        </draw:line>
        <draw:line draw:style-name="gr7" draw:text-style-name="P7" draw:layer="Detail" svg:x1="22.333cm" svg:y1="15.665cm" svg:x2="22.333cm" svg:y2="15.418cm">
          <text:p/>
        </draw:line>
        <draw:line draw:style-name="gr7" draw:text-style-name="P7" draw:layer="Detail" svg:x1="22.815cm" svg:y1="15.417cm" svg:x2="22.334cm" svg:y2="15.417cm">
          <text:p/>
        </draw:line>
        <draw:line draw:style-name="gr7" draw:text-style-name="P7" draw:layer="Detail" svg:x1="22.815cm" svg:y1="14.401cm" svg:x2="21.462cm" svg:y2="14.401cm">
          <text:p/>
        </draw:line>
        <draw:line draw:style-name="gr7" draw:text-style-name="P7" draw:layer="Detail" svg:x1="22.359cm" svg:y1="11.908cm" svg:x2="22.359cm" svg:y2="14.401cm">
          <text:p/>
        </draw:line>
        <draw:line draw:style-name="gr7" draw:text-style-name="P7" draw:layer="Detail" svg:x1="22.58cm" svg:y1="12.051cm" svg:x2="22.58cm" svg:y2="14.401cm">
          <text:p/>
        </draw:line>
        <draw:line draw:style-name="gr7" draw:text-style-name="P7" draw:layer="Detail" svg:x1="22.489cm" svg:y1="11.908cm" svg:x2="20.773cm" svg:y2="11.908cm">
          <text:p/>
        </draw:line>
        <draw:line draw:style-name="gr7" draw:text-style-name="P7" draw:layer="Detail" svg:x1="22.489cm" svg:y1="11.909cm" svg:x2="22.489cm" svg:y2="12.052cm">
          <text:p/>
        </draw:line>
        <draw:line draw:style-name="gr7" draw:text-style-name="P7" draw:layer="Detail" svg:x1="22.359cm" svg:y1="13.286cm" svg:x2="21.605cm" svg:y2="13.286cm">
          <text:p/>
        </draw:line>
        <draw:line draw:style-name="gr7" draw:text-style-name="P7" draw:layer="Detail" svg:x1="22.359cm" svg:y1="12.844cm" svg:x2="21.605cm" svg:y2="12.844cm">
          <text:p/>
        </draw:line>
        <draw:line draw:style-name="gr7" draw:text-style-name="P7" draw:layer="Detail" svg:x1="22.359cm" svg:y1="12.389cm" svg:x2="21.605cm" svg:y2="12.389cm">
          <text:p/>
        </draw:line>
        <draw:line draw:style-name="gr7" draw:text-style-name="P7" draw:layer="Detail" svg:x1="21.605cm" svg:y1="11.908cm" svg:x2="21.605cm" svg:y2="13.286cm">
          <text:p/>
        </draw:line>
        <draw:line draw:style-name="gr7" draw:text-style-name="P7" draw:layer="Detail" svg:x1="21.02cm" svg:y1="11.908cm" svg:x2="21.02cm" svg:y2="13.286cm">
          <text:p/>
        </draw:line>
        <draw:line draw:style-name="gr7" draw:text-style-name="P7" draw:layer="Detail" svg:x1="20.773cm" svg:y1="11.909cm" svg:x2="20.773cm" svg:y2="11.289cm">
          <text:p/>
        </draw:line>
        <draw:line draw:style-name="gr7" draw:text-style-name="P7" draw:layer="Detail" svg:x1="21.462cm" svg:y1="13.845cm" svg:x2="20.968cm" svg:y2="13.845cm">
          <text:p/>
        </draw:line>
        <draw:line draw:style-name="gr7" draw:text-style-name="P7" draw:layer="Detail" svg:x1="22.359cm" svg:y1="13.663cm" svg:x2="22.047cm" svg:y2="13.663cm">
          <text:p/>
        </draw:line>
        <draw:line draw:style-name="gr7" draw:text-style-name="P7" draw:layer="Detail" svg:x1="22.359cm" svg:y1="14.04cm" svg:x2="22.047cm" svg:y2="14.04cm">
          <text:p/>
        </draw:line>
        <draw:line draw:style-name="gr7" draw:text-style-name="P7" draw:layer="Detail" svg:x1="23cm" svg:y1="13.091cm" svg:x2="22.58cm" svg:y2="13.091cm">
          <text:p/>
        </draw:line>
        <draw:line draw:style-name="gr7" draw:text-style-name="P7" draw:layer="Detail" svg:x1="23cm" svg:y1="12.48cm" svg:x2="22.58cm" svg:y2="12.48cm">
          <text:p/>
        </draw:line>
        <draw:line draw:style-name="gr7" draw:text-style-name="P7" draw:layer="Detail" svg:x1="23.921cm" svg:y1="11.289cm" svg:x2="23.921cm" svg:y2="12.051cm">
          <text:p/>
        </draw:line>
        <draw:g>
          <draw:g>
            <draw:line draw:style-name="gr7" draw:text-style-name="P7" draw:layer="Detail" svg:x1="16.702cm" svg:y1="12.207cm" svg:x2="16.702cm" svg:y2="13.256cm">
              <text:p/>
            </draw:line>
            <draw:line draw:style-name="gr7" draw:text-style-name="P7" draw:layer="Detail" svg:x1="17.652cm" svg:y1="12.207cm" svg:x2="16.702cm" svg:y2="12.207cm">
              <text:p/>
            </draw:line>
            <draw:line draw:style-name="gr7" draw:text-style-name="P7" draw:layer="Detail" svg:x1="17.652cm" svg:y1="12.208cm" svg:x2="17.652cm" svg:y2="13.257cm">
              <text:p/>
            </draw:line>
            <draw:line draw:style-name="gr7" draw:text-style-name="P7" draw:layer="Detail" svg:x1="17.652cm" svg:y1="12.207cm" svg:x2="16.702cm" svg:y2="13.256cm">
              <text:p/>
            </draw:line>
            <draw:line draw:style-name="gr7" draw:text-style-name="P7" draw:layer="Detail" svg:x1="17.652cm" svg:y1="13.256cm" svg:x2="16.702cm" svg:y2="13.256cm">
              <text:p/>
            </draw:line>
            <draw:line draw:style-name="gr7" draw:text-style-name="P7" draw:layer="Detail" svg:x1="17.652cm" svg:y1="13.256cm" svg:x2="16.702cm" svg:y2="12.207cm">
              <text:p/>
            </draw:line>
          </draw:g>
          <draw:g>
            <draw:line draw:style-name="gr7" draw:text-style-name="P7" draw:layer="Detail" svg:x1="16.827cm" svg:y1="13.25cm" svg:x2="16.827cm" svg:y2="13.357cm">
              <text:p/>
            </draw:line>
            <draw:line draw:style-name="gr7" draw:text-style-name="P7" draw:layer="Detail" svg:x1="17.527cm" svg:y1="13.25cm" svg:x2="17.527cm" svg:y2="13.357cm">
              <text:p/>
            </draw:line>
          </draw:g>
        </draw:g>
        <draw:g>
          <draw:line draw:style-name="gr7" draw:text-style-name="P7" draw:layer="Detail" svg:x1="23.112cm" svg:y1="12.75cm" svg:x2="23.112cm" svg:y2="14.557cm">
            <text:p/>
          </draw:line>
          <draw:line draw:style-name="gr7" draw:text-style-name="P7" draw:layer="Detail" svg:x1="24.562cm" svg:y1="12.75cm" svg:x2="24.562cm" svg:y2="14.557cm">
            <text:p/>
          </draw:line>
          <draw:line draw:style-name="gr7" draw:text-style-name="P7" draw:layer="Detail" svg:x1="24.562cm" svg:y1="12.917cm" svg:x2="23.892cm" svg:y2="12.917cm">
            <text:p/>
          </draw:line>
          <draw:g>
            <draw:line draw:style-name="gr7" draw:text-style-name="P7" draw:layer="Detail" svg:x1="23.772cm" svg:y1="12.917cm" svg:x2="23.772cm" svg:y2="14.267cm">
              <text:p/>
            </draw:line>
            <draw:line draw:style-name="gr7" draw:text-style-name="P7" draw:layer="Detail" svg:x1="23.892cm" svg:y1="12.917cm" svg:x2="23.892cm" svg:y2="14.267cm">
              <text:p/>
            </draw:line>
            <draw:line draw:style-name="gr7" draw:text-style-name="P7" draw:layer="Detail" svg:x1="23.892cm" svg:y1="12.917cm" svg:x2="23.772cm" svg:y2="12.917cm">
              <text:p/>
            </draw:line>
            <draw:line draw:style-name="gr7" draw:text-style-name="P7" draw:layer="Detail" svg:x1="23.892cm" svg:y1="14.267cm" svg:x2="23.772cm" svg:y2="14.267cm">
              <text:p/>
            </draw:line>
          </draw:g>
          <draw:line draw:style-name="gr7" draw:text-style-name="P7" draw:layer="Detail" svg:x1="24.562cm" svg:y1="13.04cm" svg:x2="23.892cm" svg:y2="13.04cm">
            <text:p/>
          </draw:line>
          <draw:line draw:style-name="gr7" draw:text-style-name="P7" draw:layer="Detail" svg:x1="24.562cm" svg:y1="13.162cm" svg:x2="23.892cm" svg:y2="13.162cm">
            <text:p/>
          </draw:line>
          <draw:line draw:style-name="gr7" draw:text-style-name="P7" draw:layer="Detail" svg:x1="24.562cm" svg:y1="13.285cm" svg:x2="23.892cm" svg:y2="13.285cm">
            <text:p/>
          </draw:line>
          <draw:line draw:style-name="gr7" draw:text-style-name="P7" draw:layer="Detail" svg:x1="24.562cm" svg:y1="13.408cm" svg:x2="23.892cm" svg:y2="13.408cm">
            <text:p/>
          </draw:line>
          <draw:line draw:style-name="gr7" draw:text-style-name="P7" draw:layer="Detail" svg:x1="24.562cm" svg:y1="13.531cm" svg:x2="23.892cm" svg:y2="13.531cm">
            <text:p/>
          </draw:line>
          <draw:line draw:style-name="gr7" draw:text-style-name="P7" draw:layer="Detail" svg:x1="24.562cm" svg:y1="13.653cm" svg:x2="23.892cm" svg:y2="13.653cm">
            <text:p/>
          </draw:line>
          <draw:line draw:style-name="gr7" draw:text-style-name="P7" draw:layer="Detail" svg:x1="24.562cm" svg:y1="13.776cm" svg:x2="23.892cm" svg:y2="13.776cm">
            <text:p/>
          </draw:line>
          <draw:line draw:style-name="gr7" draw:text-style-name="P7" draw:layer="Detail" svg:x1="24.562cm" svg:y1="13.899cm" svg:x2="23.892cm" svg:y2="13.899cm">
            <text:p/>
          </draw:line>
          <draw:line draw:style-name="gr7" draw:text-style-name="P7" draw:layer="Detail" svg:x1="24.562cm" svg:y1="14.022cm" svg:x2="23.892cm" svg:y2="14.022cm">
            <text:p/>
          </draw:line>
          <draw:line draw:style-name="gr7" draw:text-style-name="P7" draw:layer="Detail" svg:x1="24.562cm" svg:y1="14.144cm" svg:x2="23.892cm" svg:y2="14.144cm">
            <text:p/>
          </draw:line>
          <draw:line draw:style-name="gr7" draw:text-style-name="P7" draw:layer="Detail" svg:x1="23.782cm" svg:y1="13.04cm" svg:x2="23.112cm" svg:y2="13.04cm">
            <text:p/>
          </draw:line>
          <draw:line draw:style-name="gr7" draw:text-style-name="P7" draw:layer="Detail" svg:x1="23.782cm" svg:y1="13.162cm" svg:x2="23.112cm" svg:y2="13.162cm">
            <text:p/>
          </draw:line>
          <draw:line draw:style-name="gr7" draw:text-style-name="P7" draw:layer="Detail" svg:x1="23.782cm" svg:y1="13.285cm" svg:x2="23.112cm" svg:y2="13.285cm">
            <text:p/>
          </draw:line>
          <draw:line draw:style-name="gr7" draw:text-style-name="P7" draw:layer="Detail" svg:x1="23.782cm" svg:y1="13.408cm" svg:x2="23.112cm" svg:y2="13.408cm">
            <text:p/>
          </draw:line>
          <draw:line draw:style-name="gr7" draw:text-style-name="P7" draw:layer="Detail" svg:x1="23.782cm" svg:y1="13.531cm" svg:x2="23.112cm" svg:y2="13.531cm">
            <text:p/>
          </draw:line>
          <draw:line draw:style-name="gr7" draw:text-style-name="P7" draw:layer="Detail" svg:x1="23.782cm" svg:y1="13.653cm" svg:x2="23.112cm" svg:y2="13.653cm">
            <text:p/>
          </draw:line>
          <draw:line draw:style-name="gr7" draw:text-style-name="P7" draw:layer="Detail" svg:x1="23.782cm" svg:y1="13.776cm" svg:x2="23.112cm" svg:y2="13.776cm">
            <text:p/>
          </draw:line>
          <draw:line draw:style-name="gr7" draw:text-style-name="P7" draw:layer="Detail" svg:x1="23.782cm" svg:y1="13.899cm" svg:x2="23.112cm" svg:y2="13.899cm">
            <text:p/>
          </draw:line>
          <draw:line draw:style-name="gr7" draw:text-style-name="P7" draw:layer="Detail" svg:x1="23.782cm" svg:y1="14.022cm" svg:x2="23.112cm" svg:y2="14.022cm">
            <text:p/>
          </draw:line>
          <draw:line draw:style-name="gr7" draw:text-style-name="P7" draw:layer="Detail" svg:x1="23.782cm" svg:y1="14.267cm" svg:x2="23.112cm" svg:y2="14.267cm">
            <text:p/>
          </draw:line>
          <draw:line draw:style-name="gr7" draw:text-style-name="P7" draw:layer="Detail" svg:x1="23.782cm" svg:y1="14.144cm" svg:x2="23.112cm" svg:y2="14.144cm">
            <text:p/>
          </draw:line>
        </draw:g>
        <draw:g>
          <draw:line draw:style-name="gr7" draw:text-style-name="P7" draw:layer="Detail" svg:x1="14.832cm" svg:y1="12.75cm" svg:x2="14.832cm" svg:y2="14.557cm">
            <text:p/>
          </draw:line>
          <draw:line draw:style-name="gr7" draw:text-style-name="P7" draw:layer="Detail" svg:x1="16.282cm" svg:y1="12.75cm" svg:x2="16.282cm" svg:y2="14.557cm">
            <text:p/>
          </draw:line>
          <draw:line draw:style-name="gr7" draw:text-style-name="P7" draw:layer="Detail" svg:x1="16.282cm" svg:y1="12.917cm" svg:x2="15.612cm" svg:y2="12.917cm">
            <text:p/>
          </draw:line>
          <draw:g>
            <draw:line draw:style-name="gr7" draw:text-style-name="P7" draw:layer="Detail" svg:x1="15.492cm" svg:y1="12.917cm" svg:x2="15.492cm" svg:y2="14.267cm">
              <text:p/>
            </draw:line>
            <draw:line draw:style-name="gr7" draw:text-style-name="P7" draw:layer="Detail" svg:x1="15.612cm" svg:y1="12.917cm" svg:x2="15.612cm" svg:y2="14.267cm">
              <text:p/>
            </draw:line>
            <draw:line draw:style-name="gr7" draw:text-style-name="P7" draw:layer="Detail" svg:x1="15.612cm" svg:y1="12.917cm" svg:x2="15.492cm" svg:y2="12.917cm">
              <text:p/>
            </draw:line>
            <draw:line draw:style-name="gr7" draw:text-style-name="P7" draw:layer="Detail" svg:x1="15.612cm" svg:y1="14.267cm" svg:x2="15.492cm" svg:y2="14.267cm">
              <text:p/>
            </draw:line>
          </draw:g>
          <draw:line draw:style-name="gr7" draw:text-style-name="P7" draw:layer="Detail" svg:x1="16.282cm" svg:y1="13.04cm" svg:x2="15.612cm" svg:y2="13.04cm">
            <text:p/>
          </draw:line>
          <draw:line draw:style-name="gr7" draw:text-style-name="P7" draw:layer="Detail" svg:x1="16.282cm" svg:y1="13.162cm" svg:x2="15.612cm" svg:y2="13.162cm">
            <text:p/>
          </draw:line>
          <draw:line draw:style-name="gr7" draw:text-style-name="P7" draw:layer="Detail" svg:x1="16.282cm" svg:y1="13.285cm" svg:x2="15.612cm" svg:y2="13.285cm">
            <text:p/>
          </draw:line>
          <draw:line draw:style-name="gr7" draw:text-style-name="P7" draw:layer="Detail" svg:x1="16.282cm" svg:y1="13.408cm" svg:x2="15.612cm" svg:y2="13.408cm">
            <text:p/>
          </draw:line>
          <draw:line draw:style-name="gr7" draw:text-style-name="P7" draw:layer="Detail" svg:x1="16.282cm" svg:y1="13.531cm" svg:x2="15.612cm" svg:y2="13.531cm">
            <text:p/>
          </draw:line>
          <draw:line draw:style-name="gr7" draw:text-style-name="P7" draw:layer="Detail" svg:x1="16.282cm" svg:y1="13.653cm" svg:x2="15.612cm" svg:y2="13.653cm">
            <text:p/>
          </draw:line>
          <draw:line draw:style-name="gr7" draw:text-style-name="P7" draw:layer="Detail" svg:x1="16.282cm" svg:y1="13.776cm" svg:x2="15.612cm" svg:y2="13.776cm">
            <text:p/>
          </draw:line>
          <draw:line draw:style-name="gr7" draw:text-style-name="P7" draw:layer="Detail" svg:x1="16.282cm" svg:y1="13.899cm" svg:x2="15.612cm" svg:y2="13.899cm">
            <text:p/>
          </draw:line>
          <draw:line draw:style-name="gr7" draw:text-style-name="P7" draw:layer="Detail" svg:x1="16.282cm" svg:y1="14.022cm" svg:x2="15.612cm" svg:y2="14.022cm">
            <text:p/>
          </draw:line>
          <draw:line draw:style-name="gr7" draw:text-style-name="P7" draw:layer="Detail" svg:x1="16.282cm" svg:y1="14.144cm" svg:x2="15.612cm" svg:y2="14.144cm">
            <text:p/>
          </draw:line>
          <draw:line draw:style-name="gr7" draw:text-style-name="P7" draw:layer="Detail" svg:x1="15.502cm" svg:y1="13.04cm" svg:x2="14.832cm" svg:y2="13.04cm">
            <text:p/>
          </draw:line>
          <draw:line draw:style-name="gr7" draw:text-style-name="P7" draw:layer="Detail" svg:x1="15.502cm" svg:y1="13.162cm" svg:x2="14.832cm" svg:y2="13.162cm">
            <text:p/>
          </draw:line>
          <draw:line draw:style-name="gr7" draw:text-style-name="P7" draw:layer="Detail" svg:x1="15.502cm" svg:y1="13.285cm" svg:x2="14.832cm" svg:y2="13.285cm">
            <text:p/>
          </draw:line>
          <draw:line draw:style-name="gr7" draw:text-style-name="P7" draw:layer="Detail" svg:x1="15.502cm" svg:y1="13.408cm" svg:x2="14.832cm" svg:y2="13.408cm">
            <text:p/>
          </draw:line>
          <draw:line draw:style-name="gr7" draw:text-style-name="P7" draw:layer="Detail" svg:x1="15.502cm" svg:y1="13.531cm" svg:x2="14.832cm" svg:y2="13.531cm">
            <text:p/>
          </draw:line>
          <draw:line draw:style-name="gr7" draw:text-style-name="P7" draw:layer="Detail" svg:x1="15.502cm" svg:y1="13.653cm" svg:x2="14.832cm" svg:y2="13.653cm">
            <text:p/>
          </draw:line>
          <draw:line draw:style-name="gr7" draw:text-style-name="P7" draw:layer="Detail" svg:x1="15.502cm" svg:y1="13.776cm" svg:x2="14.832cm" svg:y2="13.776cm">
            <text:p/>
          </draw:line>
          <draw:line draw:style-name="gr7" draw:text-style-name="P7" draw:layer="Detail" svg:x1="15.502cm" svg:y1="13.899cm" svg:x2="14.832cm" svg:y2="13.899cm">
            <text:p/>
          </draw:line>
          <draw:line draw:style-name="gr7" draw:text-style-name="P7" draw:layer="Detail" svg:x1="15.502cm" svg:y1="14.022cm" svg:x2="14.832cm" svg:y2="14.022cm">
            <text:p/>
          </draw:line>
          <draw:line draw:style-name="gr7" draw:text-style-name="P7" draw:layer="Detail" svg:x1="15.502cm" svg:y1="14.267cm" svg:x2="14.832cm" svg:y2="14.267cm">
            <text:p/>
          </draw:line>
          <draw:line draw:style-name="gr7" draw:text-style-name="P7" draw:layer="Detail" svg:x1="15.502cm" svg:y1="14.144cm" svg:x2="14.832cm" svg:y2="14.144cm">
            <text:p/>
          </draw:line>
        </draw:g>
        <draw:line draw:style-name="gr7" draw:text-style-name="P7" draw:layer="Detail" svg:x1="30.1cm" svg:y1="25.801cm" svg:x2="30.1cm" svg:y2="23.451cm">
          <text:p/>
        </draw:line>
        <draw:line draw:style-name="gr7" draw:text-style-name="P7" draw:layer="Detail" svg:x1="29.75cm" svg:y1="23.901cm" svg:x2="30.1cm" svg:y2="23.901cm">
          <text:p/>
        </draw:line>
        <draw:line draw:style-name="gr7" draw:text-style-name="P7" draw:layer="Detail" svg:x1="30.95cm" svg:y1="25.151cm" svg:x2="30.95cm" svg:y2="27.151cm">
          <text:p/>
        </draw:line>
        <draw:line draw:style-name="gr7" draw:text-style-name="P7" draw:layer="Detail" svg:x1="29.75cm" svg:y1="25.801cm" svg:x2="30.95cm" svg:y2="25.801cm">
          <text:p/>
        </draw:line>
        <draw:line draw:style-name="gr7" draw:text-style-name="P7" draw:layer="Detail" svg:x1="34.2cm" svg:y1="26.351cm" svg:x2="30.95cm" svg:y2="26.351cm">
          <text:p/>
        </draw:line>
        <draw:line draw:style-name="gr7" draw:text-style-name="P7" draw:layer="Detail" svg:x1="31.15cm" svg:y1="26.351cm" svg:x2="31.15cm" svg:y2="27.151cm">
          <text:p/>
        </draw:line>
        <draw:line draw:style-name="gr7" draw:text-style-name="P7" draw:layer="Detail" svg:x1="31.6cm" svg:y1="26.351cm" svg:x2="31.6cm" svg:y2="27.151cm">
          <text:p/>
        </draw:line>
        <draw:line draw:style-name="gr7" draw:text-style-name="P7" draw:layer="Detail" svg:x1="32.05cm" svg:y1="26.351cm" svg:x2="32.05cm" svg:y2="27.151cm">
          <text:p/>
        </draw:line>
        <draw:line draw:style-name="gr7" draw:text-style-name="P7" draw:layer="Detail" svg:x1="32.45cm" svg:y1="26.356cm" svg:x2="32.45cm" svg:y2="27.156cm">
          <text:p/>
        </draw:line>
        <draw:line draw:style-name="gr7" draw:text-style-name="P7" draw:layer="Detail" svg:x1="32.9cm" svg:y1="26.351cm" svg:x2="32.9cm" svg:y2="27.151cm">
          <text:p/>
        </draw:line>
        <draw:line draw:style-name="gr7" draw:text-style-name="P7" draw:layer="Detail" svg:x1="33.35cm" svg:y1="26.356cm" svg:x2="33.35cm" svg:y2="27.156cm">
          <text:p/>
        </draw:line>
        <draw:line draw:style-name="gr7" draw:text-style-name="P7" draw:layer="Detail" svg:x1="33.75cm" svg:y1="26.351cm" svg:x2="33.75cm" svg:y2="27.151cm">
          <text:p/>
        </draw:line>
        <draw:line draw:style-name="gr7" draw:text-style-name="P7" draw:layer="Detail" svg:x1="34.2cm" svg:y1="25.151cm" svg:x2="34.2cm" svg:y2="27.151cm">
          <text:p/>
        </draw:line>
        <draw:line draw:style-name="gr7" draw:text-style-name="P7" draw:layer="Detail" svg:x1="32.4cm" svg:y1="25.701cm" svg:x2="31.55cm" svg:y2="25.701cm">
          <text:p/>
        </draw:line>
        <draw:line draw:style-name="gr7" draw:text-style-name="P7" draw:layer="Detail" svg:x1="31.55cm" svg:y1="25.151cm" svg:x2="31.55cm" svg:y2="25.701cm">
          <text:p/>
        </draw:line>
        <draw:line draw:style-name="gr7" draw:text-style-name="P7" draw:layer="Detail" svg:x1="32.4cm" svg:y1="25.151cm" svg:x2="32.4cm" svg:y2="25.701cm">
          <text:p/>
        </draw:line>
        <draw:line draw:style-name="gr7" draw:text-style-name="P7" draw:layer="Detail" svg:x1="30.75cm" svg:y1="24.201cm" svg:x2="31.3cm" svg:y2="24.201cm">
          <text:p/>
        </draw:line>
        <draw:line draw:style-name="gr7" draw:text-style-name="P7" draw:layer="Detail" svg:x1="30.75cm" svg:y1="24.201cm" svg:x2="30.75cm" svg:y2="23.451cm">
          <text:p/>
        </draw:line>
        <draw:line draw:style-name="gr7" draw:text-style-name="P7" draw:layer="Detail" svg:x1="35.25cm" svg:y1="25.151cm" svg:x2="35.25cm" svg:y2="27.151cm">
          <text:p/>
        </draw:line>
        <draw:line draw:style-name="gr7" draw:text-style-name="P7" draw:layer="Detail" svg:x1="35.25cm" svg:y1="25.851cm" svg:x2="34.2cm" svg:y2="25.851cm">
          <text:p/>
        </draw:line>
        <draw:line draw:style-name="gr7" draw:text-style-name="P7" draw:layer="Detail" svg:x1="35.65cm" svg:y1="26.351cm" svg:x2="35.65cm" svg:y2="27.151cm">
          <text:p/>
        </draw:line>
        <draw:line draw:style-name="gr7" draw:text-style-name="P7" draw:layer="Detail" svg:x1="36.1cm" svg:y1="26.351cm" svg:x2="36.1cm" svg:y2="27.151cm">
          <text:p/>
        </draw:line>
        <draw:line draw:style-name="gr7" draw:text-style-name="P7" draw:layer="Detail" svg:x1="37cm" svg:y1="26.351cm" svg:x2="35.25cm" svg:y2="26.351cm">
          <text:p/>
        </draw:line>
        <draw:line draw:style-name="gr7" draw:text-style-name="P7" draw:layer="Detail" svg:x1="36.55cm" svg:y1="26.351cm" svg:x2="36.55cm" svg:y2="27.151cm">
          <text:p/>
        </draw:line>
        <draw:line draw:style-name="gr7" draw:text-style-name="P7" draw:layer="Detail" svg:x1="37cm" svg:y1="26.351cm" svg:x2="37cm" svg:y2="27.151cm">
          <text:p/>
        </draw:line>
        <draw:line draw:style-name="gr7" draw:text-style-name="P7" draw:layer="Detail" svg:x1="35.6cm" svg:y1="25.351cm" svg:x2="35.6cm" svg:y2="25.701cm">
          <text:p/>
        </draw:line>
        <draw:line draw:style-name="gr7" draw:text-style-name="P7" draw:layer="Detail" svg:x1="35.95cm" svg:y1="25.351cm" svg:x2="35.95cm" svg:y2="25.701cm">
          <text:p/>
        </draw:line>
        <draw:line draw:style-name="gr7" draw:text-style-name="P7" draw:layer="Detail" svg:x1="36.35cm" svg:y1="25.351cm" svg:x2="35.25cm" svg:y2="25.351cm">
          <text:p/>
        </draw:line>
        <draw:line draw:style-name="gr7" draw:text-style-name="P7" draw:layer="Detail" svg:x1="36.35cm" svg:y1="25.151cm" svg:x2="36.35cm" svg:y2="25.701cm">
          <text:p/>
        </draw:line>
        <draw:line draw:style-name="gr7" draw:text-style-name="P7" draw:layer="Detail" svg:x1="36.55cm" svg:y1="25.151cm" svg:x2="36.55cm" svg:y2="25.701cm">
          <text:p/>
        </draw:line>
        <draw:line draw:style-name="gr7" draw:text-style-name="P7" draw:layer="Detail" svg:x1="36.55cm" svg:y1="25.701cm" svg:x2="36.35cm" svg:y2="25.701cm">
          <text:p/>
        </draw:line>
        <draw:line draw:style-name="gr7" draw:text-style-name="P7" draw:layer="Detail" svg:x1="37.15cm" svg:y1="25.751cm" svg:x2="37.15cm" svg:y2="25.151cm">
          <text:p/>
        </draw:line>
        <draw:line draw:style-name="gr7" draw:text-style-name="P7" draw:layer="Detail" svg:x1="37.15cm" svg:y1="25.751cm" svg:x2="38.35cm" svg:y2="25.751cm">
          <text:p/>
        </draw:line>
        <draw:line draw:style-name="gr7" draw:text-style-name="P7" draw:layer="Detail" svg:x1="38cm" svg:y1="25.751cm" svg:x2="38cm" svg:y2="23.451cm">
          <text:p/>
        </draw:line>
        <draw:line draw:style-name="gr7" draw:text-style-name="P7" draw:layer="Detail" svg:x1="36.65cm" svg:y1="24.201cm" svg:x2="37.2cm" svg:y2="24.201cm">
          <text:p/>
        </draw:line>
        <draw:line draw:style-name="gr7" draw:text-style-name="P7" draw:layer="Detail" svg:x1="37.2cm" svg:y1="24.201cm" svg:x2="37.2cm" svg:y2="23.451cm">
          <text:p/>
        </draw:line>
        <draw:g>
          <draw:g>
            <draw:line draw:style-name="gr7" draw:text-style-name="P7" draw:layer="Detail" svg:x1="32.692cm" svg:y1="24.201cm" svg:x2="32.692cm" svg:y2="23.551cm">
              <text:p/>
            </draw:line>
            <draw:line draw:style-name="gr7" draw:text-style-name="P7" draw:layer="Detail" svg:x1="32.808cm" svg:y1="24.201cm" svg:x2="32.808cm" svg:y2="23.551cm">
              <text:p/>
            </draw:line>
            <draw:line draw:style-name="gr7" draw:text-style-name="P7" draw:layer="Detail" svg:x1="32.925cm" svg:y1="24.201cm" svg:x2="32.925cm" svg:y2="23.551cm">
              <text:p/>
            </draw:line>
            <draw:line draw:style-name="gr7" draw:text-style-name="P7" draw:layer="Detail" svg:x1="33.042cm" svg:y1="24.201cm" svg:x2="33.042cm" svg:y2="23.551cm">
              <text:p/>
            </draw:line>
            <draw:line draw:style-name="gr7" draw:text-style-name="P7" draw:layer="Detail" svg:x1="33.158cm" svg:y1="24.201cm" svg:x2="33.158cm" svg:y2="23.551cm">
              <text:p/>
            </draw:line>
            <draw:line draw:style-name="gr7" draw:text-style-name="P7" draw:layer="Detail" svg:x1="33.275cm" svg:y1="24.201cm" svg:x2="33.275cm" svg:y2="23.551cm">
              <text:p/>
            </draw:line>
            <draw:line draw:style-name="gr7" draw:text-style-name="P7" draw:layer="Detail" svg:x1="33.392cm" svg:y1="24.201cm" svg:x2="33.392cm" svg:y2="23.551cm">
              <text:p/>
            </draw:line>
            <draw:line draw:style-name="gr7" draw:text-style-name="P7" draw:layer="Detail" svg:x1="33.508cm" svg:y1="24.201cm" svg:x2="33.508cm" svg:y2="23.551cm">
              <text:p/>
            </draw:line>
            <draw:line draw:style-name="gr7" draw:text-style-name="P7" draw:layer="Detail" svg:x1="33.625cm" svg:y1="24.201cm" svg:x2="33.625cm" svg:y2="23.551cm">
              <text:p/>
            </draw:line>
            <draw:line draw:style-name="gr7" draw:text-style-name="P7" draw:layer="Detail" svg:x1="33.742cm" svg:y1="24.201cm" svg:x2="33.742cm" svg:y2="23.551cm">
              <text:p/>
            </draw:line>
            <draw:line draw:style-name="gr7" draw:text-style-name="P7" draw:layer="Detail" svg:x1="33.858cm" svg:y1="24.201cm" svg:x2="33.858cm" svg:y2="23.551cm">
              <text:p/>
            </draw:line>
            <draw:line draw:style-name="gr7" draw:text-style-name="P7" draw:layer="Detail" svg:x1="33.975cm" svg:y1="24.201cm" svg:x2="33.975cm" svg:y2="23.551cm">
              <text:p/>
            </draw:line>
            <draw:line draw:style-name="gr7" draw:text-style-name="P7" draw:layer="Detail" svg:x1="34.092cm" svg:y1="24.201cm" svg:x2="34.092cm" svg:y2="23.551cm">
              <text:p/>
            </draw:line>
            <draw:line draw:style-name="gr7" draw:text-style-name="P7" draw:layer="Detail" svg:x1="34.208cm" svg:y1="24.201cm" svg:x2="34.208cm" svg:y2="23.551cm">
              <text:p/>
            </draw:line>
            <draw:line draw:style-name="gr7" draw:text-style-name="P7" draw:layer="Detail" svg:x1="34.325cm" svg:y1="24.201cm" svg:x2="34.325cm" svg:y2="23.551cm">
              <text:p/>
            </draw:line>
            <draw:line draw:style-name="gr7" draw:text-style-name="P7" draw:layer="Detail" svg:x1="34.442cm" svg:y1="24.201cm" svg:x2="34.442cm" svg:y2="23.551cm">
              <text:p/>
            </draw:line>
            <draw:line draw:style-name="gr7" draw:text-style-name="P7" draw:layer="Detail" svg:x1="34.558cm" svg:y1="24.201cm" svg:x2="34.558cm" svg:y2="23.551cm">
              <text:p/>
            </draw:line>
            <draw:line draw:style-name="gr7" draw:text-style-name="P7" draw:layer="Detail" svg:x1="34.675cm" svg:y1="24.201cm" svg:x2="34.675cm" svg:y2="23.551cm">
              <text:p/>
            </draw:line>
            <draw:line draw:style-name="gr7" draw:text-style-name="P7" draw:layer="Detail" svg:x1="34.792cm" svg:y1="24.201cm" svg:x2="34.792cm" svg:y2="23.551cm">
              <text:p/>
            </draw:line>
            <draw:line draw:style-name="gr7" draw:text-style-name="P7" draw:layer="Detail" svg:x1="34.908cm" svg:y1="24.201cm" svg:x2="34.908cm" svg:y2="23.551cm">
              <text:p/>
            </draw:line>
            <draw:line draw:style-name="gr7" draw:text-style-name="P7" draw:layer="Detail" svg:x1="35.025cm" svg:y1="24.201cm" svg:x2="35.025cm" svg:y2="23.551cm">
              <text:p/>
            </draw:line>
            <draw:line draw:style-name="gr7" draw:text-style-name="P7" draw:layer="Detail" svg:x1="35.142cm" svg:y1="24.201cm" svg:x2="35.142cm" svg:y2="23.551cm">
              <text:p/>
            </draw:line>
            <draw:line draw:style-name="gr7" draw:text-style-name="P7" draw:layer="Detail" svg:x1="35.258cm" svg:y1="24.201cm" svg:x2="35.258cm" svg:y2="23.551cm">
              <text:p/>
            </draw:line>
            <draw:line draw:style-name="gr7" draw:text-style-name="P7" draw:layer="Detail" svg:x1="35.375cm" svg:y1="24.201cm" svg:x2="35.375cm" svg:y2="23.551cm">
              <text:p/>
            </draw:line>
            <draw:line draw:style-name="gr7" draw:text-style-name="P7" draw:layer="Detail" svg:x1="32.575cm" svg:y1="25.051cm" svg:x2="32.575cm" svg:y2="24.401cm">
              <text:p/>
            </draw:line>
            <draw:line draw:style-name="gr7" draw:text-style-name="P7" draw:layer="Detail" svg:x1="32.692cm" svg:y1="25.051cm" svg:x2="32.692cm" svg:y2="24.401cm">
              <text:p/>
            </draw:line>
            <draw:line draw:style-name="gr7" draw:text-style-name="P7" draw:layer="Detail" svg:x1="32.808cm" svg:y1="25.051cm" svg:x2="32.808cm" svg:y2="24.401cm">
              <text:p/>
            </draw:line>
            <draw:line draw:style-name="gr7" draw:text-style-name="P7" draw:layer="Detail" svg:x1="32.925cm" svg:y1="25.051cm" svg:x2="32.925cm" svg:y2="24.401cm">
              <text:p/>
            </draw:line>
            <draw:line draw:style-name="gr7" draw:text-style-name="P7" draw:layer="Detail" svg:x1="33.042cm" svg:y1="25.051cm" svg:x2="33.042cm" svg:y2="24.401cm">
              <text:p/>
            </draw:line>
            <draw:line draw:style-name="gr7" draw:text-style-name="P7" draw:layer="Detail" svg:x1="33.158cm" svg:y1="25.051cm" svg:x2="33.158cm" svg:y2="24.401cm">
              <text:p/>
            </draw:line>
            <draw:line draw:style-name="gr7" draw:text-style-name="P7" draw:layer="Detail" svg:x1="33.275cm" svg:y1="25.051cm" svg:x2="33.275cm" svg:y2="24.401cm">
              <text:p/>
            </draw:line>
            <draw:line draw:style-name="gr7" draw:text-style-name="P7" draw:layer="Detail" svg:x1="33.392cm" svg:y1="25.051cm" svg:x2="33.392cm" svg:y2="24.401cm">
              <text:p/>
            </draw:line>
            <draw:line draw:style-name="gr7" draw:text-style-name="P7" draw:layer="Detail" svg:x1="33.508cm" svg:y1="25.051cm" svg:x2="33.508cm" svg:y2="24.401cm">
              <text:p/>
            </draw:line>
            <draw:line draw:style-name="gr7" draw:text-style-name="P7" draw:layer="Detail" svg:x1="33.625cm" svg:y1="25.051cm" svg:x2="33.625cm" svg:y2="24.401cm">
              <text:p/>
            </draw:line>
            <draw:line draw:style-name="gr7" draw:text-style-name="P7" draw:layer="Detail" svg:x1="33.742cm" svg:y1="25.051cm" svg:x2="33.742cm" svg:y2="24.401cm">
              <text:p/>
            </draw:line>
            <draw:line draw:style-name="gr7" draw:text-style-name="P7" draw:layer="Detail" svg:x1="33.858cm" svg:y1="25.051cm" svg:x2="33.858cm" svg:y2="24.401cm">
              <text:p/>
            </draw:line>
            <draw:line draw:style-name="gr7" draw:text-style-name="P7" draw:layer="Detail" svg:x1="33.975cm" svg:y1="25.051cm" svg:x2="33.975cm" svg:y2="24.401cm">
              <text:p/>
            </draw:line>
            <draw:line draw:style-name="gr7" draw:text-style-name="P7" draw:layer="Detail" svg:x1="34.092cm" svg:y1="25.051cm" svg:x2="34.092cm" svg:y2="24.401cm">
              <text:p/>
            </draw:line>
            <draw:line draw:style-name="gr7" draw:text-style-name="P7" draw:layer="Detail" svg:x1="34.208cm" svg:y1="25.051cm" svg:x2="34.208cm" svg:y2="24.401cm">
              <text:p/>
            </draw:line>
            <draw:line draw:style-name="gr7" draw:text-style-name="P7" draw:layer="Detail" svg:x1="34.325cm" svg:y1="25.051cm" svg:x2="34.325cm" svg:y2="24.401cm">
              <text:p/>
            </draw:line>
            <draw:line draw:style-name="gr7" draw:text-style-name="P7" draw:layer="Detail" svg:x1="34.442cm" svg:y1="25.051cm" svg:x2="34.442cm" svg:y2="24.401cm">
              <text:p/>
            </draw:line>
            <draw:line draw:style-name="gr7" draw:text-style-name="P7" draw:layer="Detail" svg:x1="34.558cm" svg:y1="25.051cm" svg:x2="34.558cm" svg:y2="24.401cm">
              <text:p/>
            </draw:line>
            <draw:line draw:style-name="gr7" draw:text-style-name="P7" draw:layer="Detail" svg:x1="34.675cm" svg:y1="25.051cm" svg:x2="34.675cm" svg:y2="24.401cm">
              <text:p/>
            </draw:line>
            <draw:line draw:style-name="gr7" draw:text-style-name="P7" draw:layer="Detail" svg:x1="34.792cm" svg:y1="25.051cm" svg:x2="34.792cm" svg:y2="24.401cm">
              <text:p/>
            </draw:line>
            <draw:line draw:style-name="gr7" draw:text-style-name="P7" draw:layer="Detail" svg:x1="34.908cm" svg:y1="25.051cm" svg:x2="34.908cm" svg:y2="24.401cm">
              <text:p/>
            </draw:line>
            <draw:line draw:style-name="gr7" draw:text-style-name="P7" draw:layer="Detail" svg:x1="35.025cm" svg:y1="25.051cm" svg:x2="35.025cm" svg:y2="24.401cm">
              <text:p/>
            </draw:line>
            <draw:line draw:style-name="gr7" draw:text-style-name="P7" draw:layer="Detail" svg:x1="35.142cm" svg:y1="25.051cm" svg:x2="35.142cm" svg:y2="24.401cm">
              <text:p/>
            </draw:line>
            <draw:line draw:style-name="gr7" draw:text-style-name="P7" draw:layer="Detail" svg:x1="35.258cm" svg:y1="25.051cm" svg:x2="35.258cm" svg:y2="24.401cm">
              <text:p/>
            </draw:line>
            <draw:line draw:style-name="gr7" draw:text-style-name="P7" draw:layer="Detail" svg:x1="35.375cm" svg:y1="25.051cm" svg:x2="35.375cm" svg:y2="24.401cm">
              <text:p/>
            </draw:line>
            <draw:line draw:style-name="gr7" draw:text-style-name="P7" draw:layer="Detail" svg:x1="32.575cm" svg:y1="24.201cm" svg:x2="32.575cm" svg:y2="23.551cm">
              <text:p/>
            </draw:line>
          </draw:g>
          <draw:g>
            <draw:line draw:style-name="gr7" draw:text-style-name="P7" draw:layer="Detail" svg:x1="32.3cm" svg:y1="23.551cm" svg:x2="35.65cm" svg:y2="23.551cm">
              <text:p/>
            </draw:line>
            <draw:line draw:style-name="gr7" draw:text-style-name="P7" draw:layer="Detail" svg:x1="32.3cm" svg:y1="25.051cm" svg:x2="35.65cm" svg:y2="25.051cm">
              <text:p/>
            </draw:line>
          </draw:g>
          <draw:g>
            <draw:line draw:style-name="gr7" draw:text-style-name="P7" draw:layer="Detail" svg:x1="32.4cm" svg:y1="24.201cm" svg:x2="35.55cm" svg:y2="24.201cm">
              <text:p/>
            </draw:line>
            <draw:line draw:style-name="gr7" draw:text-style-name="P7" draw:layer="Detail" svg:x1="32.4cm" svg:y1="24.401cm" svg:x2="35.55cm" svg:y2="24.401cm">
              <text:p/>
            </draw:line>
            <draw:line draw:style-name="gr7" draw:text-style-name="P7" draw:layer="Detail" svg:x1="32.4cm" svg:y1="24.201cm" svg:x2="32.4cm" svg:y2="24.401cm">
              <text:p/>
            </draw:line>
            <draw:line draw:style-name="gr7" draw:text-style-name="P7" draw:layer="Detail" svg:x1="35.55cm" svg:y1="24.201cm" svg:x2="35.55cm" svg:y2="24.401cm">
              <text:p/>
            </draw:line>
          </draw:g>
        </draw:g>
        <draw:line draw:style-name="gr7" draw:text-style-name="P7" draw:layer="Detail" svg:x1="36.65cm" svg:y1="25.151cm" svg:x2="36.65cm" svg:y2="24.451cm">
          <text:p/>
        </draw:line>
        <draw:line draw:style-name="gr7" draw:text-style-name="P7" draw:layer="Detail" svg:x1="30.05cm" svg:y1="27.151cm" svg:x2="30.05cm" svg:y2="27.92cm">
          <text:p/>
        </draw:line>
        <draw:line draw:style-name="gr7" draw:text-style-name="P7" draw:layer="Detail" svg:x1="32.5cm" svg:y1="27.151cm" svg:x2="32.5cm" svg:y2="27.92cm">
          <text:p/>
        </draw:line>
        <draw:line draw:style-name="gr7" draw:text-style-name="P7" draw:layer="Detail" svg:x1="35.15cm" svg:y1="27.151cm" svg:x2="35.15cm" svg:y2="27.92cm">
          <text:p/>
        </draw:line>
        <draw:line draw:style-name="gr7" draw:text-style-name="P7" draw:layer="Detail" svg:x1="36.7cm" svg:y1="27.151cm" svg:x2="36.7cm" svg:y2="27.92cm">
          <text:p/>
        </draw:line>
        <draw:line draw:style-name="gr7" draw:text-style-name="P7" draw:layer="Detail" svg:x1="29.75cm" svg:y1="27.201cm" svg:x2="38.35cm" svg:y2="27.201cm">
          <text:p/>
        </draw:line>
        <draw:line draw:style-name="gr7" draw:text-style-name="P7" draw:layer="Detail" svg:x1="31.3cm" svg:y1="25.151cm" svg:x2="31.3cm" svg:y2="24.451cm">
          <text:p/>
        </draw:line>
        <draw:line draw:style-name="gr7" draw:text-style-name="P7" draw:layer="Detail" svg:x1="38cm" svg:y1="23.901cm" svg:x2="38.35cm" svg:y2="23.901cm">
          <text:p/>
        </draw:line>
        <draw:line draw:style-name="gr7" draw:text-style-name="P7" draw:layer="Detail" svg:x1="38cm" svg:y1="24.701cm" svg:x2="38.35cm" svg:y2="24.701cm">
          <text:p/>
        </draw:line>
        <draw:line draw:style-name="gr7" draw:text-style-name="P7" draw:layer="Detail" svg:x1="30.159cm" svg:y1="21.71cm" svg:x2="29.743cm" svg:y2="21.71cm">
          <text:p/>
        </draw:line>
        <draw:line draw:style-name="gr7" draw:text-style-name="P7" draw:layer="Detail" svg:x1="29.743cm" svg:y1="20.996cm" svg:x2="29.743cm" svg:y2="21.711cm">
          <text:p/>
        </draw:line>
        <draw:line draw:style-name="gr7" draw:text-style-name="P7" draw:layer="Detail" svg:x1="32.629cm" svg:y1="20.996cm" svg:x2="32.629cm" svg:y2="21.711cm">
          <text:p/>
        </draw:line>
        <draw:line draw:style-name="gr7" draw:text-style-name="P7" draw:layer="Detail" svg:x1="31.576cm" svg:y1="21.71cm" svg:x2="30.796cm" svg:y2="21.71cm">
          <text:p/>
        </draw:line>
        <draw:line draw:style-name="gr7" draw:text-style-name="P7" draw:layer="Detail" svg:x1="33.019cm" svg:y1="21.71cm" svg:x2="32.239cm" svg:y2="21.71cm">
          <text:p/>
        </draw:line>
        <draw:line draw:style-name="gr7" draw:text-style-name="P7" draw:layer="Detail" svg:x1="31.212cm" svg:y1="20.618cm" svg:x2="31.212cm" svg:y2="21.711cm">
          <text:p/>
        </draw:line>
        <draw:line draw:style-name="gr7" draw:text-style-name="P7" draw:layer="Detail" svg:x1="35.476cm" svg:y1="20.996cm" svg:x2="35.476cm" svg:y2="21.711cm">
          <text:p/>
        </draw:line>
        <draw:line draw:style-name="gr7" draw:text-style-name="P7" draw:layer="Detail" svg:x1="34.462cm" svg:y1="21.71cm" svg:x2="33.682cm" svg:y2="21.71cm">
          <text:p/>
        </draw:line>
        <draw:line draw:style-name="gr7" draw:text-style-name="P7" draw:layer="Detail" svg:x1="35.905cm" svg:y1="21.71cm" svg:x2="35.125cm" svg:y2="21.71cm">
          <text:p/>
        </draw:line>
        <draw:line draw:style-name="gr7" draw:text-style-name="P7" draw:layer="Detail" svg:x1="34.046cm" svg:y1="20.618cm" svg:x2="34.046cm" svg:y2="21.711cm">
          <text:p/>
        </draw:line>
        <draw:line draw:style-name="gr7" draw:text-style-name="P7" draw:layer="Detail" svg:x1="37.296cm" svg:y1="21.71cm" svg:x2="36.516cm" svg:y2="21.71cm">
          <text:p/>
        </draw:line>
        <draw:line draw:style-name="gr7" draw:text-style-name="P7" draw:layer="Detail" svg:x1="36.906cm" svg:y1="20.618cm" svg:x2="36.906cm" svg:y2="21.711cm">
          <text:p/>
        </draw:line>
        <draw:line draw:style-name="gr7" draw:text-style-name="P7" draw:layer="Detail" svg:x1="38.375cm" svg:y1="21.711cm" svg:x2="37.959cm" svg:y2="21.711cm">
          <text:p/>
        </draw:line>
        <draw:line draw:style-name="gr7" draw:text-style-name="P7" draw:layer="Detail" svg:x1="38.375cm" svg:y1="20.997cm" svg:x2="38.375cm" svg:y2="21.712cm">
          <text:p/>
        </draw:line>
        <draw:g>
          <draw:line draw:style-name="gr7" draw:text-style-name="P7" draw:layer="Detail" svg:x1="29.99cm" svg:y1="20.527cm" svg:x2="29.99cm" svg:y2="21.554cm">
            <text:p/>
          </draw:line>
          <draw:line draw:style-name="gr7" draw:text-style-name="P7" draw:layer="Detail" svg:x1="30.978cm" svg:y1="20.527cm" svg:x2="29.99cm" svg:y2="20.527cm">
            <text:p/>
          </draw:line>
          <draw:line draw:style-name="gr7" draw:text-style-name="P7" draw:layer="Detail" svg:x1="30.978cm" svg:y1="20.528cm" svg:x2="30.978cm" svg:y2="21.555cm">
            <text:p/>
          </draw:line>
          <draw:line draw:style-name="gr7" draw:text-style-name="P7" draw:layer="Detail" svg:x1="30.978cm" svg:y1="20.527cm" svg:x2="29.99cm" svg:y2="21.554cm">
            <text:p/>
          </draw:line>
          <draw:line draw:style-name="gr7" draw:text-style-name="P7" draw:layer="Detail" svg:x1="30.978cm" svg:y1="21.554cm" svg:x2="29.99cm" svg:y2="21.554cm">
            <text:p/>
          </draw:line>
          <draw:line draw:style-name="gr7" draw:text-style-name="P7" draw:layer="Detail" svg:x1="30.978cm" svg:y1="21.554cm" svg:x2="29.99cm" svg:y2="20.527cm">
            <text:p/>
          </draw:line>
        </draw:g>
        <draw:g>
          <draw:line draw:style-name="gr7" draw:text-style-name="P7" draw:layer="Detail" svg:x1="31.433cm" svg:y1="20.527cm" svg:x2="31.433cm" svg:y2="21.554cm">
            <text:p/>
          </draw:line>
          <draw:line draw:style-name="gr7" draw:text-style-name="P7" draw:layer="Detail" svg:x1="32.421cm" svg:y1="20.527cm" svg:x2="31.433cm" svg:y2="20.527cm">
            <text:p/>
          </draw:line>
          <draw:line draw:style-name="gr7" draw:text-style-name="P7" draw:layer="Detail" svg:x1="32.421cm" svg:y1="20.528cm" svg:x2="32.421cm" svg:y2="21.555cm">
            <text:p/>
          </draw:line>
          <draw:line draw:style-name="gr7" draw:text-style-name="P7" draw:layer="Detail" svg:x1="32.421cm" svg:y1="20.527cm" svg:x2="31.433cm" svg:y2="21.554cm">
            <text:p/>
          </draw:line>
          <draw:line draw:style-name="gr7" draw:text-style-name="P7" draw:layer="Detail" svg:x1="32.421cm" svg:y1="21.554cm" svg:x2="31.433cm" svg:y2="21.554cm">
            <text:p/>
          </draw:line>
          <draw:line draw:style-name="gr7" draw:text-style-name="P7" draw:layer="Detail" svg:x1="32.421cm" svg:y1="21.554cm" svg:x2="31.433cm" svg:y2="20.527cm">
            <text:p/>
          </draw:line>
        </draw:g>
        <draw:g>
          <draw:line draw:style-name="gr7" draw:text-style-name="P7" draw:layer="Detail" svg:x1="32.85cm" svg:y1="20.527cm" svg:x2="32.85cm" svg:y2="21.554cm">
            <text:p/>
          </draw:line>
          <draw:line draw:style-name="gr7" draw:text-style-name="P7" draw:layer="Detail" svg:x1="33.838cm" svg:y1="20.527cm" svg:x2="32.85cm" svg:y2="20.527cm">
            <text:p/>
          </draw:line>
          <draw:line draw:style-name="gr7" draw:text-style-name="P7" draw:layer="Detail" svg:x1="33.838cm" svg:y1="20.528cm" svg:x2="33.838cm" svg:y2="21.555cm">
            <text:p/>
          </draw:line>
          <draw:line draw:style-name="gr7" draw:text-style-name="P7" draw:layer="Detail" svg:x1="33.838cm" svg:y1="20.527cm" svg:x2="32.85cm" svg:y2="21.554cm">
            <text:p/>
          </draw:line>
          <draw:line draw:style-name="gr7" draw:text-style-name="P7" draw:layer="Detail" svg:x1="33.838cm" svg:y1="21.554cm" svg:x2="32.85cm" svg:y2="21.554cm">
            <text:p/>
          </draw:line>
          <draw:line draw:style-name="gr7" draw:text-style-name="P7" draw:layer="Detail" svg:x1="33.838cm" svg:y1="21.554cm" svg:x2="32.85cm" svg:y2="20.527cm">
            <text:p/>
          </draw:line>
        </draw:g>
        <draw:g>
          <draw:line draw:style-name="gr7" draw:text-style-name="P7" draw:layer="Detail" svg:x1="34.28cm" svg:y1="20.527cm" svg:x2="34.28cm" svg:y2="21.554cm">
            <text:p/>
          </draw:line>
          <draw:line draw:style-name="gr7" draw:text-style-name="P7" draw:layer="Detail" svg:x1="35.268cm" svg:y1="20.527cm" svg:x2="34.28cm" svg:y2="20.527cm">
            <text:p/>
          </draw:line>
          <draw:line draw:style-name="gr7" draw:text-style-name="P7" draw:layer="Detail" svg:x1="35.268cm" svg:y1="20.528cm" svg:x2="35.268cm" svg:y2="21.555cm">
            <text:p/>
          </draw:line>
          <draw:line draw:style-name="gr7" draw:text-style-name="P7" draw:layer="Detail" svg:x1="35.268cm" svg:y1="20.527cm" svg:x2="34.28cm" svg:y2="21.554cm">
            <text:p/>
          </draw:line>
          <draw:line draw:style-name="gr7" draw:text-style-name="P7" draw:layer="Detail" svg:x1="35.268cm" svg:y1="21.554cm" svg:x2="34.28cm" svg:y2="21.554cm">
            <text:p/>
          </draw:line>
          <draw:line draw:style-name="gr7" draw:text-style-name="P7" draw:layer="Detail" svg:x1="35.268cm" svg:y1="21.554cm" svg:x2="34.28cm" svg:y2="20.527cm">
            <text:p/>
          </draw:line>
        </draw:g>
        <draw:g>
          <draw:line draw:style-name="gr7" draw:text-style-name="P7" draw:layer="Detail" svg:x1="35.697cm" svg:y1="20.527cm" svg:x2="35.697cm" svg:y2="21.554cm">
            <text:p/>
          </draw:line>
          <draw:line draw:style-name="gr7" draw:text-style-name="P7" draw:layer="Detail" svg:x1="36.685cm" svg:y1="20.527cm" svg:x2="35.697cm" svg:y2="20.527cm">
            <text:p/>
          </draw:line>
          <draw:line draw:style-name="gr7" draw:text-style-name="P7" draw:layer="Detail" svg:x1="36.685cm" svg:y1="20.528cm" svg:x2="36.685cm" svg:y2="21.555cm">
            <text:p/>
          </draw:line>
          <draw:line draw:style-name="gr7" draw:text-style-name="P7" draw:layer="Detail" svg:x1="36.685cm" svg:y1="20.527cm" svg:x2="35.697cm" svg:y2="21.554cm">
            <text:p/>
          </draw:line>
          <draw:line draw:style-name="gr7" draw:text-style-name="P7" draw:layer="Detail" svg:x1="36.685cm" svg:y1="21.554cm" svg:x2="35.697cm" svg:y2="21.554cm">
            <text:p/>
          </draw:line>
          <draw:line draw:style-name="gr7" draw:text-style-name="P7" draw:layer="Detail" svg:x1="36.685cm" svg:y1="21.554cm" svg:x2="35.697cm" svg:y2="20.527cm">
            <text:p/>
          </draw:line>
        </draw:g>
        <draw:g>
          <draw:line draw:style-name="gr7" draw:text-style-name="P7" draw:layer="Detail" svg:x1="37.127cm" svg:y1="20.527cm" svg:x2="37.127cm" svg:y2="21.554cm">
            <text:p/>
          </draw:line>
          <draw:line draw:style-name="gr7" draw:text-style-name="P7" draw:layer="Detail" svg:x1="38.115cm" svg:y1="20.527cm" svg:x2="37.127cm" svg:y2="20.527cm">
            <text:p/>
          </draw:line>
          <draw:line draw:style-name="gr7" draw:text-style-name="P7" draw:layer="Detail" svg:x1="38.115cm" svg:y1="20.528cm" svg:x2="38.115cm" svg:y2="21.555cm">
            <text:p/>
          </draw:line>
          <draw:line draw:style-name="gr7" draw:text-style-name="P7" draw:layer="Detail" svg:x1="38.115cm" svg:y1="20.527cm" svg:x2="37.127cm" svg:y2="21.554cm">
            <text:p/>
          </draw:line>
          <draw:line draw:style-name="gr7" draw:text-style-name="P7" draw:layer="Detail" svg:x1="38.115cm" svg:y1="21.554cm" svg:x2="37.127cm" svg:y2="21.554cm">
            <text:p/>
          </draw:line>
          <draw:line draw:style-name="gr7" draw:text-style-name="P7" draw:layer="Detail" svg:x1="38.115cm" svg:y1="21.554cm" svg:x2="37.127cm" svg:y2="20.527cm">
            <text:p/>
          </draw:line>
        </draw:g>
        <draw:g>
          <draw:line draw:style-name="gr8" draw:text-style-name="P7" draw:layer="Door" svg:x1="30.106cm" svg:y1="23.912cm" svg:x2="30.282cm" svg:y2="23.593cm">
            <text:p/>
          </draw:line>
          <draw:path draw:style-name="gr8" draw:text-style-name="P7" draw:layer="Door" svg:width="0.125cm" svg:height="0.133cm" draw:transform="rotate (0.529707427980279) translate (30.106cm 23.541cm)" svg:viewBox="0 0 126 134" svg:d="M0 0c102 45 126 134 126 134">
            <text:p/>
          </draw:path>
        </draw:g>
        <draw:g>
          <draw:line draw:style-name="gr8" draw:text-style-name="P7" draw:layer="Door" svg:x1="30.106cm" svg:y1="23.911cm" svg:x2="30.282cm" svg:y2="24.273cm">
            <text:p/>
          </draw:line>
          <draw:path draw:style-name="gr8" draw:text-style-name="P7" draw:layer="Door" svg:width="0.13cm" svg:height="0.146cm" draw:transform="skewX (-0.118158790360016) rotate (2.5551620249197) translate (30.2154070173172cm 24.4044217519992cm)" svg:viewBox="0 0 131 147" svg:d="M131 0c-106 49-131 147-131 147">
            <text:p/>
          </draw:path>
        </draw:g>
        <draw:g>
          <draw:line draw:style-name="gr8" draw:text-style-name="P7" draw:layer="Door" svg:x1="30.106cm" svg:y1="24.756cm" svg:x2="30.282cm" svg:y2="24.394cm">
            <text:p/>
          </draw:line>
          <draw:path draw:style-name="gr8" draw:text-style-name="P7" draw:layer="Door" svg:width="0.13cm" svg:height="0.145cm" draw:transform="skewX (0.114319066005629) rotate (0.583289036016505) translate (30.106cm 24.3352680965147cm)" svg:viewBox="0 0 131 146" svg:d="M0 0c106 49 131 146 131 146">
            <text:p/>
          </draw:path>
        </draw:g>
        <draw:g>
          <draw:line draw:style-name="gr8" draw:text-style-name="P7" draw:layer="Door" svg:x1="30.106cm" svg:y1="25.127cm" svg:x2="30.282cm" svg:y2="24.808cm">
            <text:p/>
          </draw:line>
          <draw:path draw:style-name="gr8" draw:text-style-name="P7" draw:layer="Door" svg:width="0.125cm" svg:height="0.133cm" draw:transform="rotate (0.529707427980279) translate (30.106cm 24.756cm)" svg:viewBox="0 0 126 134" svg:d="M0 0c102 45 126 134 126 134">
            <text:p/>
          </draw:path>
        </draw:g>
        <draw:g>
          <draw:line draw:style-name="gr8" draw:text-style-name="P7" draw:layer="Door" svg:x1="30.106cm" svg:y1="25.751cm" svg:x2="30.23cm" svg:y2="25.529cm">
            <text:p/>
          </draw:line>
          <draw:path draw:style-name="gr8" draw:text-style-name="P7" draw:layer="Door" svg:width="0.086cm" svg:height="0.093cm" draw:transform="skewX (-0.0256563400043166) rotate (0.525169571925094) translate (30.106cm 25.4923941018767cm)" svg:viewBox="0 0 87 94" svg:d="M0 0c71 31 87 94 87 94">
            <text:p/>
          </draw:path>
        </draw:g>
        <draw:g>
          <draw:line draw:style-name="gr8" draw:text-style-name="P7" draw:layer="Door" svg:x1="30.106cm" svg:y1="25.231cm" svg:x2="30.23cm" svg:y2="25.453cm">
            <text:p/>
          </draw:line>
          <draw:path draw:style-name="gr8" draw:text-style-name="P7" draw:layer="Door" svg:width="0.086cm" svg:height="0.093cm" draw:transform="skewX (0.0263544717051144) rotate (2.6164230816647) translate (30.180974249406cm 25.5330494695661cm)" svg:viewBox="0 0 87 94" svg:d="M87 0c-72 31-87 94-87 94">
            <text:p/>
          </draw:path>
        </draw:g>
        <draw:g>
          <draw:line draw:style-name="gr8" draw:text-style-name="P7" draw:layer="Door" svg:x1="38.006cm" svg:y1="23.912cm" svg:x2="37.83cm" svg:y2="23.593cm">
            <text:p/>
          </draw:line>
          <draw:path draw:style-name="gr8" draw:text-style-name="P7" draw:layer="Door" svg:width="0.125cm" svg:height="0.133cm" draw:transform="rotate (-0.52970742798028) translate (37.8976081453293cm 23.4775339602805cm)" svg:viewBox="0 0 126 134" svg:d="M126 0c-103 45-126 134-126 134">
            <text:p/>
          </draw:path>
        </draw:g>
        <draw:g>
          <draw:line draw:style-name="gr8" draw:text-style-name="P7" draw:layer="Door" svg:x1="38.006cm" svg:y1="23.911cm" svg:x2="37.83cm" svg:y2="24.273cm">
            <text:p/>
          </draw:line>
          <draw:path draw:style-name="gr8" draw:text-style-name="P7" draw:layer="Door" svg:width="0.13cm" svg:height="0.145cm" draw:transform="skewX (0.114319066005629) rotate (-2.55830361757329) translate (38.006cm 24.3317319034853cm)" svg:viewBox="0 0 131 146" svg:d="M0 0c106 49 131 146 131 146">
            <text:p/>
          </draw:path>
        </draw:g>
        <draw:g>
          <draw:line draw:style-name="gr8" draw:text-style-name="P7" draw:layer="Door" svg:x1="38.006cm" svg:y1="24.756cm" svg:x2="37.83cm" svg:y2="24.394cm">
            <text:p/>
          </draw:line>
          <draw:path draw:style-name="gr8" draw:text-style-name="P7" draw:layer="Door" svg:width="0.13cm" svg:height="0.145cm" draw:transform="skewX (-0.114319066005629) rotate (-0.583289036016505) translate (37.8964917875155cm 24.2630058766199cm)" svg:viewBox="0 0 131 146" svg:d="M131 0c-106 49-131 146-131 146">
            <text:p/>
          </draw:path>
        </draw:g>
        <draw:g>
          <draw:line draw:style-name="gr8" draw:text-style-name="P7" draw:layer="Door" svg:x1="38.006cm" svg:y1="25.751cm" svg:x2="37.882cm" svg:y2="25.529cm">
            <text:p/>
          </draw:line>
          <draw:path draw:style-name="gr8" draw:text-style-name="P7" draw:layer="Door" svg:width="0.086cm" svg:height="0.093cm" draw:transform="skewX (0.0263544717051143) rotate (-0.525169571925094) translate (37.931025750594cm 25.4489505304339cm)" svg:viewBox="0 0 87 94" svg:d="M87 0c-72 31-87 94-87 94">
            <text:p/>
          </draw:path>
        </draw:g>
        <draw:g>
          <draw:line draw:style-name="gr8" draw:text-style-name="P7" draw:layer="Door" svg:x1="38.006cm" svg:y1="25.231cm" svg:x2="37.882cm" svg:y2="25.453cm">
            <text:p/>
          </draw:line>
          <draw:path draw:style-name="gr8" draw:text-style-name="P7" draw:layer="Door" svg:width="0.086cm" svg:height="0.093cm" draw:transform="skewX (-0.0256563400043167) rotate (-2.6164230816647) translate (38.006cm 25.4896058981233cm)" svg:viewBox="0 0 87 94" svg:d="M0 0c71 31 87 94 87 94">
            <text:p/>
          </draw:path>
        </draw:g>
        <draw:g>
          <draw:line draw:style-name="gr8" draw:text-style-name="P7" draw:layer="Door" svg:x1="38.006cm" svg:y1="24.755cm" svg:x2="37.83cm" svg:y2="25.028cm">
            <text:p/>
          </draw:line>
          <draw:path draw:style-name="gr8" draw:text-style-name="P7" draw:layer="Door" svg:width="0.122cm" svg:height="0.117cm" draw:transform="skewX (-0.124441975667196) rotate (-2.6778586713349) translate (38.006cm 25.0722895442359cm)" svg:viewBox="0 0 123 118" svg:d="M0 0c99 40 123 118 123 118">
            <text:p/>
          </draw:path>
        </draw:g>
        <draw:g>
          <draw:line draw:style-name="gr8" draw:text-style-name="P7" draw:layer="Door" svg:x1="31.231cm" svg:y1="26.661cm" svg:x2="31.231cm" svg:y2="26.362cm">
            <text:p/>
          </draw:line>
          <draw:path draw:style-name="gr8" draw:text-style-name="P7" draw:layer="Door" svg:width="0.336cm" svg:height="0.255cm" draw:transform="rotate (-1.70640840967486) translate (31.5300000017224cm 26.362000000235cm)" svg:viewBox="0 0 337 256" svg:d="M0 0c289 0 337 256 337 256">
            <text:p/>
          </draw:path>
        </draw:g>
        <draw:g>
          <draw:line draw:style-name="gr8" draw:text-style-name="P7" draw:layer="Door" svg:x1="31.66cm" svg:y1="26.661cm" svg:x2="31.66cm" svg:y2="26.362cm">
            <text:p/>
          </draw:line>
          <draw:path draw:style-name="gr8" draw:text-style-name="P7" draw:layer="Door" svg:width="0.336cm" svg:height="0.255cm" draw:transform="rotate (-1.70640840967486) translate (31.9590000017224cm 26.362000000235cm)" svg:viewBox="0 0 337 256" svg:d="M0 0c289 0 337 256 337 256">
            <text:p/>
          </draw:path>
        </draw:g>
        <draw:g>
          <draw:line draw:style-name="gr8" draw:text-style-name="P7" draw:layer="Door" svg:x1="32.115cm" svg:y1="26.661cm" svg:x2="32.115cm" svg:y2="26.362cm">
            <text:p/>
          </draw:line>
          <draw:path draw:style-name="gr8" draw:text-style-name="P7" draw:layer="Door" svg:width="0.336cm" svg:height="0.255cm" draw:transform="rotate (-1.70640840967486) translate (32.4140000017224cm 26.362000000235cm)" svg:viewBox="0 0 337 256" svg:d="M0 0c289 0 337 256 337 256">
            <text:p/>
          </draw:path>
        </draw:g>
        <draw:g>
          <draw:line draw:style-name="gr8" draw:text-style-name="P7" draw:layer="Door" svg:x1="32.518cm" svg:y1="26.661cm" svg:x2="32.518cm" svg:y2="26.362cm">
            <text:p/>
          </draw:line>
          <draw:path draw:style-name="gr8" draw:text-style-name="P7" draw:layer="Door" svg:width="0.336cm" svg:height="0.255cm" draw:transform="rotate (-1.70640840967486) translate (32.8170000017224cm 26.362000000235cm)" svg:viewBox="0 0 337 256" svg:d="M0 0c289 0 337 256 337 256">
            <text:p/>
          </draw:path>
        </draw:g>
        <draw:g>
          <draw:line draw:style-name="gr8" draw:text-style-name="P7" draw:layer="Door" svg:x1="32.96cm" svg:y1="26.661cm" svg:x2="32.96cm" svg:y2="26.362cm">
            <text:p/>
          </draw:line>
          <draw:path draw:style-name="gr8" draw:text-style-name="P7" draw:layer="Door" svg:width="0.336cm" svg:height="0.255cm" draw:transform="rotate (-1.70640840967486) translate (33.2590000017224cm 26.362000000235cm)" svg:viewBox="0 0 337 256" svg:d="M0 0c289 0 337 256 337 256">
            <text:p/>
          </draw:path>
        </draw:g>
        <draw:g>
          <draw:line draw:style-name="gr8" draw:text-style-name="P7" draw:layer="Door" svg:x1="33.415cm" svg:y1="26.661cm" svg:x2="33.415cm" svg:y2="26.362cm">
            <text:p/>
          </draw:line>
          <draw:path draw:style-name="gr8" draw:text-style-name="P7" draw:layer="Door" svg:width="0.336cm" svg:height="0.255cm" draw:transform="rotate (-1.70640840967486) translate (33.7140000017224cm 26.362000000235cm)" svg:viewBox="0 0 337 256" svg:d="M0 0c289 0 337 256 337 256">
            <text:p/>
          </draw:path>
        </draw:g>
        <draw:g>
          <draw:line draw:style-name="gr8" draw:text-style-name="P7" draw:layer="Door" svg:x1="33.844cm" svg:y1="26.661cm" svg:x2="33.844cm" svg:y2="26.362cm">
            <text:p/>
          </draw:line>
          <draw:path draw:style-name="gr8" draw:text-style-name="P7" draw:layer="Door" svg:width="0.336cm" svg:height="0.255cm" draw:transform="rotate (-1.70640840967486) translate (34.1430000017224cm 26.362000000235cm)" svg:viewBox="0 0 337 256" svg:d="M0 0c289 0 337 256 337 256">
            <text:p/>
          </draw:path>
        </draw:g>
        <draw:g>
          <draw:line draw:style-name="gr8" draw:text-style-name="P7" draw:layer="Door" svg:x1="34.91cm" svg:y1="25.943cm" svg:x2="35.255cm" svg:y2="25.943cm">
            <text:p/>
          </draw:line>
          <draw:path draw:style-name="gr8" draw:text-style-name="P7" draw:layer="Door" svg:width="0.386cm" svg:height="0.256cm" draw:transform="skewX (0.0368264472170803) rotate (3.02517919248177) translate (35.2547181071816cm 26.2419963449157cm)" svg:viewBox="0 0 387 257" svg:d="M0 0c332 0 387 257 387 257">
            <text:p/>
          </draw:path>
        </draw:g>
        <draw:g>
          <draw:line draw:style-name="gr8" draw:text-style-name="P7" draw:layer="Door" svg:x1="34.55cm" svg:y1="25.941cm" svg:x2="34.205cm" svg:y2="25.941cm">
            <text:p/>
          </draw:line>
          <draw:path draw:style-name="gr8" draw:text-style-name="P7" draw:layer="Door" svg:width="0.386cm" svg:height="0.256cm" draw:transform="skewX (-0.0368264472170804) rotate (-3.02552825833217) translate (34.5894539740021cm 26.1952063425846cm)" svg:viewBox="0 0 387 257" svg:d="M387 0c-333 1-387 257-387 257">
            <text:p/>
          </draw:path>
        </draw:g>
        <draw:g>
          <draw:line draw:style-name="gr8" draw:text-style-name="P7" draw:layer="Door" svg:x1="35.611cm" svg:y1="26.659cm" svg:x2="35.611cm" svg:y2="26.36cm">
            <text:p/>
          </draw:line>
          <draw:path draw:style-name="gr8" draw:text-style-name="P7" draw:layer="Door" svg:width="0.335cm" svg:height="0.255cm" draw:transform="rotate (1.70518667919846) translate (35.3570683766313cm 26.6933329024973cm)" svg:viewBox="0 0 336 256" svg:d="M336 0c-288 0-336 256-336 256">
            <text:p/>
          </draw:path>
        </draw:g>
        <draw:g>
          <draw:line draw:style-name="gr8" draw:text-style-name="P7" draw:layer="Door" svg:x1="36.041cm" svg:y1="26.659cm" svg:x2="36.041cm" svg:y2="26.36cm">
            <text:p/>
          </draw:line>
          <draw:path draw:style-name="gr8" draw:text-style-name="P7" draw:layer="Door" svg:width="0.335cm" svg:height="0.255cm" draw:transform="rotate (1.70518667919846) translate (35.7870683766313cm 26.6933329024973cm)" svg:viewBox="0 0 336 256" svg:d="M336 0c-288 0-336 256-336 256">
            <text:p/>
          </draw:path>
        </draw:g>
        <draw:g>
          <draw:line draw:style-name="gr8" draw:text-style-name="P7" draw:layer="Door" svg:x1="36.483cm" svg:y1="26.659cm" svg:x2="36.483cm" svg:y2="26.36cm">
            <text:p/>
          </draw:line>
          <draw:path draw:style-name="gr8" draw:text-style-name="P7" draw:layer="Door" svg:width="0.335cm" svg:height="0.255cm" draw:transform="rotate (1.70518667919846) translate (36.2290683766313cm 26.6933329024973cm)" svg:viewBox="0 0 336 256" svg:d="M336 0c-288 0-336 256-336 256">
            <text:p/>
          </draw:path>
        </draw:g>
        <draw:g>
          <draw:line draw:style-name="gr8" draw:text-style-name="P7" draw:layer="Door" svg:x1="36.925cm" svg:y1="26.659cm" svg:x2="36.925cm" svg:y2="26.36cm">
            <text:p/>
          </draw:line>
          <draw:path draw:style-name="gr8" draw:text-style-name="P7" draw:layer="Door" svg:width="0.335cm" svg:height="0.255cm" draw:transform="rotate (1.70518667919846) translate (36.6710683766313cm 26.6933329024973cm)" svg:viewBox="0 0 336 256" svg:d="M336 0c-288 0-336 256-336 256">
            <text:p/>
          </draw:path>
        </draw:g>
        <draw:g>
          <draw:line draw:style-name="gr8" draw:text-style-name="P7" draw:layer="Door" svg:x1="36.73cm" svg:y1="25.283cm" svg:x2="37.156cm" svg:y2="25.283cm">
            <text:p/>
          </draw:line>
          <draw:path draw:style-name="gr8" draw:text-style-name="P7" draw:layer="Door" svg:width="0.479cm" svg:height="0.367cm" draw:transform="rotate (3.00737683411143) translate (37.156cm 25.712cm)" svg:viewBox="0 0 480 368" svg:d="M0 0c411 1 480 368 480 368">
            <text:p/>
          </draw:path>
        </draw:g>
        <draw:g>
          <draw:line draw:style-name="gr8" draw:text-style-name="P7" draw:layer="Door" svg:x1="31.382cm" svg:y1="25.274cm" svg:x2="30.956cm" svg:y2="25.274cm">
            <text:p/>
          </draw:line>
          <draw:path draw:style-name="gr8" draw:text-style-name="P7" draw:layer="Door" svg:width="0.479cm" svg:height="0.367cm" draw:transform="rotate (-3.00737683411143) translate (31.4315059468877cm 25.6388223027152cm)" svg:viewBox="0 0 480 368" svg:d="M480 0c-412 1-480 368-480 368">
            <text:p/>
          </draw:path>
        </draw:g>
        <draw:g>
          <draw:line draw:style-name="gr8" draw:text-style-name="P7" draw:layer="Door" svg:x1="30.853cm" svg:y1="26.238cm" svg:x2="30.853cm" svg:y2="25.812cm">
            <text:p/>
          </draw:line>
          <draw:path draw:style-name="gr8" draw:text-style-name="P7" draw:layer="Door" svg:width="0.479cm" svg:height="0.367cm" draw:transform="rotate (1.70501214627326) translate (30.4882380460424cm 26.2876421428719cm)" svg:viewBox="0 0 480 368" svg:d="M480 0c-412 1-480 368-480 368">
            <text:p/>
          </draw:path>
        </draw:g>
        <draw:g>
          <draw:line draw:style-name="gr8" draw:text-style-name="P7" draw:layer="Door" svg:x1="31.881cm" svg:y1="25.01cm" svg:x2="31.306cm" svg:y2="25.01cm">
            <text:p/>
          </draw:line>
          <draw:path draw:style-name="gr8" draw:text-style-name="P7" draw:layer="Door" svg:width="0.645cm" svg:height="0.435cm" draw:transform="skewX (0.0354301838154849) rotate (-0.116937059883621) translate (31.3063297428972cm 24.503005039522cm)" svg:viewBox="0 0 646 436" svg:d="M0 0c554 2 646 436 646 436">
            <text:p/>
          </draw:path>
        </draw:g>
        <draw:g>
          <draw:line draw:style-name="gr8" draw:text-style-name="P7" draw:layer="Door" svg:x1="36.08cm" svg:y1="25.01cm" svg:x2="36.655cm" svg:y2="25.01cm">
            <text:p/>
          </draw:line>
          <draw:path draw:style-name="gr8" draw:text-style-name="P7" draw:layer="Door" svg:width="0.645cm" svg:height="0.436cm" draw:transform="skewX (-0.0354301838154849) rotate (0.116762526958421) translate (36.0134433617286cm 24.5782184301971cm)" svg:viewBox="0 0 646 437" svg:d="M646 0c-554 2-646 437-646 437">
            <text:p/>
          </draw:path>
        </draw:g>
        <draw:g>
          <draw:line draw:style-name="gr8" draw:text-style-name="P7" draw:layer="Door" svg:x1="40.162cm" svg:y1="27.441cm" svg:x2="40.162cm" svg:y2="27.932cm">
            <text:p/>
          </draw:line>
          <draw:path draw:style-name="gr8" draw:text-style-name="P7" draw:layer="Door" svg:width="0.549cm" svg:height="0.368cm" draw:transform="skewX (0.0349065850398866) rotate (1.45420833276168) translate (39.733cm 27.932cm)" svg:viewBox="0 0 550 369" svg:d="M0 0c473 1 550 369 550 369">
            <text:p/>
          </draw:path>
        </draw:g>
        <draw:g>
          <draw:line draw:style-name="gr8" draw:text-style-name="P7" draw:layer="Door" svg:x1="42.268cm" svg:y1="27.441cm" svg:x2="42.268cm" svg:y2="27.932cm">
            <text:p/>
          </draw:line>
          <draw:path draw:style-name="gr8" draw:text-style-name="P7" draw:layer="Door" svg:width="0.549cm" svg:height="0.368cm" draw:transform="skewX (0.0349065850398866) rotate (1.45420833276168) translate (41.839cm 27.932cm)" svg:viewBox="0 0 550 369" svg:d="M0 0c473 1 550 369 550 369">
            <text:p/>
          </draw:path>
        </draw:g>
        <draw:g>
          <draw:line draw:style-name="gr8" draw:text-style-name="P7" draw:layer="Door" svg:x1="40.551cm" svg:y1="27.441cm" svg:x2="40.551cm" svg:y2="27.932cm">
            <text:p/>
          </draw:line>
          <draw:path draw:style-name="gr8" draw:text-style-name="P7" draw:layer="Door" svg:width="0.549cm" svg:height="0.368cm" draw:transform="skewX (-0.0345575191894877) rotate (-1.45403379983648) translate (40.9158813751707cm 27.3853608129365cm)" svg:viewBox="0 0 550 369" svg:d="M550 0c-473 1-550 369-550 369">
            <text:p/>
          </draw:path>
        </draw:g>
        <draw:g>
          <draw:line draw:style-name="gr8" draw:text-style-name="P7" draw:layer="Door" svg:x1="39.369cm" svg:y1="23.45cm" svg:x2="39.941cm" svg:y2="23.45cm">
            <text:p/>
          </draw:line>
          <draw:line draw:style-name="gr8" draw:text-style-name="P7" draw:layer="Door" svg:x1="40.903cm" svg:y1="23.45cm" svg:x2="41.475cm" svg:y2="23.45cm">
            <text:p/>
          </draw:line>
        </draw:g>
        <draw:g>
          <draw:line draw:style-name="gr8" draw:text-style-name="P7" draw:layer="Door" svg:x1="23.561cm" svg:y1="29.469cm" svg:x2="23.561cm" svg:y2="28.965cm">
            <text:p/>
          </draw:line>
          <draw:path draw:style-name="gr8" draw:text-style-name="P7" draw:layer="Door" svg:width="0.565cm" svg:height="0.368cm" draw:transform="skewX (0.0441568300754565) rotate (-1.68459179402493) translate (23.9897682644203cm 28.9646094979388cm)" svg:viewBox="0 0 566 369" svg:d="M0 0c485 1 566 369 566 369">
            <text:p/>
          </draw:path>
        </draw:g>
        <draw:g>
          <draw:line draw:style-name="gr8" draw:text-style-name="P7" draw:layer="Door" svg:x1="23.925cm" svg:y1="30.6cm" svg:x2="23.421cm" svg:y2="30.6cm">
            <text:p/>
          </draw:line>
          <draw:path draw:style-name="gr8" draw:text-style-name="P7" draw:layer="Door" svg:width="0.565cm" svg:height="0.368cm" draw:transform="skewX (0.0441568300754565) rotate (-0.113795467230031) translate (23.4206094979388cm 30.1712317355797cm)" svg:viewBox="0 0 566 369" svg:d="M0 0c485 1 566 369 566 369">
            <text:p/>
          </draw:path>
        </draw:g>
        <draw:g>
          <draw:line draw:style-name="gr8" draw:text-style-name="P7" draw:layer="Door" svg:x1="24.055cm" svg:y1="27.792cm" svg:x2="24.499cm" svg:y2="27.792cm">
            <text:p/>
          </draw:line>
          <draw:path draw:style-name="gr8" draw:text-style-name="P7" draw:layer="Door" svg:width="0.498cm" svg:height="0.367cm" draw:transform="skewX (-0.00802851455917393) rotate (0.129852496348378) translate (24.0047771360139cm 27.4278158868682cm)" svg:viewBox="0 0 499 368" svg:d="M499 0c-429 0-499 368-499 368">
            <text:p/>
          </draw:path>
        </draw:g>
        <draw:g>
          <draw:line draw:style-name="gr8" draw:text-style-name="P7" draw:layer="Door" svg:x1="21.286cm" svg:y1="27.465cm" svg:x2="21.286cm" svg:y2="27.922cm">
            <text:p/>
          </draw:line>
          <draw:path draw:style-name="gr8" draw:text-style-name="P7" draw:layer="Door" svg:width="0.512cm" svg:height="0.367cm" draw:transform="skewX (-0.0158824961931484) rotate (-1.44460902187571) translate (21.6501802128071cm 27.4132309992353cm)" svg:viewBox="0 0 513 368" svg:d="M513 0c-441 0-513 368-513 368">
            <text:p/>
          </draw:path>
        </draw:g>
        <draw:g>
          <draw:line draw:style-name="gr8" draw:text-style-name="P7" draw:layer="Door" svg:x1="19.976cm" svg:y1="27.79cm" svg:x2="19.532cm" svg:y2="27.79cm">
            <text:p/>
          </draw:line>
          <draw:path draw:style-name="gr8" draw:text-style-name="P7" draw:layer="Door" svg:width="0.498cm" svg:height="0.367cm" draw:transform="skewX (0.00925024503556995) rotate (-0.128805298797183) translate (19.5316559862794cm 27.3612317355797cm)" svg:viewBox="0 0 499 368" svg:d="M0 0c428 1 499 368 499 368">
            <text:p/>
          </draw:path>
        </draw:g>
        <draw:g>
          <draw:line draw:style-name="gr8" draw:text-style-name="P7" draw:layer="Door" svg:x1="24.354cm" svg:y1="23.697cm" svg:x2="24.354cm" svg:y2="23.253cm">
            <text:p/>
          </draw:line>
          <draw:path draw:style-name="gr8" draw:text-style-name="P7" draw:layer="Door" svg:width="0.498cm" svg:height="0.367cm" draw:transform="skewX (-0.00802851455917393) rotate (1.70064882314327) translate (23.9898158868682cm 23.7472228639861cm)" svg:viewBox="0 0 499 368" svg:d="M499 0c-429 0-499 368-499 368">
            <text:p/>
          </draw:path>
        </draw:g>
        <draw:g>
          <draw:line draw:style-name="gr8" draw:text-style-name="P7" draw:layer="Door" svg:x1="20.032cm" svg:y1="25.135cm" svg:x2="20.407cm" svg:y2="24.703cm">
            <text:p/>
          </draw:line>
          <draw:line draw:style-name="gr8" draw:text-style-name="P7" draw:layer="Door" svg:x1="21.039cm" svg:y1="23.977cm" svg:x2="21.414cm" svg:y2="23.545cm">
            <text:p/>
          </draw:line>
        </draw:g>
        <draw:g>
          <draw:line draw:style-name="gr8" draw:text-style-name="P7" draw:layer="Door" svg:x1="14.378cm" svg:y1="29.079cm" svg:x2="14.378cm" svg:y2="29.523cm">
            <text:p/>
          </draw:line>
          <draw:path draw:style-name="gr8" draw:text-style-name="P7" draw:layer="Door" svg:width="0.498cm" svg:height="0.368cm" draw:transform="skewX (-0.00907571211037053) rotate (-1.44216556092291) translate (14.7428657737662cm 29.0287577783774cm)" svg:viewBox="0 0 499 369" svg:d="M499 0c-429 1-499 369-499 369">
            <text:p/>
          </draw:path>
        </draw:g>
        <draw:g>
          <draw:line draw:style-name="gr8" draw:text-style-name="P7" draw:layer="Door" svg:x1="14.75cm" svg:y1="29.878cm" svg:x2="14.306cm" svg:y2="29.878cm">
            <text:p/>
          </draw:line>
          <draw:path draw:style-name="gr8" draw:text-style-name="P7" draw:layer="Door" svg:width="0.498cm" svg:height="0.368cm" draw:transform="skewX (-0.00907571211037052) rotate (-3.01296188771781) translate (14.8002422216226cm 30.2428657737662cm)" svg:viewBox="0 0 499 369" svg:d="M499 0c-429 1-499 369-499 369">
            <text:p/>
          </draw:path>
        </draw:g>
        <draw:g>
          <draw:line draw:style-name="gr8" draw:text-style-name="P7" draw:layer="Door" svg:x1="11.5cm" svg:y1="13.85cm" svg:x2="11.5cm" svg:y2="14.3cm">
            <text:p/>
          </draw:line>
          <draw:path draw:style-name="gr8" draw:text-style-name="P7" draw:layer="Door" svg:width="0.505cm" svg:height="0.367cm" draw:transform="skewX (-0.0139626340159546) rotate (-1.44338729139931) translate (11.8645028834646cm 13.7986788827272cm)" svg:viewBox="0 0 506 368" svg:d="M506 0c-434 1-506 368-506 368">
            <text:p/>
          </draw:path>
        </draw:g>
        <draw:g>
          <draw:line draw:style-name="gr8" draw:text-style-name="P7" draw:layer="Door" svg:x1="19.127cm" svg:y1="15.076cm" svg:x2="19.127cm" svg:y2="15.297cm">
            <text:p/>
          </draw:line>
          <draw:path draw:style-name="gr8" draw:text-style-name="P7" draw:layer="Door" svg:width="0.247cm" svg:height="0.167cm" draw:transform="skewX (-0.0361283155162826) rotate (-1.45281206936008) translate (19.2926463749524cm 15.0500957141607cm)" svg:viewBox="0 0 248 168" svg:d="M248 0c-212 0-248 168-248 168">
            <text:p/>
          </draw:path>
        </draw:g>
        <draw:g>
          <draw:line draw:style-name="gr8" draw:text-style-name="P7" draw:layer="Door" svg:x1="16.333cm" svg:y1="15.001cm" svg:x2="16.333cm" svg:y2="15.677cm">
            <text:p/>
          </draw:line>
          <draw:path draw:style-name="gr8" draw:text-style-name="P7" draw:layer="Door" svg:width="0.758cm" svg:height="0.458cm" draw:transform="skewX (0.0657989128001862) rotate (1.46537843997444) translate (15.8002879139021cm 15.6765237686377cm)" svg:viewBox="0 0 759 459" svg:d="M0 0c650 1 759 459 759 459">
            <text:p/>
          </draw:path>
        </draw:g>
        <draw:g>
          <draw:line draw:style-name="gr8" draw:text-style-name="P7" draw:layer="Door" svg:x1="17.581cm" svg:y1="13.504cm" svg:x2="17.443cm" svg:y2="13.749cm">
            <text:p/>
          </draw:line>
          <draw:path draw:style-name="gr8" draw:text-style-name="P7" draw:layer="Door" svg:width="0.099cm" svg:height="0.102cm" draw:transform="rotate (-2.62253173404668) translate (17.581cm 13.7894611260054cm)" svg:viewBox="0 0 100 103" svg:d="M0 0c81 34 100 103 100 103">
            <text:p/>
          </draw:path>
        </draw:g>
        <draw:g>
          <draw:line draw:style-name="gr8" draw:text-style-name="P7" draw:layer="Door" svg:x1="16.806cm" svg:y1="13.973cm" svg:x2="16.931cm" svg:y2="14.218cm">
            <text:p/>
          </draw:line>
          <draw:path draw:style-name="gr8" draw:text-style-name="P7" draw:layer="Door" svg:width="0.093cm" svg:height="0.099cm" draw:transform="skewX (-0.0972148393360842) rotate (2.57959663444762) translate (16.8858077500533cm 14.3077241103702cm)" svg:viewBox="0 0 94 100" svg:d="M94 0c-75 34-94 100-94 100">
            <text:p/>
          </draw:path>
        </draw:g>
        <draw:g>
          <draw:line draw:style-name="gr8" draw:text-style-name="P7" draw:layer="Door" svg:x1="16.806cm" svg:y1="14.543cm" svg:x2="16.931cm" svg:y2="14.298cm">
            <text:p/>
          </draw:line>
          <draw:path draw:style-name="gr8" draw:text-style-name="P7" draw:layer="Door" svg:width="0.091cm" svg:height="0.099cm" draw:transform="skewX (0.072954762733363) rotate (0.563741348394168) translate (16.806cm 14.2585335120643cm)" svg:viewBox="0 0 92 100" svg:d="M0 0c74 34 92 100 92 100">
            <text:p/>
          </draw:path>
        </draw:g>
        <draw:g>
          <draw:line draw:style-name="gr8" draw:text-style-name="P7" draw:layer="Door" svg:x1="16.806cm" svg:y1="14.61cm" svg:x2="16.931cm" svg:y2="14.855cm">
            <text:p/>
          </draw:line>
          <draw:path draw:style-name="gr8" draw:text-style-name="P7" draw:layer="Door" svg:width="0.093cm" svg:height="0.099cm" draw:transform="skewX (-0.0972148393360842) rotate (2.57959663444762) translate (16.8858077500532cm 14.9447241103702cm)" svg:viewBox="0 0 94 100" svg:d="M94 0c-75 34-94 100-94 100">
            <text:p/>
          </draw:path>
        </draw:g>
        <draw:g>
          <draw:line draw:style-name="gr8" draw:text-style-name="P7" draw:layer="Door" svg:x1="16.806cm" svg:y1="15.18cm" svg:x2="16.931cm" svg:y2="14.935cm">
            <text:p/>
          </draw:line>
          <draw:path draw:style-name="gr8" draw:text-style-name="P7" draw:layer="Door" svg:width="0.091cm" svg:height="0.099cm" draw:transform="skewX (0.072954762733363) rotate (0.563741348394168) translate (16.806cm 14.8955335120643cm)" svg:viewBox="0 0 92 100" svg:d="M0 0c74 34 92 100 92 100">
            <text:p/>
          </draw:path>
        </draw:g>
        <draw:g>
          <draw:line draw:style-name="gr8" draw:text-style-name="P7" draw:layer="Door" svg:x1="16.806cm" svg:y1="15.494cm" svg:x2="16.931cm" svg:y2="15.283cm">
            <text:p/>
          </draw:line>
          <draw:path draw:style-name="gr8" draw:text-style-name="P7" draw:layer="Door" svg:width="0.087cm" svg:height="0.089cm" draw:transform="skewX (-0.0555014702134197) rotate (0.500734962397173) translate (16.806cm 15.2483243967828cm)" svg:viewBox="0 0 88 90" svg:d="M0 0c72 30 88 90 88 90">
            <text:p/>
          </draw:path>
        </draw:g>
        <draw:g>
          <draw:g>
            <draw:line draw:style-name="gr8" draw:text-style-name="P7" draw:layer="Door" svg:x1="16.806cm" svg:y1="15.52cm" svg:x2="17.124cm" svg:y2="15.351cm">
              <text:p/>
            </draw:line>
            <draw:path draw:style-name="gr8" draw:text-style-name="P7" draw:layer="Door" svg:width="0.125cm" svg:height="0.131cm" draw:transform="skewX (-0.064926248174189) rotate (-2.11760798144472) translate (17.2415135191647cm 15.4123849838434cm)" svg:viewBox="0 0 126 132" svg:d="M126 0c-101 44-126 132-126 132">
              <text:p/>
            </draw:path>
          </draw:g>
          <draw:g>
            <draw:line draw:style-name="gr8" draw:text-style-name="P7" draw:layer="Door" svg:x1="17.555cm" svg:y1="15.52cm" svg:x2="17.237cm" svg:y2="15.351cm">
              <text:p/>
            </draw:line>
            <draw:path draw:style-name="gr8" draw:text-style-name="P7" draw:layer="Door" svg:width="0.125cm" svg:height="0.131cm" draw:transform="skewX (0.064926248174189) rotate (2.11760798144472) translate (17.1849946380697cm 15.52cm)" svg:viewBox="0 0 126 132" svg:d="M0 0c101 44 126 132 126 132">
              <text:p/>
            </draw:path>
          </draw:g>
        </draw:g>
        <draw:g>
          <draw:g>
            <draw:line draw:style-name="gr8" draw:text-style-name="P7" draw:layer="Door" svg:x1="17.581cm" svg:y1="13.868cm" svg:x2="17.49cm" svg:y2="14.036cm">
              <text:p/>
            </draw:line>
            <draw:path draw:style-name="gr8" draw:text-style-name="P7" draw:layer="Door" svg:width="0.063cm" svg:height="0.069cm" draw:transform="rotate (-2.60490390860154) translate (17.581cm 14.0629490616622cm)" svg:viewBox="0 0 64 70" svg:d="M0 0c53 23 64 70 64 70">
              <text:p/>
            </draw:path>
          </draw:g>
          <draw:g>
            <draw:line draw:style-name="gr8" draw:text-style-name="P7" draw:layer="Door" svg:x1="17.581cm" svg:y1="14.259cm" svg:x2="17.49cm" svg:y2="14.091cm">
              <text:p/>
            </draw:line>
            <draw:path draw:style-name="gr8" draw:text-style-name="P7" draw:layer="Door" svg:width="0.063cm" svg:height="0.069cm" draw:transform="rotate (-0.542273798594638) translate (17.5263159129939cm 14.031102427544cm)" svg:viewBox="0 0 64 70" svg:d="M64 0c-53 24-64 70-64 70">
              <text:p/>
            </draw:path>
          </draw:g>
        </draw:g>
        <draw:g>
          <draw:g>
            <draw:line draw:style-name="gr8" draw:text-style-name="P7" draw:layer="Door" svg:x1="17.581cm" svg:y1="14.337cm" svg:x2="17.425cm" svg:y2="14.588cm">
              <text:p/>
            </draw:line>
            <draw:path draw:style-name="gr8" draw:text-style-name="P7" draw:layer="Door" svg:width="0.106cm" svg:height="0.107cm" draw:transform="skewX (-0.115715329407224) rotate (-2.66319790561815) translate (17.581cm 14.6286757060675cm)" svg:viewBox="0 0 107 108" svg:d="M0 0c88 36 107 108 107 108">
              <text:p/>
            </draw:path>
          </draw:g>
          <draw:g>
            <draw:line draw:style-name="gr8" draw:text-style-name="P7" draw:layer="Door" svg:x1="17.581cm" svg:y1="14.922cm" svg:x2="17.425cm" svg:y2="14.671cm">
              <text:p/>
            </draw:line>
            <draw:path draw:style-name="gr8" draw:text-style-name="P7" draw:layer="Door" svg:width="0.106cm" svg:height="0.107cm" draw:transform="skewX (0.11065387457644) rotate (-0.481361807700037) translate (17.4858980728283cm 14.5806484699438cm)" svg:viewBox="0 0 107 108" svg:d="M107 0c-88 36-107 108-107 108">
              <text:p/>
            </draw:path>
          </draw:g>
        </draw:g>
        <draw:g>
          <draw:line draw:style-name="gr8" draw:text-style-name="P7" draw:layer="Door" svg:x1="17.581cm" svg:y1="15.272cm" svg:x2="17.464cm" svg:y2="15.049cm">
            <text:p/>
          </draw:line>
          <draw:path draw:style-name="gr8" draw:text-style-name="P7" draw:layer="Door" svg:width="0.085cm" svg:height="0.091cm" draw:transform="skewX (-0.0525344104850295) rotate (-0.547684319275821) translate (17.5077693640488cm 14.9677343718503cm)" svg:viewBox="0 0 86 92" svg:d="M86 0c-70 31-86 92-86 92">
            <text:p/>
          </draw:path>
        </draw:g>
        <draw:g>
          <draw:line draw:style-name="gr8" draw:text-style-name="P7" draw:layer="Door" svg:x1="17.581cm" svg:y1="15.495cm" svg:x2="17.503cm" svg:y2="15.372cm">
            <text:p/>
          </draw:line>
          <draw:path draw:style-name="gr8" draw:text-style-name="P7" draw:layer="Door" svg:width="0.052cm" svg:height="0.052cm" draw:transform="skewX (0.141895268187139) rotate (-0.469668101711674) translate (17.5338567281515cm 15.3278446243637cm)" svg:viewBox="0 0 53 53" svg:d="M53 0c-44 18-53 53-53 53">
            <text:p/>
          </draw:path>
        </draw:g>
        <draw:g>
          <draw:line draw:style-name="gr8" draw:text-style-name="P7" draw:layer="Door" svg:x1="16.806cm" svg:y1="13.504cm" svg:x2="16.944cm" svg:y2="13.749cm">
            <text:p/>
          </draw:line>
          <draw:path draw:style-name="gr8" draw:text-style-name="P7" draw:layer="Door" svg:width="0.099cm" svg:height="0.102cm" draw:transform="rotate (2.62602239255067) translate (16.8932926993951cm 13.8389294400596cm)" svg:viewBox="0 0 100 103" svg:d="M100 0c-80 34-100 103-100 103">
            <text:p/>
          </draw:path>
        </draw:g>
        <draw:g>
          <draw:line draw:style-name="gr8" draw:text-style-name="P7" draw:layer="Door" svg:x1="18.027cm" svg:y1="15.675cm" svg:x2="18.335cm" svg:y2="15.871cm">
            <text:p/>
          </draw:line>
          <draw:path draw:style-name="gr8" draw:text-style-name="P7" draw:layer="Door" svg:width="0.136cm" svg:height="0.132cm" draw:transform="skewX (-0.11065387457644) rotate (-1.10252448848482) translate (18.3850697050938cm 15.675cm)" svg:viewBox="0 0 137 133" svg:d="M0 0c111 45 137 133 137 133">
            <text:p/>
          </draw:path>
        </draw:g>
        <draw:g>
          <draw:line draw:style-name="gr8" draw:text-style-name="P7" draw:layer="Door" svg:x1="19.516cm" svg:y1="15.076cm" svg:x2="19.516cm" svg:y2="15.297cm">
            <text:p/>
          </draw:line>
          <draw:path draw:style-name="gr8" draw:text-style-name="P7" draw:layer="Door" svg:width="0.247cm" svg:height="0.167cm" draw:transform="skewX (0.0361283155162827) rotate (1.45281206936008) translate (19.3211053343544cm 15.2968443089777cm)" svg:viewBox="0 0 248 168" svg:d="M0 0c213 0 248 168 248 168">
            <text:p/>
          </draw:path>
        </draw:g>
        <draw:g>
          <draw:line draw:style-name="gr8" draw:text-style-name="P7" draw:layer="Door" svg:x1="19.752cm" svg:y1="14.205cm" svg:x2="19.752cm" svg:y2="14.688cm">
            <text:p/>
          </draw:line>
          <draw:path draw:style-name="gr8" draw:text-style-name="P7" draw:layer="Door" svg:width="0.542cm" svg:height="0.368cm" draw:transform="skewX (0.0349065850398866) rotate (1.45228847058448) translate (19.3232317355797cm 14.6876597341006cm)" svg:viewBox="0 0 543 369" svg:d="M0 0c465 1 543 369 543 369">
            <text:p/>
          </draw:path>
        </draw:g>
        <draw:g>
          <draw:line draw:style-name="gr8" draw:text-style-name="P7" draw:layer="Door" svg:x1="21.312cm" svg:y1="14.205cm" svg:x2="21.312cm" svg:y2="14.688cm">
            <text:p/>
          </draw:line>
          <draw:path draw:style-name="gr8" draw:text-style-name="P7" draw:layer="Door" svg:width="0.542cm" svg:height="0.368cm" draw:transform="skewX (0.0349065850398866) rotate (1.45228847058448) translate (20.8832317355797cm 14.6876597341006cm)" svg:viewBox="0 0 543 369" svg:d="M0 0c465 1 543 369 543 369">
            <text:p/>
          </draw:path>
        </draw:g>
        <draw:g>
          <draw:line draw:style-name="gr8" draw:text-style-name="P7" draw:layer="Door" svg:x1="18.556cm" svg:y1="12.894cm" svg:x2="18.857cm" svg:y2="12.894cm">
            <text:p/>
          </draw:line>
          <draw:path draw:style-name="gr8" draw:text-style-name="P7" draw:layer="Door" svg:width="0.338cm" svg:height="0.266cm" draw:transform="skewX (-0.0101229096615671) rotate (3.00214084635545) translate (18.8567879502366cm 13.2058314650329cm)" svg:viewBox="0 0 339 267" svg:d="M0 0c291 0 339 267 339 267">
            <text:p/>
          </draw:path>
        </draw:g>
        <draw:g>
          <draw:line draw:style-name="gr8" draw:text-style-name="P7" draw:layer="Door" svg:x1="18.556cm" svg:y1="12.452cm" svg:x2="18.857cm" svg:y2="12.452cm">
            <text:p/>
          </draw:line>
          <draw:path draw:style-name="gr8" draw:text-style-name="P7" draw:layer="Door" svg:width="0.338cm" svg:height="0.266cm" draw:transform="skewX (-0.0101229096615671) rotate (3.00214084635545) translate (18.8567879502366cm 12.7638314650329cm)" svg:viewBox="0 0 339 267" svg:d="M0 0c291 0 339 267 339 267">
            <text:p/>
          </draw:path>
        </draw:g>
        <draw:g>
          <draw:line draw:style-name="gr8" draw:text-style-name="P7" draw:layer="Door" svg:x1="18.556cm" svg:y1="12.023cm" svg:x2="18.857cm" svg:y2="12.023cm">
            <text:p/>
          </draw:line>
          <draw:path draw:style-name="gr8" draw:text-style-name="P7" draw:layer="Door" svg:width="0.338cm" svg:height="0.266cm" draw:transform="skewX (-0.0101229096615671) rotate (3.00214084635545) translate (18.8567879502366cm 12.3348314650329cm)" svg:viewBox="0 0 339 267" svg:d="M0 0c291 0 339 267 339 267">
            <text:p/>
          </draw:path>
        </draw:g>
        <draw:g>
          <draw:line draw:style-name="gr8" draw:text-style-name="P7" draw:layer="Door" svg:x1="19.715cm" svg:y1="12.894cm" svg:x2="19.414cm" svg:y2="12.894cm">
            <text:p/>
          </draw:line>
          <draw:path draw:style-name="gr8" draw:text-style-name="P7" draw:layer="Door" svg:width="0.337cm" svg:height="0.266cm" draw:transform="skewX (0.0127409035395586) rotate (-3.00161724757985) translate (19.7490889027505cm 13.1586483838054cm)" svg:viewBox="0 0 338 267" svg:d="M338 0c-291 0-338 267-338 267">
            <text:p/>
          </draw:path>
        </draw:g>
        <draw:g>
          <draw:line draw:style-name="gr8" draw:text-style-name="P7" draw:layer="Door" svg:x1="19.715cm" svg:y1="12.452cm" svg:x2="19.414cm" svg:y2="12.452cm">
            <text:p/>
          </draw:line>
          <draw:path draw:style-name="gr8" draw:text-style-name="P7" draw:layer="Door" svg:width="0.337cm" svg:height="0.266cm" draw:transform="skewX (0.0127409035395586) rotate (-3.00161724757985) translate (19.7490889027505cm 12.7166483838054cm)" svg:viewBox="0 0 338 267" svg:d="M338 0c-291 0-338 267-338 267">
            <text:p/>
          </draw:path>
        </draw:g>
        <draw:g>
          <draw:line draw:style-name="gr8" draw:text-style-name="P7" draw:layer="Door" svg:x1="19.715cm" svg:y1="12.023cm" svg:x2="19.414cm" svg:y2="12.023cm">
            <text:p/>
          </draw:line>
          <draw:path draw:style-name="gr8" draw:text-style-name="P7" draw:layer="Door" svg:width="0.337cm" svg:height="0.266cm" draw:transform="skewX (0.0127409035395586) rotate (-3.00161724757985) translate (19.7490889027505cm 12.2876483838054cm)" svg:viewBox="0 0 338 267" svg:d="M338 0c-291 0-338 267-338 267">
            <text:p/>
          </draw:path>
        </draw:g>
        <draw:g>
          <draw:line draw:style-name="gr8" draw:text-style-name="P7" draw:layer="Door" svg:x1="20.727cm" svg:y1="12.894cm" svg:x2="21.028cm" svg:y2="12.894cm">
            <text:p/>
          </draw:line>
          <draw:path draw:style-name="gr8" draw:text-style-name="P7" draw:layer="Door" svg:width="0.338cm" svg:height="0.266cm" draw:transform="skewX (-0.0101229096615671) rotate (3.00214084635545) translate (21.0277879502366cm 13.2058314650329cm)" svg:viewBox="0 0 339 267" svg:d="M0 0c291 0 339 267 339 267">
            <text:p/>
          </draw:path>
        </draw:g>
        <draw:g>
          <draw:line draw:style-name="gr8" draw:text-style-name="P7" draw:layer="Door" svg:x1="20.727cm" svg:y1="12.452cm" svg:x2="21.028cm" svg:y2="12.452cm">
            <text:p/>
          </draw:line>
          <draw:path draw:style-name="gr8" draw:text-style-name="P7" draw:layer="Door" svg:width="0.338cm" svg:height="0.266cm" draw:transform="skewX (-0.0101229096615671) rotate (3.00214084635545) translate (21.0277879502366cm 12.7638314650329cm)" svg:viewBox="0 0 339 267" svg:d="M0 0c291 0 339 267 339 267">
            <text:p/>
          </draw:path>
        </draw:g>
        <draw:g>
          <draw:line draw:style-name="gr8" draw:text-style-name="P7" draw:layer="Door" svg:x1="20.727cm" svg:y1="12.023cm" svg:x2="21.028cm" svg:y2="12.023cm">
            <text:p/>
          </draw:line>
          <draw:path draw:style-name="gr8" draw:text-style-name="P7" draw:layer="Door" svg:width="0.338cm" svg:height="0.266cm" draw:transform="skewX (-0.0101229096615671) rotate (3.00214084635545) translate (21.0277879502366cm 12.3348314650329cm)" svg:viewBox="0 0 339 267" svg:d="M0 0c291 0 339 267 339 267">
            <text:p/>
          </draw:path>
        </draw:g>
        <draw:g>
          <draw:line draw:style-name="gr8" draw:text-style-name="P7" draw:layer="Door" svg:x1="21.912cm" svg:y1="12.894cm" svg:x2="21.611cm" svg:y2="12.894cm">
            <text:p/>
          </draw:line>
          <draw:path draw:style-name="gr8" draw:text-style-name="P7" draw:layer="Door" svg:width="0.337cm" svg:height="0.266cm" draw:transform="skewX (0.0127409035395586) rotate (-3.00161724757985) translate (21.9460889027505cm 13.1586483838054cm)" svg:viewBox="0 0 338 267" svg:d="M338 0c-291 0-338 267-338 267">
            <text:p/>
          </draw:path>
        </draw:g>
        <draw:g>
          <draw:line draw:style-name="gr8" draw:text-style-name="P7" draw:layer="Door" svg:x1="21.912cm" svg:y1="12.452cm" svg:x2="21.611cm" svg:y2="12.452cm">
            <text:p/>
          </draw:line>
          <draw:path draw:style-name="gr8" draw:text-style-name="P7" draw:layer="Door" svg:width="0.337cm" svg:height="0.266cm" draw:transform="skewX (0.0127409035395586) rotate (-3.00161724757985) translate (21.9460889027505cm 12.7166483838054cm)" svg:viewBox="0 0 338 267" svg:d="M338 0c-291 0-338 267-338 267">
            <text:p/>
          </draw:path>
        </draw:g>
        <draw:g>
          <draw:line draw:style-name="gr8" draw:text-style-name="P7" draw:layer="Door" svg:x1="21.912cm" svg:y1="12.023cm" svg:x2="21.611cm" svg:y2="12.023cm">
            <text:p/>
          </draw:line>
          <draw:path draw:style-name="gr8" draw:text-style-name="P7" draw:layer="Door" svg:width="0.337cm" svg:height="0.266cm" draw:transform="skewX (0.0127409035395586) rotate (-3.00161724757985) translate (21.9460889027505cm 12.2876483838054cm)" svg:viewBox="0 0 338 267" svg:d="M338 0c-291 0-338 267-338 267">
            <text:p/>
          </draw:path>
        </draw:g>
        <draw:g>
          <draw:line draw:style-name="gr8" draw:text-style-name="P7" draw:layer="Door" svg:x1="19.323cm" svg:y1="11.62cm" svg:x2="19.323cm" svg:y2="11.971cm">
            <text:p/>
          </draw:line>
          <draw:path draw:style-name="gr8" draw:text-style-name="P7" draw:layer="Door" svg:width="0.393cm" svg:height="0.267cm" draw:transform="skewX (0.0303687289847013) rotate (1.45089220718289) translate (19.0111685349671cm 11.9707527260234cm)" svg:viewBox="0 0 394 268" svg:d="M0 0c338 0 394 268 394 268">
            <text:p/>
          </draw:path>
        </draw:g>
        <draw:g>
          <draw:line draw:style-name="gr8" draw:text-style-name="P7" draw:layer="Door" svg:x1="21.951cm" svg:y1="14.792cm" svg:x2="21.468cm" svg:y2="14.792cm">
            <text:p/>
          </draw:line>
          <draw:path draw:style-name="gr8" draw:text-style-name="P7" draw:layer="Door" svg:width="0.543cm" svg:height="0.368cm" draw:transform="skewX (-0.0373500459926786) rotate (-3.02343386322978) translate (22.0085428778892cm 15.1566398561693cm)" svg:viewBox="0 0 544 369" svg:d="M544 0c-465 1-544 369-544 369">
            <text:p/>
          </draw:path>
        </draw:g>
        <draw:g>
          <draw:line draw:style-name="gr8" draw:text-style-name="P7" draw:layer="Door" svg:x1="22.408cm" svg:y1="15.675cm" svg:x2="22.716cm" svg:y2="15.871cm">
            <text:p/>
          </draw:line>
          <draw:path draw:style-name="gr8" draw:text-style-name="P7" draw:layer="Door" svg:width="0.136cm" svg:height="0.132cm" draw:transform="skewX (-0.110653874576441) rotate (-1.10252448848482) translate (22.7660697050938cm 15.675cm)" svg:viewBox="0 0 137 133" svg:d="M0 0c111 45 137 133 137 133">
            <text:p/>
          </draw:path>
        </draw:g>
        <draw:g>
          <draw:line draw:style-name="gr8" draw:text-style-name="P7" draw:layer="Door" svg:x1="23.157cm" svg:y1="15.001cm" svg:x2="23.157cm" svg:y2="15.677cm">
            <text:p/>
          </draw:line>
          <draw:path draw:style-name="gr8" draw:text-style-name="P7" draw:layer="Door" svg:width="0.758cm" svg:height="0.458cm" draw:transform="skewX (-0.066497044500984) rotate (-1.46555297289964) translate (23.6099986001359cm 14.9219016577085cm)" svg:viewBox="0 0 759 459" svg:d="M759 0c-651 1-759 459-759 459">
            <text:p/>
          </draw:path>
        </draw:g>
        <draw:g>
          <draw:line draw:style-name="gr8" draw:text-style-name="P7" draw:layer="Door" svg:x1="24.848cm" svg:y1="15.182cm" svg:x2="24.848cm" svg:y2="15.677cm">
            <text:p/>
          </draw:line>
          <draw:path draw:style-name="gr8" draw:text-style-name="P7" draw:layer="Door" svg:width="0.555cm" svg:height="0.357cm" draw:transform="skewX (-0.0492182849062401) rotate (-1.45787352419086) translate (25.2010856085342cm 15.1238578123423cm)" svg:viewBox="0 0 556 358" svg:d="M556 0c-476 1-556 358-556 358">
            <text:p/>
          </draw:path>
        </draw:g>
        <draw:g>
          <draw:line draw:style-name="gr8" draw:text-style-name="P7" draw:layer="Door" svg:x1="26.512cm" svg:y1="15.182cm" svg:x2="26.512cm" svg:y2="15.677cm">
            <text:p/>
          </draw:line>
          <draw:path draw:style-name="gr8" draw:text-style-name="P7" draw:layer="Door" svg:width="0.555cm" svg:height="0.357cm" draw:transform="skewX (-0.0492182849062401) rotate (-1.45787352419086) translate (26.8650856085342cm 15.1238578123423cm)" svg:viewBox="0 0 556 358" svg:d="M556 0c-476 1-556 358-556 358">
            <text:p/>
          </draw:path>
        </draw:g>
        <draw:g>
          <draw:line draw:style-name="gr8" draw:text-style-name="P7" draw:layer="Door" svg:x1="26.912cm" svg:y1="11.921cm" svg:x2="27.372cm" svg:y2="11.737cm">
            <text:p/>
          </draw:line>
          <draw:path draw:style-name="gr8" draw:text-style-name="P7" draw:layer="Door" svg:width="0.555cm" svg:height="0.356cm" draw:transform="skewX (0.0485201532054423) rotate (-2.87385914633386) translate (27.5261545757277cm 12.1227858770176cm)" svg:viewBox="0 0 556 357" svg:d="M0 0c477 0 556 357 556 357">
            <text:p/>
          </draw:path>
        </draw:g>
        <draw:g>
          <draw:line draw:style-name="gr8" draw:text-style-name="P7" draw:layer="Door" svg:x1="29.112cm" svg:y1="9.605cm" svg:x2="28.656cm" svg:y2="9.605cm">
            <text:p/>
          </draw:line>
          <draw:path draw:style-name="gr8" draw:text-style-name="P7" draw:layer="Door" svg:width="0.51cm" svg:height="0.367cm" draw:transform="skewX (0.0139626340159546) rotate (-0.125663706143592) translate (28.6557074197571cm 9.17591824932878cm)" svg:viewBox="0 0 511 368" svg:d="M0 0c440 1 511 368 511 368">
            <text:p/>
          </draw:path>
        </draw:g>
        <draw:g>
          <draw:line draw:style-name="gr8" draw:text-style-name="P7" draw:layer="Door" svg:x1="39.265cm" svg:y1="9.557cm" svg:x2="39.265cm" svg:y2="10.013cm">
            <text:p/>
          </draw:line>
          <draw:path draw:style-name="gr8" draw:text-style-name="P7" draw:layer="Door" svg:width="0.509cm" svg:height="0.367cm" draw:transform="skewX (0.0109955742875643) rotate (1.44478355480091) translate (38.8356390533552cm 10.0132974536268cm)" svg:viewBox="0 0 510 368" svg:d="M0 0c440 1 510 368 510 368">
            <text:p/>
          </draw:path>
        </draw:g>
        <draw:g>
          <draw:line draw:style-name="gr8" draw:text-style-name="P7" draw:layer="Door" svg:x1="37.341cm" svg:y1="10.536cm" svg:x2="36.932cm" svg:y2="10.333cm">
            <text:p/>
          </draw:line>
          <draw:path draw:style-name="gr8" draw:text-style-name="P7" draw:layer="Door" svg:width="0.51cm" svg:height="0.367cm" draw:transform="skewX (-0.0130899693899574) rotate (2.80736210183288) translate (37.2246401785864cm 10.8852191388692cm)" svg:viewBox="0 0 511 368" svg:d="M511 0c-440 1-511 368-511 368">
            <text:p/>
          </draw:path>
        </draw:g>
        <draw:g>
          <draw:line draw:style-name="gr8" draw:text-style-name="P7" draw:layer="Door" svg:x1="35.865cm" svg:y1="13.468cm" svg:x2="35.456cm" svg:y2="13.265cm">
            <text:p/>
          </draw:line>
          <draw:path draw:style-name="gr8" draw:text-style-name="P7" draw:layer="Door" svg:width="0.509cm" svg:height="0.367cm" draw:transform="skewX (0.0109955742875643) rotate (-0.586256095744896) translate (35.6466700349106cm 12.8805425047601cm)" svg:viewBox="0 0 510 368" svg:d="M0 0c440 1 510 368 510 368">
            <text:p/>
          </draw:path>
        </draw:g>
        <draw:g>
          <draw:line draw:style-name="gr8" draw:text-style-name="P7" draw:layer="Door" svg:x1="42.162cm" svg:y1="9.527cm" svg:x2="41.706cm" svg:y2="9.527cm">
            <text:p/>
          </draw:line>
          <draw:path draw:style-name="gr8" draw:text-style-name="P7" draw:layer="Door" svg:width="0.509cm" svg:height="0.367cm" draw:transform="skewX (0.0109955742875643) rotate (-0.126012771993991) translate (41.7059817423469cm 9.09764392673902cm)" svg:viewBox="0 0 510 368" svg:d="M0 0c440 1 510 368 510 368">
            <text:p/>
          </draw:path>
        </draw:g>
        <draw:g>
          <draw:line draw:style-name="gr8" draw:text-style-name="P7" draw:layer="Door" svg:x1="29.905cm" svg:y1="9.605cm" svg:x2="30.361cm" svg:y2="9.605cm">
            <text:p/>
          </draw:line>
          <draw:path draw:style-name="gr8" draw:text-style-name="P7" draw:layer="Door" svg:width="0.509cm" svg:height="0.368cm" draw:transform="skewX (-0.011693705988362) rotate (0.125489173218392) translate (29.8548883225045cm 9.2398021916802cm)" svg:viewBox="0 0 510 369" svg:d="M510 0c-439 1-510 369-510 369">
            <text:p/>
          </draw:path>
        </draw:g>
        <draw:line draw:style-name="gr7" draw:text-style-name="P7" draw:layer="Detail" svg:x1="10.6cm" svg:y1="13.75cm" svg:x2="11.4cm" svg:y2="13.75cm">
          <text:p/>
        </draw:line>
        <draw:line draw:style-name="gr7" draw:text-style-name="P7" draw:layer="Detail" svg:x1="11.4cm" svg:y1="13.75cm" svg:x2="11.4cm" svg:y2="14.3cm">
          <text:p/>
        </draw:line>
        <draw:line draw:style-name="gr7" draw:text-style-name="P7" draw:layer="Detail" svg:x1="10.6cm" svg:y1="14.3cm" svg:x2="14.732cm" svg:y2="14.3cm">
          <text:p/>
        </draw:line>
        <draw:line draw:style-name="gr7" draw:text-style-name="P7" draw:layer="Detail" svg:x1="29.55cm" svg:y1="8.506cm" svg:x2="29.55cm" svg:y2="9.689cm">
          <text:p/>
        </draw:line>
        <draw:line draw:style-name="gr7" draw:text-style-name="P7" draw:layer="Detail" svg:x1="42.6cm" svg:y1="8.5cm" svg:x2="41.7cm" svg:y2="8.5cm">
          <text:p/>
        </draw:line>
        <draw:g>
          <draw:line draw:style-name="gr8" draw:text-style-name="P7" draw:layer="Door" svg:x1="11cm" svg:y1="19.849cm" svg:x2="10.55cm" svg:y2="19.849cm">
            <text:p/>
          </draw:line>
          <draw:path draw:style-name="gr8" draw:text-style-name="P7" draw:layer="Door" svg:width="0.506cm" svg:height="0.367cm" draw:transform="skewX (0.0162315620435473) rotate (-0.127409035395586) translate (10.5496513374453cm 19.4202317355797cm)" svg:viewBox="0 0 507 368" svg:d="M0 0c434 1 507 368 507 368">
            <text:p/>
          </draw:path>
        </draw:g>
        <draw:g>
          <draw:line draw:style-name="gr8" draw:text-style-name="P7" draw:layer="Door" svg:x1="11cm" svg:y1="21.629cm" svg:x2="10.55cm" svg:y2="21.629cm">
            <text:p/>
          </draw:line>
          <draw:path draw:style-name="gr8" draw:text-style-name="P7" draw:layer="Door" svg:width="0.506cm" svg:height="0.367cm" draw:transform="skewX (0.0162315620435473) rotate (-0.127409035395586) translate (10.5496513374453cm 21.2002317355797cm)" svg:viewBox="0 0 507 368" svg:d="M0 0c434 1 507 368 507 368">
            <text:p/>
          </draw:path>
        </draw:g>
        <draw:g>
          <draw:g>
            <draw:line draw:style-name="gr8" draw:text-style-name="P7" draw:layer="Door" svg:x1="10.771cm" svg:y1="15.15cm" svg:x2="10.771cm" svg:y2="15.664cm">
              <text:p/>
            </draw:line>
            <draw:path draw:style-name="gr8" draw:text-style-name="P7" draw:layer="Door" svg:width="0.575cm" svg:height="0.369cm" draw:transform="skewX (-0.0486946861306418) rotate (-1.46101511684445) translate (11.1366970157081cm 15.0921904150475cm)" svg:viewBox="0 0 576 370" svg:d="M576 0c-495 2-576 370-576 370">
              <text:p/>
            </draw:path>
          </draw:g>
          <draw:g>
            <draw:line draw:style-name="gr8" draw:text-style-name="P7" draw:layer="Door" svg:x1="11.35cm" svg:y1="15.45cm" svg:x2="11.35cm" svg:y2="15.664cm">
              <text:p/>
            </draw:line>
            <draw:path draw:style-name="gr8" draw:text-style-name="P7" draw:layer="Door" svg:width="0.239cm" svg:height="0.13cm" draw:transform="skewX (0.106988683147252) rotate (1.48370439712038) translate (11.2000810264265cm 15.6641658084149cm)" svg:viewBox="0 0 240 131" svg:d="M0 0c206 2 240 131 240 131">
              <text:p/>
            </draw:path>
          </draw:g>
        </draw:g>
        <draw:g>
          <draw:g>
            <draw:line draw:style-name="gr8" draw:text-style-name="P7" draw:layer="Door" svg:x1="11.114cm" svg:y1="13.7cm" svg:x2="10.6cm" svg:y2="13.7cm">
              <text:p/>
            </draw:line>
            <draw:path draw:style-name="gr8" draw:text-style-name="P7" draw:layer="Door" svg:width="0.575cm" svg:height="0.369cm" draw:transform="skewX (0.0488692190558412) rotate (-0.109432144100045) translate (10.599601749882cm 13.2712317355797cm)" svg:viewBox="0 0 576 370" svg:d="M0 0c494 2 576 370 576 370">
              <text:p/>
            </draw:path>
          </draw:g>
          <draw:g>
            <draw:line draw:style-name="gr8" draw:text-style-name="P7" draw:layer="Door" svg:x1="10.814cm" svg:y1="13.121cm" svg:x2="10.6cm" svg:y2="13.121cm">
              <text:p/>
            </draw:line>
            <draw:path draw:style-name="gr8" draw:text-style-name="P7" draw:layer="Door" svg:width="0.239cm" svg:height="0.129cm" draw:transform="skewX (-0.106290551446455) rotate (-3.05258086173808) translate (10.8391681561303cm 13.2495589862865cm)" svg:viewBox="0 0 240 130" svg:d="M240 0c-205 1-240 130-240 130">
              <text:p/>
            </draw:path>
          </draw:g>
        </draw:g>
        <draw:g>
          <draw:g>
            <draw:line draw:style-name="gr8" draw:text-style-name="P7" draw:layer="Door" svg:x1="11.35cm" svg:y1="14.65cm" svg:x2="11.35cm" svg:y2="14.3cm">
              <text:p/>
            </draw:line>
            <draw:path draw:style-name="gr8" draw:text-style-name="P7" draw:layer="Door" svg:width="0.391cm" svg:height="0.278cm" draw:transform="skewX (-0.0176278254451427) rotate (1.6943656378361) translate (11.0735076102003cm 14.6888691448539cm)" svg:viewBox="0 0 392 279" svg:d="M392 0c-337 1-392 279-392 279">
              <text:p/>
            </draw:path>
          </draw:g>
          <draw:g>
            <draw:line draw:style-name="gr8" draw:text-style-name="P7" draw:layer="Door" svg:x1="10.7cm" svg:y1="14.65cm" svg:x2="10.7cm" svg:y2="14.3cm">
              <text:p/>
            </draw:line>
            <draw:path draw:style-name="gr8" draw:text-style-name="P7" draw:layer="Door" svg:width="0.39cm" svg:height="0.278cm" draw:transform="skewX (0.0153588974175501) rotate (-1.6940165719857) translate (11.0248244427427cm 14.299728818013cm)" svg:viewBox="0 0 391 279" svg:d="M0 0c337 1 391 279 391 279">
              <text:p/>
            </draw:path>
          </draw:g>
        </draw:g>
        <draw:line draw:style-name="gr9" draw:text-style-name="P7" draw:layer="Walls" svg:x1="9.501cm" svg:y1="24.201cm" svg:x2="9.501cm" svg:y2="33.351cm">
          <text:p/>
        </draw:line>
        <draw:line draw:style-name="gr9" draw:text-style-name="P7" draw:layer="Walls" svg:x1="9.501cm" svg:y1="24.201cm" svg:x2="9.531cm" svg:y2="15.65cm">
          <text:p/>
        </draw:line>
        <draw:line draw:style-name="gr9" draw:text-style-name="P7" draw:layer="Walls" svg:x1="12.85cm" svg:y1="16.6cm" svg:x2="10.55cm" svg:y2="16.6cm">
          <text:p/>
        </draw:line>
        <draw:line draw:style-name="gr9" draw:text-style-name="P7" draw:layer="Walls" svg:x1="17.496cm" svg:y1="15.664cm" svg:x2="11.252cm" svg:y2="15.664cm">
          <text:p/>
        </draw:line>
        <draw:line draw:style-name="gr9" draw:text-style-name="P7" draw:layer="Walls" svg:x1="9.531cm" svg:y1="15.65cm" svg:x2="9.531cm" svg:y2="6.096cm">
          <text:p/>
        </draw:line>
        <draw:line draw:style-name="gr9" draw:text-style-name="P7" draw:layer="Walls" svg:x1="20.45cm" svg:y1="24.525cm" svg:x2="21.551cm" svg:y2="23.241cm">
          <text:p/>
        </draw:line>
        <draw:line draw:style-name="gr9" draw:text-style-name="P7" draw:layer="Walls" svg:x1="21.551cm" svg:y1="23.241cm" svg:x2="23.751cm" svg:y2="23.241cm">
          <text:p/>
        </draw:line>
        <draw:line draw:style-name="gr9" draw:text-style-name="P7" draw:layer="Walls" svg:x1="18.673cm" svg:y1="15.664cm" svg:x2="17.496cm" svg:y2="15.664cm">
          <text:p/>
        </draw:line>
        <draw:line draw:style-name="gr9" draw:text-style-name="P7" draw:layer="Walls" svg:x1="18.673cm" svg:y1="15.664cm" svg:x2="28.3cm" svg:y2="15.664cm">
          <text:p/>
        </draw:line>
        <draw:line draw:style-name="gr9" draw:text-style-name="P7" draw:layer="Walls" svg:x1="30.015cm" svg:y1="17.656cm" svg:x2="19.4cm" svg:y2="17.656cm">
          <text:p/>
        </draw:line>
        <draw:line draw:style-name="gr9" draw:text-style-name="P7" draw:layer="Walls" svg:x1="28.661cm" svg:y1="14.968cm" svg:x2="28.151cm" svg:y2="13.651cm">
          <text:p/>
        </draw:line>
        <draw:line draw:style-name="gr9" draw:text-style-name="P7" draw:layer="Walls" svg:x1="28.261cm" svg:y1="15.66cm" svg:x2="28.661cm" svg:y2="14.968cm">
          <text:p/>
        </draw:line>
        <draw:line draw:style-name="gr9" draw:text-style-name="P7" draw:layer="Walls" svg:x1="30.362cm" svg:y1="11.279cm" svg:x2="28.654cm" svg:y2="11.276cm">
          <text:p/>
        </draw:line>
        <draw:line draw:style-name="gr9" draw:text-style-name="P7" draw:layer="Walls" svg:x1="28.654cm" svg:y1="11.276cm" svg:x2="28.654cm" svg:y2="10.777cm">
          <text:p/>
        </draw:line>
        <draw:line draw:style-name="gr9" draw:text-style-name="P7" draw:layer="Walls" svg:x1="24.732cm" svg:y1="13.317cm" svg:x2="26.036cm" svg:y2="13.317cm">
          <text:p/>
        </draw:line>
        <draw:line draw:style-name="gr9" draw:text-style-name="P7" draw:layer="Walls" svg:x1="26.036cm" svg:y1="13.317cm" svg:x2="26.02cm" svg:y2="11.252cm">
          <text:p/>
        </draw:line>
        <draw:line draw:style-name="gr9" draw:text-style-name="P7" draw:layer="Walls" svg:x1="26.02cm" svg:y1="11.252cm" svg:x2="27.16cm" svg:y2="11.246cm">
          <text:p/>
        </draw:line>
        <draw:line draw:style-name="gr9" draw:text-style-name="P7" draw:layer="Walls" svg:x1="27.16cm" svg:y1="11.246cm" svg:x2="28.151cm" svg:y2="13.651cm">
          <text:p/>
        </draw:line>
        <draw:line draw:style-name="gr9" draw:text-style-name="P7" draw:layer="Walls" svg:x1="28.654cm" svg:y1="10.777cm" svg:x2="28.651cm" svg:y2="8.501cm">
          <text:p/>
        </draw:line>
        <draw:line draw:style-name="gr9" draw:text-style-name="P7" draw:layer="Walls" svg:x1="28.651cm" svg:y1="8.501cm" svg:x2="29.581cm" svg:y2="8.002cm">
          <text:p/>
        </draw:line>
        <draw:line draw:style-name="gr9" draw:text-style-name="P7" draw:layer="Walls" svg:x1="29.581cm" svg:y1="8.002cm" svg:x2="29.642cm" svg:y2="7.975cm">
          <text:p/>
        </draw:line>
        <draw:line draw:style-name="gr9" draw:text-style-name="P7" draw:layer="Walls" svg:x1="29.642cm" svg:y1="7.975cm" svg:x2="29.703cm" svg:y2="7.951cm">
          <text:p/>
        </draw:line>
        <draw:line draw:style-name="gr9" draw:text-style-name="P7" draw:layer="Walls" svg:x1="9.531cm" svg:y1="6.092cm" svg:x2="19.701cm" svg:y2="6.092cm">
          <text:p/>
        </draw:line>
        <draw:line draw:style-name="gr9" draw:text-style-name="P7" draw:layer="Walls" svg:x1="19.526cm" svg:y1="25.578cm" svg:x2="19.526cm" svg:y2="27.92cm">
          <text:p/>
        </draw:line>
        <draw:line draw:style-name="gr9" draw:text-style-name="P7" draw:layer="Walls" svg:x1="19.526cm" svg:y1="27.92cm" svg:x2="24.545cm" svg:y2="27.919cm">
          <text:p/>
        </draw:line>
        <draw:line draw:style-name="gr9" draw:text-style-name="P7" draw:layer="Walls" svg:x1="24.545cm" svg:y1="28.946cm" svg:x2="23.416cm" svg:y2="28.946cm">
          <text:p/>
        </draw:line>
        <draw:line draw:style-name="gr9" draw:text-style-name="P7" draw:layer="Walls" svg:x1="23.416cm" svg:y1="28.946cm" svg:x2="23.416cm" svg:y2="30.699cm">
          <text:p/>
        </draw:line>
        <draw:line draw:style-name="gr9" draw:text-style-name="P7" draw:layer="Walls" svg:x1="23.416cm" svg:y1="30.699cm" svg:x2="24.61cm" svg:y2="31.44cm">
          <text:p/>
        </draw:line>
        <draw:line draw:style-name="gr9" draw:text-style-name="P7" draw:layer="Walls" svg:x1="24.61cm" svg:y1="31.44cm" svg:x2="24.679cm" svg:y2="31.457cm">
          <text:p/>
        </draw:line>
        <draw:line draw:style-name="gr9" draw:text-style-name="P7" draw:layer="Walls" svg:x1="24.679cm" svg:y1="31.457cm" svg:x2="24.751cm" svg:y2="31.451cm">
          <text:p/>
        </draw:line>
        <draw:line draw:style-name="gr9" draw:text-style-name="P7" draw:layer="Walls" svg:x1="20.45cm" svg:y1="24.525cm" svg:x2="19.526cm" svg:y2="25.578cm">
          <text:p/>
        </draw:line>
        <draw:line draw:style-name="gr9" draw:text-style-name="P7" draw:layer="Walls" svg:x1="21.69cm" svg:y1="33.336cm" svg:x2="9.501cm" svg:y2="33.336cm">
          <text:p/>
        </draw:line>
        <draw:line draw:style-name="gr9" draw:text-style-name="P7" draw:layer="Walls" svg:x1="33.001cm" svg:y1="33.341cm" svg:x2="21.69cm" svg:y2="33.341cm">
          <text:p/>
        </draw:line>
        <draw:line draw:style-name="gr9" draw:text-style-name="P7" draw:layer="Walls" svg:x1="24.545cm" svg:y1="28.946cm" svg:x2="26.132cm" svg:y2="28.946cm">
          <text:p/>
        </draw:line>
        <draw:line draw:style-name="gr9" draw:text-style-name="P7" draw:layer="Walls" svg:x1="26.132cm" svg:y1="28.946cm" svg:x2="26.132cm" svg:y2="30.703cm">
          <text:p/>
        </draw:line>
        <draw:line draw:style-name="gr9" draw:text-style-name="P7" draw:layer="Walls" svg:x1="26.132cm" svg:y1="30.703cm" svg:x2="25.101cm" svg:y2="30.695cm">
          <text:p/>
        </draw:line>
        <draw:line draw:style-name="gr9" draw:text-style-name="P7" draw:layer="Walls" svg:x1="25.101cm" svg:y1="30.695cm" svg:x2="24.973cm" svg:y2="31.306cm">
          <text:p/>
        </draw:line>
        <draw:line draw:style-name="gr9" draw:text-style-name="P7" draw:layer="Walls" svg:x1="24.973cm" svg:y1="31.306cm" svg:x2="24.751cm" svg:y2="31.451cm">
          <text:p/>
        </draw:line>
        <draw:line draw:style-name="gr9" draw:text-style-name="P7" draw:layer="Walls" svg:x1="38.651cm" svg:y1="17.64cm" svg:x2="38.651cm" svg:y2="21.8cm">
          <text:p/>
        </draw:line>
        <draw:line draw:style-name="gr9" draw:text-style-name="P7" draw:layer="Walls" svg:x1="38.651cm" svg:y1="23.345cm" svg:x2="41.073cm" svg:y2="23.345cm">
          <text:p/>
        </draw:line>
        <draw:line draw:style-name="gr9" draw:text-style-name="P7" draw:layer="Walls" svg:x1="41.8cm" svg:y1="15.648cm" svg:x2="40.039cm" svg:y2="15.648cm">
          <text:p/>
        </draw:line>
        <draw:line draw:style-name="gr9" draw:text-style-name="P7" draw:layer="Walls" svg:x1="40.039cm" svg:y1="15.648cm" svg:x2="40.039cm" svg:y2="14.106cm">
          <text:p/>
        </draw:line>
        <draw:line draw:style-name="gr9" draw:text-style-name="P7" draw:layer="Walls" svg:x1="40.039cm" svg:y1="14.106cm" svg:x2="41.805cm" svg:y2="14.106cm">
          <text:p/>
        </draw:line>
        <draw:line draw:style-name="gr9" draw:text-style-name="P7" draw:layer="Walls" svg:x1="39.302cm" svg:y1="13.651cm" svg:x2="38.901cm" svg:y2="13.651cm">
          <text:p/>
        </draw:line>
        <draw:line draw:style-name="gr9" draw:text-style-name="P7" draw:layer="Walls" svg:x1="35.251cm" svg:y1="13.651cm" svg:x2="36.973cm" svg:y2="10.256cm">
          <text:p/>
        </draw:line>
        <draw:line draw:style-name="gr9" draw:text-style-name="P7" draw:layer="Walls" svg:x1="36.973cm" svg:y1="10.256cm" svg:x2="38.611cm" svg:y2="10.251cm">
          <text:p/>
        </draw:line>
        <draw:line draw:style-name="gr9" draw:text-style-name="P7" draw:layer="Walls" svg:x1="38.611cm" svg:y1="10.251cm" svg:x2="38.611cm" svg:y2="10.001cm">
          <text:p/>
        </draw:line>
        <draw:line draw:style-name="gr9" draw:text-style-name="P7" draw:layer="Walls" svg:x1="38.611cm" svg:y1="10.001cm" svg:x2="39.043cm" svg:y2="10.001cm">
          <text:p/>
        </draw:line>
        <draw:line draw:style-name="gr9" draw:text-style-name="P7" draw:layer="Walls" svg:x1="29.701cm" svg:y1="7.951cm" svg:x2="29.798cm" svg:y2="7.984cm">
          <text:p/>
        </draw:line>
        <draw:line draw:style-name="gr9" draw:text-style-name="P7" draw:layer="Walls" svg:x1="29.798cm" svg:y1="7.984cm" svg:x2="29.872cm" svg:y2="8.031cm">
          <text:p/>
        </draw:line>
        <draw:line draw:style-name="gr9" draw:text-style-name="P7" draw:layer="Walls" svg:x1="29.872cm" svg:y1="8.031cm" svg:x2="29.924cm" svg:y2="8.07cm">
          <text:p/>
        </draw:line>
        <draw:line draw:style-name="gr9" draw:text-style-name="P7" draw:layer="Walls" svg:x1="29.924cm" svg:y1="8.07cm" svg:x2="29.95cm" svg:y2="8.079cm">
          <text:p/>
        </draw:line>
        <draw:line draw:style-name="gr9" draw:text-style-name="P7" draw:layer="Walls" svg:x1="29.95cm" svg:y1="8.079cm" svg:x2="30.356cm" svg:y2="8.507cm">
          <text:p/>
        </draw:line>
        <draw:line draw:style-name="gr9" draw:text-style-name="P7" draw:layer="Walls" svg:x1="19.7cm" svg:y1="6.083cm" svg:x2="37.325cm" svg:y2="6.101cm">
          <text:p/>
        </draw:line>
        <draw:line draw:style-name="gr9" draw:text-style-name="P7" draw:layer="Walls" svg:x1="37.325cm" svg:y1="6.101cm" svg:x2="37.325cm" svg:y2="4.75cm">
          <text:p/>
        </draw:line>
        <draw:line draw:style-name="gr9" draw:text-style-name="P7" draw:layer="Walls" svg:x1="37.325cm" svg:y1="4.75cm" svg:x2="48.08cm" svg:y2="4.752cm">
          <text:p/>
        </draw:line>
        <draw:line draw:style-name="gr9" draw:text-style-name="P7" draw:layer="Walls" svg:x1="47.232cm" svg:y1="12.213cm" svg:x2="48.08cm" svg:y2="4.752cm">
          <text:p/>
        </draw:line>
        <draw:line draw:style-name="gr9" draw:text-style-name="P7" draw:layer="Walls" svg:x1="39.043cm" svg:y1="10.001cm" svg:x2="39.302cm" svg:y2="10.001cm">
          <text:p/>
        </draw:line>
        <draw:line draw:style-name="gr9" draw:text-style-name="P7" draw:layer="Walls" svg:x1="47.125cm" svg:y1="12.792cm" svg:x2="47.211cm" svg:y2="12.218cm">
          <text:p/>
        </draw:line>
        <draw:line draw:style-name="gr9" draw:text-style-name="P7" draw:layer="Walls" svg:x1="41.805cm" svg:y1="14.106cm" svg:x2="41.805cm" svg:y2="15.648cm">
          <text:p/>
        </draw:line>
        <draw:line draw:style-name="gr9" draw:text-style-name="P7" draw:layer="Walls" svg:x1="42.819cm" svg:y1="15.648cm" svg:x2="44.762cm" svg:y2="15.163cm">
          <text:p/>
        </draw:line>
        <draw:line draw:style-name="gr9" draw:text-style-name="P7" draw:layer="Walls" svg:x1="44.762cm" svg:y1="15.163cm" svg:x2="45.54cm" svg:y2="14.822cm">
          <text:p/>
        </draw:line>
        <draw:line draw:style-name="gr9" draw:text-style-name="P7" draw:layer="Walls" svg:x1="45.54cm" svg:y1="14.822cm" svg:x2="46.412cm" svg:y2="14.148cm">
          <text:p/>
        </draw:line>
        <draw:line draw:style-name="gr9" draw:text-style-name="P7" draw:layer="Walls" svg:x1="46.412cm" svg:y1="14.148cm" svg:x2="46.887cm" svg:y2="13.306cm">
          <text:p/>
        </draw:line>
        <draw:line draw:style-name="gr9" draw:text-style-name="P7" draw:layer="Walls" svg:x1="46.887cm" svg:y1="13.306cm" svg:x2="47.125cm" svg:y2="12.792cm">
          <text:p/>
        </draw:line>
        <draw:line draw:style-name="gr9" draw:text-style-name="P7" draw:layer="Walls" svg:x1="41.501cm" svg:y1="17.401cm" svg:x2="41.501cm" svg:y2="21.656cm">
          <text:p/>
        </draw:line>
        <draw:line draw:style-name="gr9" draw:text-style-name="P7" draw:layer="Walls" svg:x1="41.501cm" svg:y1="21.656cm" svg:x2="42.814cm" svg:y2="21.656cm">
          <text:p/>
        </draw:line>
        <draw:line draw:style-name="gr9" draw:text-style-name="P7" draw:layer="Walls" svg:x1="42.814cm" svg:y1="21.658cm" svg:x2="42.814cm" svg:y2="16.995cm">
          <text:p/>
        </draw:line>
        <draw:line draw:style-name="gr9" draw:text-style-name="P7" draw:layer="Walls" svg:x1="42.814cm" svg:y1="16.995cm" svg:x2="41.501cm" svg:y2="17.401cm">
          <text:p/>
        </draw:line>
        <draw:line draw:style-name="gr9" draw:text-style-name="P7" draw:layer="Walls" svg:x1="46.023cm" svg:y1="23.901cm" svg:x2="46.023cm" svg:y2="23.351cm">
          <text:p/>
        </draw:line>
        <draw:line draw:style-name="gr9" draw:text-style-name="P7" draw:layer="Walls" svg:x1="46.023cm" svg:y1="23.351cm" svg:x2="45.851cm" svg:y2="22.801cm">
          <text:p/>
        </draw:line>
        <draw:line draw:style-name="gr9" draw:text-style-name="P7" draw:layer="Walls" svg:x1="45.851cm" svg:y1="22.801cm" svg:x2="45.401cm" svg:y2="22.201cm">
          <text:p/>
        </draw:line>
        <draw:line draw:style-name="gr9" draw:text-style-name="P7" draw:layer="Walls" svg:x1="45.401cm" svg:y1="22.201cm" svg:x2="44.827cm" svg:y2="21.825cm">
          <text:p/>
        </draw:line>
        <draw:line draw:style-name="gr9" draw:text-style-name="P7" draw:layer="Walls" svg:x1="44.827cm" svg:y1="21.825cm" svg:x2="44.251cm" svg:y2="21.658cm">
          <text:p/>
        </draw:line>
        <draw:line draw:style-name="gr9" draw:text-style-name="P7" draw:layer="Walls" svg:x1="44.251cm" svg:y1="21.658cm" svg:x2="42.814cm" svg:y2="21.656cm">
          <text:p/>
        </draw:line>
        <draw:line draw:style-name="gr9" draw:text-style-name="P7" draw:layer="Walls" svg:x1="41.073cm" svg:y1="23.345cm" svg:x2="42.411cm" svg:y2="23.343cm">
          <text:p/>
        </draw:line>
        <draw:line draw:style-name="gr9" draw:text-style-name="P7" draw:layer="Walls" svg:x1="42.412cm" svg:y1="23.345cm" svg:x2="42.412cm" svg:y2="27.933cm">
          <text:p/>
        </draw:line>
        <draw:line draw:style-name="gr9" draw:text-style-name="P7" draw:layer="Walls" svg:x1="45.012cm" svg:y1="33.341cm" svg:x2="46.023cm" svg:y2="23.901cm">
          <text:p/>
        </draw:line>
        <draw:line draw:style-name="gr9" draw:text-style-name="P7" draw:layer="Walls" svg:x1="24.494cm" svg:y1="23.241cm" svg:x2="23.751cm" svg:y2="23.241cm">
          <text:p/>
        </draw:line>
        <draw:line draw:style-name="gr9" draw:text-style-name="P7" draw:layer="Walls" svg:x1="15.45cm" svg:y1="21.689cm" svg:x2="29.634cm" svg:y2="21.684cm">
          <text:p/>
        </draw:line>
        <draw:line draw:style-name="gr9" draw:text-style-name="P7" draw:layer="Walls" svg:x1="38.651cm" svg:y1="21.8cm" svg:x2="29.634cm" svg:y2="21.8cm">
          <text:p/>
        </draw:line>
        <draw:line draw:style-name="gr9" draw:text-style-name="P7" draw:layer="Walls" svg:x1="45.012cm" svg:y1="33.341cm" svg:x2="33.001cm" svg:y2="33.341cm">
          <text:p/>
        </draw:line>
        <draw:line draw:style-name="gr9" draw:text-style-name="P7" draw:layer="Walls" svg:x1="35.251cm" svg:y1="13.651cm" svg:x2="38.901cm" svg:y2="13.651cm">
          <text:p/>
        </draw:line>
        <draw:line draw:style-name="gr9" draw:text-style-name="P7" draw:layer="Walls" svg:x1="38.651cm" svg:y1="17.649cm" svg:x2="30.015cm" svg:y2="17.656cm">
          <text:p/>
        </draw:line>
        <draw:rect draw:style-name="gr10" draw:text-style-name="P7" draw:layer="Walls" svg:width="9.999cm" svg:height="4.375cm" svg:x="14.732cm" svg:y="11.288cm">
          <text:p/>
        </draw:rect>
        <draw:rect draw:style-name="gr11" draw:text-style-name="P7" draw:layer="Walls" svg:width="1.624cm" svg:height="2.349cm" svg:x="24.732cm" svg:y="13.314cm">
          <text:p/>
        </draw:rect>
        <draw:line draw:style-name="gr9" draw:text-style-name="P7" draw:layer="Walls" svg:x1="27.172cm" svg:y1="11.246cm" svg:x2="26.02cm" svg:y2="11.246cm">
          <text:p/>
        </draw:line>
        <draw:line draw:style-name="gr9" draw:text-style-name="P7" draw:layer="Walls" svg:x1="26.02cm" svg:y1="11.246cm" svg:x2="26.036cm" svg:y2="13.315cm">
          <text:p/>
        </draw:line>
        <draw:line draw:style-name="gr9" draw:text-style-name="P7" draw:layer="Walls" svg:x1="26.036cm" svg:y1="13.315cm" svg:x2="28.001cm" svg:y2="13.315cm">
          <text:p/>
        </draw:line>
        <draw:line draw:style-name="gr9" draw:text-style-name="P7" draw:layer="Walls" svg:x1="28.001cm" svg:y1="13.315cm" svg:x2="27.172cm" svg:y2="11.246cm">
          <text:p/>
        </draw:line>
        <draw:rect draw:style-name="gr12" draw:text-style-name="P7" draw:layer="Walls" svg:width="1.702cm" svg:height="1.183cm" svg:x="28.654cm" svg:y="8.506cm">
          <text:p/>
        </draw:rect>
        <draw:rect draw:style-name="gr13" draw:text-style-name="P7" draw:layer="Walls" svg:width="1.708cm" svg:height="1.589cm" svg:x="28.654cm" svg:y="9.689cm">
          <text:p/>
        </draw:rect>
        <draw:rect draw:style-name="gr14" draw:text-style-name="P7" draw:layer="Walls" svg:width="8.717cm" svg:height="4.574cm" svg:x="29.633cm" svg:y="23.345cm">
          <text:p/>
        </draw:rect>
        <draw:rect draw:style-name="gr15" draw:text-style-name="P7" draw:layer="Walls" svg:width="4.061cm" svg:height="2.829cm" svg:x="38.35cm" svg:y="23.344cm">
          <text:p/>
        </draw:rect>
        <draw:rect draw:style-name="gr16" draw:text-style-name="P7" draw:layer="Walls" svg:width="0.984cm" svg:height="1.745cm" svg:x="40.44cm" svg:y="26.173cm">
          <text:p/>
        </draw:rect>
        <draw:rect draw:style-name="gr17" draw:text-style-name="P7" draw:layer="Walls" svg:width="0.988cm" svg:height="1.745cm" svg:x="41.424cm" svg:y="26.173cm">
          <text:p/>
        </draw:rect>
        <draw:rect draw:style-name="gr18" draw:text-style-name="P7" draw:layer="Walls" svg:width="2.089cm" svg:height="1.745cm" svg:x="38.35cm" svg:y="26.173cm">
          <text:p/>
        </draw:rect>
        <draw:rect draw:style-name="gr19" draw:text-style-name="P7" draw:layer="Walls" svg:width="1.675cm" svg:height="2.342cm" svg:x="19.525cm" svg:y="25.578cm">
          <text:p/>
        </draw:rect>
        <draw:rect draw:style-name="gr20" draw:text-style-name="P7" draw:layer="Walls" svg:width="1.616cm" svg:height="2.35cm" svg:x="21.201cm" svg:y="25.578cm">
          <text:p/>
        </draw:rect>
        <draw:rect draw:style-name="gr21" draw:text-style-name="P7" draw:layer="Walls" svg:width="1.677cm" svg:height="2.341cm" svg:x="22.816cm" svg:y="25.577cm">
          <text:p/>
        </draw:rect>
        <draw:rect draw:style-name="gr22" draw:text-style-name="P7" draw:layer="Walls" svg:width="2.437cm" svg:height="2.337cm" svg:x="22.056cm" svg:y="23.24cm">
          <text:p/>
        </draw:rect>
        <draw:rect draw:style-name="gr23" draw:text-style-name="P7" draw:layer="Walls" svg:width="1.185cm" svg:height="0.882cm" svg:x="23.415cm" svg:y="28.946cm">
          <text:p/>
        </draw:rect>
        <draw:rect draw:style-name="gr24" draw:text-style-name="P7" draw:layer="Walls" svg:width="1.185cm" svg:height="0.875cm" svg:x="23.415cm" svg:y="29.827cm">
          <text:p/>
        </draw:rect>
        <draw:rect draw:style-name="gr25" draw:text-style-name="P7" draw:layer="Walls" svg:width="1.535cm" svg:height="1.757cm" svg:x="24.596cm" svg:y="28.945cm">
          <text:p/>
        </draw:rect>
        <draw:line draw:style-name="gr9" draw:text-style-name="P7" draw:layer="Walls" svg:x1="21.551cm" svg:y1="23.241cm" svg:x2="22.057cm" svg:y2="23.241cm">
          <text:p/>
        </draw:line>
        <draw:line draw:style-name="gr9" draw:text-style-name="P7" draw:layer="Walls" svg:x1="22.057cm" svg:y1="23.241cm" svg:x2="22.057cm" svg:y2="25.578cm">
          <text:p/>
        </draw:line>
        <draw:line draw:style-name="gr9" draw:text-style-name="P7" draw:layer="Walls" svg:x1="22.057cm" svg:y1="25.578cm" svg:x2="19.534cm" svg:y2="25.578cm">
          <text:p/>
        </draw:line>
        <draw:line draw:style-name="gr9" draw:text-style-name="P7" draw:layer="Walls" svg:x1="19.534cm" svg:y1="25.578cm" svg:x2="20.45cm" svg:y2="24.525cm">
          <text:p/>
        </draw:line>
        <draw:line draw:style-name="gr9" draw:text-style-name="P7" draw:layer="Walls" svg:x1="20.45cm" svg:y1="24.525cm" svg:x2="21.551cm" svg:y2="23.241cm">
          <text:p/>
        </draw:line>
        <draw:line draw:style-name="gr9" draw:text-style-name="P7" draw:layer="Walls" svg:x1="28.001cm" svg:y1="13.315cm" svg:x2="26.357cm" svg:y2="13.315cm">
          <text:p/>
        </draw:line>
        <draw:line draw:style-name="gr9" draw:text-style-name="P7" draw:layer="Walls" svg:x1="26.357cm" svg:y1="13.315cm" svg:x2="26.357cm" svg:y2="15.664cm">
          <text:p/>
        </draw:line>
        <draw:line draw:style-name="gr9" draw:text-style-name="P7" draw:layer="Walls" svg:x1="26.357cm" svg:y1="15.664cm" svg:x2="28.26cm" svg:y2="15.664cm">
          <text:p/>
        </draw:line>
        <draw:line draw:style-name="gr9" draw:text-style-name="P7" draw:layer="Walls" svg:x1="28.26cm" svg:y1="15.664cm" svg:x2="28.662cm" svg:y2="14.968cm">
          <text:p/>
        </draw:line>
        <draw:line draw:style-name="gr9" draw:text-style-name="P7" draw:layer="Walls" svg:x1="28.662cm" svg:y1="14.968cm" svg:x2="28.001cm" svg:y2="13.315cm">
          <text:p/>
        </draw:line>
        <draw:line draw:style-name="gr9" draw:text-style-name="P7" draw:layer="Walls" svg:x1="35.251cm" svg:y1="13.651cm" svg:x2="39.302cm" svg:y2="13.651cm">
          <text:p/>
        </draw:line>
        <draw:line draw:style-name="gr9" draw:text-style-name="P7" draw:layer="Walls" svg:x1="39.302cm" svg:y1="13.651cm" svg:x2="39.302cm" svg:y2="11.914cm">
          <text:p/>
        </draw:line>
        <draw:line draw:style-name="gr9" draw:text-style-name="P7" draw:layer="Walls" svg:x1="39.302cm" svg:y1="11.914cm" svg:x2="36.151cm" svg:y2="11.914cm">
          <text:p/>
        </draw:line>
        <draw:line draw:style-name="gr9" draw:text-style-name="P7" draw:layer="Walls" svg:x1="36.151cm" svg:y1="11.914cm" svg:x2="35.251cm" svg:y2="13.651cm">
          <text:p/>
        </draw:line>
        <draw:line draw:style-name="gr9" draw:text-style-name="P7" draw:layer="Walls" svg:x1="36.151cm" svg:y1="11.914cm" svg:x2="39.302cm" svg:y2="11.914cm">
          <text:p/>
        </draw:line>
        <draw:line draw:style-name="gr9" draw:text-style-name="P7" draw:layer="Walls" svg:x1="39.302cm" svg:y1="11.914cm" svg:x2="39.302cm" svg:y2="10.001cm">
          <text:p/>
        </draw:line>
        <draw:line draw:style-name="gr9" draw:text-style-name="P7" draw:layer="Walls" svg:x1="39.302cm" svg:y1="10.001cm" svg:x2="38.611cm" svg:y2="10.001cm">
          <text:p/>
        </draw:line>
        <draw:line draw:style-name="gr9" draw:text-style-name="P7" draw:layer="Walls" svg:x1="38.611cm" svg:y1="10.001cm" svg:x2="38.611cm" svg:y2="10.251cm">
          <text:p/>
        </draw:line>
        <draw:line draw:style-name="gr9" draw:text-style-name="P7" draw:layer="Walls" svg:x1="38.611cm" svg:y1="10.251cm" svg:x2="36.973cm" svg:y2="10.256cm">
          <text:p/>
        </draw:line>
        <draw:line draw:style-name="gr9" draw:text-style-name="P7" draw:layer="Walls" svg:x1="36.973cm" svg:y1="10.256cm" svg:x2="36.151cm" svg:y2="11.914cm">
          <text:p/>
        </draw:line>
        <draw:line draw:style-name="gr9" draw:text-style-name="P7" draw:layer="Walls" svg:x1="29.634cm" svg:y1="21.684cm" svg:x2="29.634cm" svg:y2="21.8cm">
          <text:p/>
        </draw:line>
        <draw:line draw:style-name="gr26" draw:text-style-name="P7" draw:layer="Walls" svg:x1="23cm" svg:y1="14.4cm" svg:x2="22.5cm" svg:y2="14.4cm">
          <text:p/>
        </draw:line>
        <draw:line draw:style-name="gr26" draw:text-style-name="P7" draw:layer="Walls" svg:x1="16.45cm" svg:y1="11.288cm" svg:x2="16.45cm" svg:y2="15.664cm">
          <text:p/>
        </draw:line>
        <draw:line draw:style-name="gr26" draw:text-style-name="P7" draw:layer="Walls" svg:x1="17.9cm" svg:y1="11.288cm" svg:x2="17.9cm" svg:y2="15.663cm">
          <text:p/>
        </draw:line>
        <draw:line draw:style-name="gr26" draw:text-style-name="P7" draw:layer="Walls" svg:x1="17.9cm" svg:y1="13.4cm" svg:x2="17.55cm" svg:y2="13.4cm">
          <text:p/>
        </draw:line>
        <draw:line draw:style-name="gr26" draw:text-style-name="P7" draw:layer="Walls" svg:x1="16.8cm" svg:y1="13.4cm" svg:x2="16.45cm" svg:y2="13.4cm">
          <text:p/>
        </draw:line>
        <draw:line draw:style-name="gr26" draw:text-style-name="P7" draw:layer="Walls" svg:x1="14.732cm" svg:y1="12.05cm" svg:x2="17.9cm" svg:y2="12.05cm">
          <text:p/>
        </draw:line>
        <draw:line draw:style-name="gr26" draw:text-style-name="P7" draw:layer="Walls" svg:x1="24.732cm" svg:y1="12.05cm" svg:x2="22.501cm" svg:y2="12.05cm">
          <text:p/>
        </draw:line>
        <draw:line draw:style-name="gr26" draw:text-style-name="P7" draw:layer="Walls" svg:x1="23cm" svg:y1="11.288cm" svg:x2="23cm" svg:y2="15.663cm">
          <text:p/>
        </draw:line>
        <draw:line draw:style-name="gr26" draw:text-style-name="P7" draw:layer="Walls" svg:x1="20.2cm" svg:y1="11.289cm" svg:x2="20.2cm" svg:y2="13.3cm">
          <text:p/>
        </draw:line>
        <draw:line draw:style-name="gr26" draw:text-style-name="P7" draw:layer="Walls" svg:x1="30.1cm" svg:y1="23.45cm" svg:x2="29.75cm" svg:y2="23.45cm">
          <text:p/>
        </draw:line>
        <draw:line draw:style-name="gr26" draw:text-style-name="P7" draw:layer="Walls" svg:x1="32.45cm" svg:y1="24.3cm" svg:x2="35.5cm" svg:y2="24.3cm">
          <text:p/>
        </draw:line>
        <draw:line draw:style-name="gr26" draw:text-style-name="P7" draw:layer="Walls" svg:x1="30.9cm" svg:y1="25.15cm" svg:x2="37.2cm" svg:y2="25.15cm">
          <text:p/>
        </draw:line>
        <draw:line draw:style-name="gr26" draw:text-style-name="P7" draw:layer="Walls" svg:x1="29.75cm" svg:y1="27.919cm" svg:x2="29.75cm" svg:y2="23.45cm">
          <text:p/>
        </draw:line>
        <draw:line draw:style-name="gr26" draw:text-style-name="P7" draw:layer="Walls" svg:x1="29.75cm" svg:y1="27.15cm" svg:x2="37cm" svg:y2="27.15cm">
          <text:p/>
        </draw:line>
        <draw:line draw:style-name="gr26" draw:text-style-name="P7" draw:layer="Walls" svg:x1="34.75cm" svg:y1="27.919cm" svg:x2="34.75cm" svg:y2="25.15cm">
          <text:p/>
        </draw:line>
        <draw:line draw:style-name="gr26" draw:text-style-name="P7" draw:layer="Walls" svg:x1="31.3cm" svg:y1="23.45cm" svg:x2="31.3cm" svg:y2="24.45cm">
          <text:p/>
        </draw:line>
        <draw:line draw:style-name="gr26" draw:text-style-name="P7" draw:layer="Walls" svg:x1="30.1cm" svg:y1="25.15cm" svg:x2="29.75cm" svg:y2="25.15cm">
          <text:p/>
        </draw:line>
        <draw:line draw:style-name="gr26" draw:text-style-name="P7" draw:layer="Walls" svg:x1="38.35cm" svg:y1="23.45cm" svg:x2="38cm" svg:y2="23.45cm">
          <text:p/>
        </draw:line>
        <draw:line draw:style-name="gr26" draw:text-style-name="P7" draw:layer="Walls" svg:x1="38.35cm" svg:y1="25.15cm" svg:x2="38cm" svg:y2="25.15cm">
          <text:p/>
        </draw:line>
        <draw:line draw:style-name="gr26" draw:text-style-name="P7" draw:layer="Walls" svg:x1="30.75cm" svg:y1="23.45cm" svg:x2="37.3cm" svg:y2="23.45cm">
          <text:p/>
        </draw:line>
        <draw:line draw:style-name="gr26" draw:text-style-name="P7" draw:layer="Walls" svg:x1="36.65cm" svg:y1="23.45cm" svg:x2="36.65cm" svg:y2="24.45cm">
          <text:p/>
        </draw:line>
        <draw:polygon draw:style-name="gr27" draw:text-style-name="P7" draw:layer="Walls" svg:width="0.899cm" svg:height="2.049cm" svg:x="14.3cm" svg:y="29.5cm" svg:viewBox="0 0 900 2050" draw:points="0,0 900,0 900,1550 550,2000 450,2050 400,2050 350,2000 0,1550">
          <text:p/>
        </draw:polygon>
        <draw:polygon draw:style-name="gr27" draw:text-style-name="P7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line draw:style-name="gr9" draw:text-style-name="P7" draw:layer="Walls" svg:x1="10.6cm" svg:y1="15.664cm" svg:x2="11.252cm" svg:y2="15.664cm">
          <text:p/>
        </draw:line>
        <draw:line draw:style-name="gr9" draw:text-style-name="P7" draw:layer="Walls" svg:x1="10.6cm" svg:y1="15.664cm" svg:x2="10.6cm" svg:y2="10.6cm">
          <text:p/>
        </draw:line>
        <draw:line draw:style-name="gr9" draw:text-style-name="P7" draw:layer="Walls" svg:x1="14.732cm" svg:y1="10.6cm" svg:x2="10.6cm" svg:y2="10.6cm">
          <text:p/>
        </draw:line>
        <draw:line draw:style-name="gr9" draw:text-style-name="P7" draw:layer="Walls" svg:x1="14.732cm" svg:y1="10.6cm" svg:x2="14.732cm" svg:y2="11.288cm">
          <text:p/>
        </draw:line>
        <draw:line draw:style-name="gr9" draw:text-style-name="P7" draw:layer="Walls" svg:x1="12.85cm" svg:y1="18.3cm" svg:x2="10.55cm" svg:y2="18.3cm">
          <text:p/>
        </draw:line>
        <draw:line draw:style-name="gr9" draw:text-style-name="P7" draw:layer="Walls" svg:x1="12.85cm" svg:y1="19.95cm" svg:x2="10.55cm" svg:y2="19.95cm">
          <text:p/>
        </draw:line>
        <draw:line draw:style-name="gr9" draw:text-style-name="P7" draw:layer="Walls" svg:x1="10.55cm" svg:y1="16.6cm" svg:x2="10.55cm" svg:y2="21.75cm">
          <text:p/>
        </draw:line>
        <draw:line draw:style-name="gr9" draw:text-style-name="P7" draw:layer="Walls" svg:x1="12.85cm" svg:y1="21.75cm" svg:x2="10.55cm" svg:y2="21.75cm">
          <text:p/>
        </draw:line>
        <draw:line draw:style-name="gr9" draw:text-style-name="P7" draw:layer="Walls" svg:x1="12.85cm" svg:y1="16.6cm" svg:x2="12.85cm" svg:y2="21.75cm">
          <text:p/>
        </draw:line>
        <draw:line draw:style-name="gr9" draw:text-style-name="P7" draw:layer="Walls" svg:x1="15.45cm" svg:y1="20.35cm" svg:x2="15.45cm" svg:y2="21.689cm">
          <text:p/>
        </draw:line>
        <draw:line draw:style-name="gr9" draw:text-style-name="P7" draw:layer="Walls" svg:x1="18.75cm" svg:y1="17.8cm" svg:x2="16.15cm" svg:y2="19.25cm">
          <text:p/>
        </draw:line>
        <draw:path draw:style-name="gr26" draw:text-style-name="P7" draw:layer="Walls" svg:width="1.004cm" svg:height="0.83cm" draw:transform="rotate (1.69523830246209) translate (15.45cm 20.35cm)" svg:viewBox="0 0 1005 831" svg:d="M0 0c781 199 1005 831 1005 831">
          <text:p/>
        </draw:path>
        <draw:path draw:style-name="gr26" draw:text-style-name="P7" draw:layer="Walls" svg:width="0.073cm" svg:height="0.662cm" draw:transform="rotate (1.69523830246209) translate (18.75cm 17.8cm)" svg:viewBox="0 0 74 663" svg:d="M0 0c113 266 63 663 63 663">
          <text:p/>
        </draw:path>
        <draw:line draw:style-name="gr9" draw:text-style-name="P7" draw:layer="Walls" svg:x1="30.184cm" svg:y1="15.648cm" svg:x2="30.184cm" svg:y2="14.106cm">
          <text:p/>
        </draw:line>
        <draw:line draw:style-name="gr9" draw:text-style-name="P7" draw:layer="Walls" svg:x1="34.238cm" svg:y1="15.648cm" svg:x2="30.184cm" svg:y2="15.648cm">
          <text:p/>
        </draw:line>
        <draw:line draw:style-name="gr9" draw:text-style-name="P7" draw:layer="Walls" svg:x1="30.184cm" svg:y1="14.106cm" svg:x2="34.25cm" svg:y2="14.106cm">
          <text:p/>
        </draw:line>
        <draw:line draw:style-name="gr9" draw:text-style-name="P7" draw:layer="Walls" svg:x1="32.2cm" svg:y1="14.106cm" svg:x2="32.2cm" svg:y2="15.648cm">
          <text:p/>
        </draw:line>
        <draw:line draw:style-name="gr9" draw:text-style-name="P7" draw:layer="Walls" svg:x1="34.25cm" svg:y1="14.106cm" svg:x2="34.25cm" svg:y2="15.648cm">
          <text:p/>
        </draw:line>
        <draw:line draw:style-name="gr9" draw:text-style-name="P7" draw:layer="Walls" svg:x1="42.814cm" svg:y1="15.647cm" svg:x2="42.809cm" svg:y2="16.994cm">
          <text:p/>
        </draw:line>
        <draw:g>
          <draw:line draw:style-name="gr28" draw:text-style-name="P8" draw:layer="AC_Zones" svg:x1="9.531cm" svg:y1="6.1cm" svg:x2="19.7cm" svg:y2="6.1cm">
            <text:p/>
          </draw:line>
          <draw:line draw:style-name="gr28" draw:text-style-name="P8" draw:layer="AC_Zones" svg:x1="11.25cm" svg:y1="10.6cm" svg:x2="11.25cm" svg:y2="7.8cm">
            <text:p/>
          </draw:line>
          <draw:line draw:style-name="gr28" draw:text-style-name="P8" draw:layer="AC_Zones" svg:x1="19.7cm" svg:y1="6.1cm" svg:x2="19.7cm" svg:y2="7.8cm">
            <text:p/>
          </draw:line>
          <draw:line draw:style-name="gr28" draw:text-style-name="P8" draw:layer="AC_Zones" svg:x1="11.25cm" svg:y1="7.8cm" svg:x2="19.701cm" svg:y2="7.8cm">
            <text:p/>
          </draw:line>
          <draw:line draw:style-name="gr28" draw:text-style-name="P8" draw:layer="AC_Zones" svg:x1="19.7cm" svg:y1="7.8cm" svg:x2="24.55cm" svg:y2="7.8cm">
            <text:p/>
          </draw:line>
          <draw:line draw:style-name="gr28" draw:text-style-name="P8" draw:layer="AC_Zones" svg:x1="9.532cm" svg:y1="6.1cm" svg:x2="11.251cm" svg:y2="7.8cm">
            <text:p/>
          </draw:line>
          <draw:line draw:style-name="gr28" draw:text-style-name="P8" draw:layer="AC_Zones" svg:x1="10.6cm" svg:y1="15.664cm" svg:x2="10.6cm" svg:y2="10.6cm">
            <text:p/>
          </draw:line>
          <draw:line draw:style-name="gr28" draw:text-style-name="P8" draw:layer="AC_Zones" svg:x1="14.732cm" svg:y1="10.6cm" svg:x2="9.533cm" svg:y2="10.6cm">
            <text:p/>
          </draw:line>
          <draw:line draw:style-name="gr28" draw:text-style-name="P8" draw:layer="AC_Zones" svg:x1="14.732cm" svg:y1="10.6cm" svg:x2="14.732cm" svg:y2="11.288cm">
            <text:p/>
          </draw:line>
          <draw:line draw:style-name="gr28" draw:text-style-name="P8" draw:layer="AC_Zones" svg:x1="24.731cm" svg:y1="11.288cm" svg:x2="24.731cm" svg:y2="13.317cm">
            <text:p/>
          </draw:line>
          <draw:line draw:style-name="gr28" draw:text-style-name="P8" draw:layer="AC_Zones" svg:x1="14.732cm" svg:y1="11.288cm" svg:x2="24.55cm" svg:y2="11.288cm">
            <text:p/>
          </draw:line>
          <draw:line draw:style-name="gr28" draw:text-style-name="P8" draw:layer="AC_Zones" svg:x1="24.55cm" svg:y1="7.8cm" svg:x2="24.55cm" svg:y2="11.288cm">
            <text:p/>
          </draw:line>
          <draw:line draw:style-name="gr28" draw:text-style-name="P8" draw:layer="AC_Zones" svg:x1="24.55cm" svg:y1="7.8cm" svg:x2="28.988cm" svg:y2="7.8cm">
            <text:p/>
          </draw:line>
          <draw:line draw:style-name="gr28" draw:text-style-name="P8" draw:layer="AC_Zones" svg:x1="24.732cm" svg:y1="11.288cm" svg:x2="24.551cm" svg:y2="11.288cm">
            <text:p/>
          </draw:line>
          <draw:line draw:style-name="gr28" draw:text-style-name="P8" draw:layer="AC_Zones" svg:x1="24.731cm" svg:y1="13.314cm" svg:x2="26.02cm" svg:y2="13.317cm">
            <text:p/>
          </draw:line>
          <draw:line draw:style-name="gr28" draw:text-style-name="P8" draw:layer="AC_Zones" svg:x1="28.654cm" svg:y1="11.279cm" svg:x2="30.362cm" svg:y2="11.279cm">
            <text:p/>
          </draw:line>
          <draw:line draw:style-name="gr28" draw:text-style-name="P8" draw:layer="AC_Zones" svg:x1="26.02cm" svg:y1="11.252cm" svg:x2="26.02cm" svg:y2="13.318cm">
            <text:p/>
          </draw:line>
          <draw:line draw:style-name="gr28" draw:text-style-name="P8" draw:layer="AC_Zones" svg:x1="26.02cm" svg:y1="11.252cm" svg:x2="27.16cm" svg:y2="11.252cm">
            <text:p/>
          </draw:line>
          <draw:line draw:style-name="gr28" draw:text-style-name="P8" draw:layer="AC_Zones" svg:x1="30.184cm" svg:y1="15.648cm" svg:x2="34.238cm" svg:y2="15.648cm">
            <text:p/>
          </draw:line>
          <draw:line draw:style-name="gr28" draw:text-style-name="P8" draw:layer="AC_Zones" svg:x1="28.152cm" svg:y1="13.65cm" svg:x2="30.362cm" svg:y2="13.65cm">
            <text:p/>
          </draw:line>
          <draw:line draw:style-name="gr28" draw:text-style-name="P8" draw:layer="AC_Zones" svg:x1="28.152cm" svg:y1="13.65cm" svg:x2="27.16cm" svg:y2="11.252cm">
            <text:p/>
          </draw:line>
          <draw:line draw:style-name="gr28" draw:text-style-name="P8" draw:layer="AC_Zones" svg:x1="28.153cm" svg:y1="13.65cm" svg:x2="28.662cm" svg:y2="14.968cm">
            <text:p/>
          </draw:line>
          <draw:line draw:style-name="gr28" draw:text-style-name="P8" draw:layer="AC_Zones" svg:x1="28.261cm" svg:y1="15.664cm" svg:x2="28.662cm" svg:y2="14.968cm">
            <text:p/>
          </draw:line>
          <draw:line draw:style-name="gr28" draw:text-style-name="P8" draw:layer="AC_Zones" svg:x1="19.4cm" svg:y1="17.656cm" svg:x2="29.2cm" svg:y2="17.656cm">
            <text:p/>
          </draw:line>
          <draw:line draw:style-name="gr28" draw:text-style-name="P8" draw:layer="AC_Zones" svg:x1="28.26cm" svg:y1="15.664cm" svg:x2="30.184cm" svg:y2="15.65cm">
            <text:p/>
          </draw:line>
          <draw:line draw:style-name="gr28" draw:text-style-name="P8" draw:layer="AC_Zones" svg:x1="29.2cm" svg:y1="15.664cm" svg:x2="29.2cm" svg:y2="17.656cm">
            <text:p/>
          </draw:line>
          <draw:line draw:style-name="gr28" draw:text-style-name="P8" draw:layer="AC_Zones" svg:x1="29.2cm" svg:y1="17.656cm" svg:x2="38.651cm" svg:y2="17.656cm">
            <text:p/>
          </draw:line>
          <draw:line draw:style-name="gr28" draw:text-style-name="P8" draw:layer="AC_Zones" svg:x1="19.018cm" svg:y1="15.664cm" svg:x2="28.261cm" svg:y2="15.664cm">
            <text:p/>
          </draw:line>
          <draw:line draw:style-name="gr28" draw:text-style-name="P8" draw:layer="AC_Zones" svg:x1="11.432cm" svg:y1="16.362cm" svg:x2="19cm" svg:y2="16.362cm">
            <text:p/>
          </draw:line>
          <draw:line draw:style-name="gr28" draw:text-style-name="P8" draw:layer="AC_Zones" svg:x1="40.039cm" svg:y1="15.648cm" svg:x2="41.805cm" svg:y2="15.648cm">
            <text:p/>
          </draw:line>
          <draw:line draw:style-name="gr28" draw:text-style-name="P8" draw:layer="AC_Zones" svg:x1="40.039cm" svg:y1="14.106cm" svg:x2="40.039cm" svg:y2="15.648cm">
            <text:p/>
          </draw:line>
          <draw:line draw:style-name="gr28" draw:text-style-name="P8" draw:layer="AC_Zones" svg:x1="40.039cm" svg:y1="14.106cm" svg:x2="41.805cm" svg:y2="14.106cm">
            <text:p/>
          </draw:line>
          <draw:line draw:style-name="gr28" draw:text-style-name="P8" draw:layer="AC_Zones" svg:x1="41.805cm" svg:y1="14.106cm" svg:x2="41.805cm" svg:y2="15.648cm">
            <text:p/>
          </draw:line>
          <draw:line draw:style-name="gr28" draw:text-style-name="P8" draw:layer="AC_Zones" svg:x1="38.651cm" svg:y1="17.658cm" svg:x2="38.651cm" svg:y2="21.8cm">
            <text:p/>
          </draw:line>
          <draw:line draw:style-name="gr28" draw:text-style-name="P8" draw:layer="AC_Zones" svg:x1="39.451cm" svg:y1="17cm" svg:x2="39.451cm" svg:y2="17.658cm">
            <text:p/>
          </draw:line>
          <draw:line draw:style-name="gr28" draw:text-style-name="P8" draw:layer="AC_Zones" svg:x1="38.651cm" svg:y1="17.658cm" svg:x2="39.452cm" svg:y2="17.658cm">
            <text:p/>
          </draw:line>
          <draw:line draw:style-name="gr28" draw:text-style-name="P8" draw:layer="AC_Zones" svg:x1="40.5cm" svg:y1="17.2cm" svg:x2="40.5cm" svg:y2="23.35cm">
            <text:p/>
          </draw:line>
          <draw:line draw:style-name="gr28" draw:text-style-name="P8" draw:layer="AC_Zones" svg:x1="41.15cm" svg:y1="16.3cm" svg:x2="42.814cm" svg:y2="16.994cm">
            <text:p/>
          </draw:line>
          <draw:line draw:style-name="gr28" draw:text-style-name="P8" draw:layer="AC_Zones" svg:x1="40.5cm" svg:y1="17.2cm" svg:x2="40.6cm" svg:y2="17cm">
            <text:p/>
          </draw:line>
          <draw:line draw:style-name="gr28" draw:text-style-name="P8" draw:layer="AC_Zones" svg:x1="39.453cm" svg:y1="17cm" svg:x2="40.602cm" svg:y2="17cm">
            <text:p/>
          </draw:line>
          <draw:line draw:style-name="gr28" draw:text-style-name="P8" draw:layer="AC_Zones" svg:x1="41.151cm" svg:y1="16.3cm" svg:x2="40.602cm" svg:y2="17cm">
            <text:p/>
          </draw:line>
          <draw:line draw:style-name="gr28" draw:text-style-name="P8" draw:layer="AC_Zones" svg:x1="19.7cm" svg:y1="6.101cm" svg:x2="28.988cm" svg:y2="6.101cm">
            <text:p/>
          </draw:line>
          <draw:line draw:style-name="gr28" draw:text-style-name="P8" draw:layer="AC_Zones" svg:x1="28.988cm" svg:y1="6.101cm" svg:x2="28.988cm" svg:y2="7.8cm">
            <text:p/>
          </draw:line>
          <draw:line draw:style-name="gr28" draw:text-style-name="P8" draw:layer="AC_Zones" svg:x1="29.7cm" svg:y1="7.975cm" svg:x2="29.7cm" svg:y2="7.8cm">
            <text:p/>
          </draw:line>
          <draw:line draw:style-name="gr28" draw:text-style-name="P8" draw:layer="AC_Zones" svg:x1="39cm" svg:y1="7.8cm" svg:x2="28.988cm" svg:y2="7.8cm">
            <text:p/>
          </draw:line>
          <draw:line draw:style-name="gr28" draw:text-style-name="P8" draw:layer="AC_Zones" svg:x1="42.6cm" svg:y1="8.5cm" svg:x2="41.7cm" svg:y2="8.5cm">
            <text:p/>
          </draw:line>
          <draw:line draw:style-name="gr28" draw:text-style-name="P8" draw:layer="AC_Zones" svg:x1="35.251cm" svg:y1="13.65cm" svg:x2="36.973cm" svg:y2="10.251cm">
            <text:p/>
          </draw:line>
          <draw:line draw:style-name="gr28" draw:text-style-name="P8" draw:layer="AC_Zones" svg:x1="46.15cm" svg:y1="6.5cm" svg:x2="39cm" svg:y2="6.5cm">
            <text:p/>
          </draw:line>
          <draw:line draw:style-name="gr28" draw:text-style-name="P8" draw:layer="AC_Zones" svg:x1="37.325cm" svg:y1="6.101cm" svg:x2="28.988cm" svg:y2="6.101cm">
            <text:p/>
          </draw:line>
          <draw:line draw:style-name="gr28" draw:text-style-name="P8" draw:layer="AC_Zones" svg:x1="37.325cm" svg:y1="4.749cm" svg:x2="37.326cm" svg:y2="6.102cm">
            <text:p/>
          </draw:line>
          <draw:line draw:style-name="gr28" draw:text-style-name="P8" draw:layer="AC_Zones" svg:x1="39.303cm" svg:y1="10.001cm" svg:x2="38.612cm" svg:y2="10.001cm">
            <text:p/>
          </draw:line>
          <draw:line draw:style-name="gr28" draw:text-style-name="P8" draw:layer="AC_Zones" svg:x1="39.301cm" svg:y1="11.914cm" svg:x2="39.301cm" svg:y2="10.001cm">
            <text:p/>
          </draw:line>
          <draw:line draw:style-name="gr28" draw:text-style-name="P8" draw:layer="AC_Zones" svg:x1="38.611cm" svg:y1="10.251cm" svg:x2="38.611cm" svg:y2="10.001cm">
            <text:p/>
          </draw:line>
          <draw:line draw:style-name="gr28" draw:text-style-name="P8" draw:layer="AC_Zones" svg:x1="9.5cm" svg:y1="33.336cm" svg:x2="45cm" svg:y2="33.336cm">
            <text:p/>
          </draw:line>
          <draw:line draw:style-name="gr28" draw:text-style-name="P8" draw:layer="AC_Zones" svg:x1="9.532cm" svg:y1="6.1cm" svg:x2="9.531cm" svg:y2="15.65cm">
            <text:p/>
          </draw:line>
          <draw:line draw:style-name="gr28" draw:text-style-name="P8" draw:layer="AC_Zones" svg:x1="45cm" svg:y1="33.341cm" svg:x2="46.022cm" svg:y2="23.9cm">
            <text:p/>
          </draw:line>
          <draw:line draw:style-name="gr28" draw:text-style-name="P8" draw:layer="AC_Zones" svg:x1="45cm" svg:y1="33.341cm" svg:x2="43.45cm" svg:y2="31.65cm">
            <text:p/>
          </draw:line>
          <draw:line draw:style-name="gr28" draw:text-style-name="P8" draw:layer="AC_Zones" svg:x1="46.15cm" svg:y1="6.5cm" svg:x2="45.5cm" svg:y2="12.8cm">
            <text:p/>
          </draw:line>
          <draw:line draw:style-name="gr28" draw:text-style-name="P8" draw:layer="AC_Zones" svg:x1="38.611cm" svg:y1="10.251cm" svg:x2="36.973cm" svg:y2="10.251cm">
            <text:p/>
          </draw:line>
          <draw:line draw:style-name="gr28" draw:text-style-name="P8" draw:layer="AC_Zones" svg:x1="39.301cm" svg:y1="11.914cm" svg:x2="36.151cm" svg:y2="11.914cm">
            <text:p/>
          </draw:line>
          <draw:line draw:style-name="gr28" draw:text-style-name="P8" draw:layer="AC_Zones" svg:x1="39.302cm" svg:y1="13.65cm" svg:x2="35.251cm" svg:y2="13.65cm">
            <text:p/>
          </draw:line>
          <draw:line draw:style-name="gr28" draw:text-style-name="P8" draw:layer="AC_Zones" svg:x1="39.301cm" svg:y1="13.651cm" svg:x2="39.301cm" svg:y2="11.914cm">
            <text:p/>
          </draw:line>
          <draw:line draw:style-name="gr28" draw:text-style-name="P8" draw:layer="AC_Zones" svg:x1="39.002cm" svg:y1="7.802cm" svg:x2="37.327cm" svg:y2="6.103cm">
            <text:p/>
          </draw:line>
          <draw:line draw:style-name="gr28" draw:text-style-name="P8" draw:layer="AC_Zones" svg:x1="47.232cm" svg:y1="12.213cm" svg:x2="48.079cm" svg:y2="4.75cm">
            <text:p/>
          </draw:line>
          <draw:line draw:style-name="gr28" draw:text-style-name="P8" draw:layer="AC_Zones" svg:x1="37.327cm" svg:y1="4.75cm" svg:x2="48.08cm" svg:y2="4.75cm">
            <text:p/>
          </draw:line>
          <draw:line draw:style-name="gr28" draw:text-style-name="P8" draw:layer="AC_Zones" svg:x1="39cm" svg:y1="7.801cm" svg:x2="39cm" svg:y2="10.014cm">
            <text:p/>
          </draw:line>
          <draw:line draw:style-name="gr28" draw:text-style-name="P8" draw:layer="AC_Zones" svg:x1="46.15cm" svg:y1="6.5cm" svg:x2="48.079cm" svg:y2="4.752cm">
            <text:p/>
          </draw:line>
          <draw:line draw:style-name="gr28" draw:text-style-name="P8" draw:layer="AC_Zones" svg:x1="11.25cm" svg:y1="16.6cm" svg:x2="11.25cm" svg:y2="15.664cm">
            <text:p/>
          </draw:line>
          <draw:line draw:style-name="gr28" draw:text-style-name="P8" draw:layer="AC_Zones" svg:x1="10.6cm" svg:y1="15.664cm" svg:x2="11.25cm" svg:y2="15.664cm">
            <text:p/>
          </draw:line>
          <draw:line draw:style-name="gr28" draw:text-style-name="P8" draw:layer="AC_Zones" svg:x1="10.601cm" svg:y1="15.664cm" svg:x2="9.532cm" svg:y2="15.664cm">
            <text:p/>
          </draw:line>
          <draw:line draw:style-name="gr28" draw:text-style-name="P8" draw:layer="AC_Zones" svg:x1="9.5cm" svg:y1="33.336cm" svg:x2="9.501cm" svg:y2="24.2cm">
            <text:p/>
          </draw:line>
          <draw:line draw:style-name="gr28" draw:text-style-name="P8" draw:layer="AC_Zones" svg:x1="30.362cm" svg:y1="8.507cm" svg:x2="30.362cm" svg:y2="11.28cm">
            <text:p/>
          </draw:line>
          <draw:line draw:style-name="gr28" draw:text-style-name="P8" draw:layer="AC_Zones" svg:x1="28.654cm" svg:y1="9.689cm" svg:x2="30.362cm" svg:y2="9.689cm">
            <text:p/>
          </draw:line>
          <draw:line draw:style-name="gr28" draw:text-style-name="P8" draw:layer="AC_Zones" svg:x1="28.654cm" svg:y1="8.507cm" svg:x2="30.362cm" svg:y2="8.507cm">
            <text:p/>
          </draw:line>
          <draw:line draw:style-name="gr28" draw:text-style-name="P8" draw:layer="AC_Zones" svg:x1="30.362cm" svg:y1="13.652cm" svg:x2="30.362cm" svg:y2="11.281cm">
            <text:p/>
          </draw:line>
          <draw:line draw:style-name="gr28" draw:text-style-name="P8" draw:layer="AC_Zones" svg:x1="28.65cm" svg:y1="8.507cm" svg:x2="28.65cm" svg:y2="11.28cm">
            <text:p/>
          </draw:line>
          <draw:line draw:style-name="gr28" draw:text-style-name="P8" draw:layer="AC_Zones" svg:x1="30.35cm" svg:y1="13.65cm" svg:x2="35.251cm" svg:y2="13.65cm">
            <text:p/>
          </draw:line>
          <draw:line draw:style-name="gr28" draw:text-style-name="P8" draw:layer="AC_Zones" svg:x1="34.238cm" svg:y1="15.648cm" svg:x2="34.238cm" svg:y2="13.65cm">
            <text:p/>
          </draw:line>
          <draw:line draw:style-name="gr28" draw:text-style-name="P8" draw:layer="AC_Zones" svg:x1="39.301cm" svg:y1="14.106cm" svg:x2="39.302cm" svg:y2="13.65cm">
            <text:p/>
          </draw:line>
          <draw:line draw:style-name="gr28" draw:text-style-name="P8" draw:layer="AC_Zones" svg:x1="39.301cm" svg:y1="14.106cm" svg:x2="40.039cm" svg:y2="14.106cm">
            <text:p/>
          </draw:line>
          <draw:line draw:style-name="gr28" draw:text-style-name="P8" draw:layer="AC_Zones" svg:x1="42.15cm" svg:y1="6.5cm" svg:x2="42.15cm" svg:y2="7.9cm">
            <text:p/>
          </draw:line>
          <draw:line draw:style-name="gr28" draw:text-style-name="P8" draw:layer="AC_Zones" svg:x1="39cm" svg:y1="6.5cm" svg:x2="39cm" svg:y2="7.802cm">
            <text:p/>
          </draw:line>
          <draw:line draw:style-name="gr28" draw:text-style-name="P8" draw:layer="AC_Zones" svg:x1="38.35cm" svg:y1="23.346cm" svg:x2="38.35cm" svg:y2="21.801cm">
            <text:p/>
          </draw:line>
          <draw:line draw:style-name="gr28" draw:text-style-name="P8" draw:layer="AC_Zones" svg:x1="38.35cm" svg:y1="23.346cm" svg:x2="38.35cm" svg:y2="27.918cm">
            <text:p/>
          </draw:line>
          <draw:line draw:style-name="gr28" draw:text-style-name="P8" draw:layer="AC_Zones" svg:x1="29.633cm" svg:y1="27.918cm" svg:x2="38.35cm" svg:y2="27.918cm">
            <text:p/>
          </draw:line>
          <draw:line draw:style-name="gr28" draw:text-style-name="P8" draw:layer="AC_Zones" svg:x1="40.45cm" svg:y1="27.918cm" svg:x2="38.35cm" svg:y2="27.918cm">
            <text:p/>
          </draw:line>
          <draw:line draw:style-name="gr28" draw:text-style-name="P8" draw:layer="AC_Zones" svg:x1="29.633cm" svg:y1="23.35cm" svg:x2="29.633cm" svg:y2="27.919cm">
            <text:p/>
          </draw:line>
          <draw:line draw:style-name="gr28" draw:text-style-name="P8" draw:layer="AC_Zones" svg:x1="29.117cm" svg:y1="27.919cm" svg:x2="29.633cm" svg:y2="27.919cm">
            <text:p/>
          </draw:line>
          <draw:line draw:style-name="gr28" draw:text-style-name="P8" draw:layer="AC_Zones" svg:x1="38.65cm" svg:y1="21.8cm" svg:x2="38.35cm" svg:y2="21.8cm">
            <text:p/>
          </draw:line>
          <draw:line draw:style-name="gr28" draw:text-style-name="P8" draw:layer="AC_Zones" svg:x1="29.633cm" svg:y1="21.8cm" svg:x2="38.35cm" svg:y2="21.8cm">
            <text:p/>
          </draw:line>
          <draw:line draw:style-name="gr28" draw:text-style-name="P8" draw:layer="AC_Zones" svg:x1="42.412cm" svg:y1="23.35cm" svg:x2="43.65cm" svg:y2="23.35cm">
            <text:p/>
          </draw:line>
          <draw:line draw:style-name="gr28" draw:text-style-name="P8" draw:layer="AC_Zones" svg:x1="29.634cm" svg:y1="21.684cm" svg:x2="15.45cm" svg:y2="21.684cm">
            <text:p/>
          </draw:line>
          <draw:line draw:style-name="gr28" draw:text-style-name="P8" draw:layer="AC_Zones" svg:x1="29.633cm" svg:y1="21.684cm" svg:x2="29.633cm" svg:y2="23.35cm">
            <text:p/>
          </draw:line>
          <draw:line draw:style-name="gr28" draw:text-style-name="P8" draw:layer="AC_Zones" svg:x1="24.493cm" svg:y1="21.684cm" svg:x2="24.493cm" svg:y2="23.24cm">
            <text:p/>
          </draw:line>
          <draw:line draw:style-name="gr28" draw:text-style-name="P8" draw:layer="AC_Zones" svg:x1="21.551cm" svg:y1="23.24cm" svg:x2="24.494cm" svg:y2="23.24cm">
            <text:p/>
          </draw:line>
          <draw:line draw:style-name="gr28" draw:text-style-name="P8" draw:layer="AC_Zones" svg:x1="24.493cm" svg:y1="27.92cm" svg:x2="24.493cm" svg:y2="23.24cm">
            <text:p/>
          </draw:line>
          <draw:line draw:style-name="gr28" draw:text-style-name="P8" draw:layer="AC_Zones" svg:x1="19.526cm" svg:y1="27.918cm" svg:x2="24.494cm" svg:y2="27.918cm">
            <text:p/>
          </draw:line>
          <draw:line draw:style-name="gr28" draw:text-style-name="P8" draw:layer="AC_Zones" svg:x1="29.118cm" svg:y1="27.918cm" svg:x2="24.495cm" svg:y2="27.918cm">
            <text:p/>
          </draw:line>
          <draw:line draw:style-name="gr28" draw:text-style-name="P8" draw:layer="AC_Zones" svg:x1="19.526cm" svg:y1="27.92cm" svg:x2="19.526cm" svg:y2="25.578cm">
            <text:p/>
          </draw:line>
          <draw:line draw:style-name="gr28" draw:text-style-name="P8" draw:layer="AC_Zones" svg:x1="21.551cm" svg:y1="23.241cm" svg:x2="19.526cm" svg:y2="25.578cm">
            <text:p/>
          </draw:line>
          <draw:line draw:style-name="gr28" draw:text-style-name="P8" draw:layer="AC_Zones" svg:x1="18.6cm" svg:y1="25.578cm" svg:x2="19.526cm" svg:y2="25.578cm">
            <text:p/>
          </draw:line>
          <draw:line draw:style-name="gr28" draw:text-style-name="P8" draw:layer="AC_Zones" svg:x1="18.6cm" svg:y1="25.578cm" svg:x2="14.8cm" svg:y2="21.75cm">
            <text:p/>
          </draw:line>
          <draw:line draw:style-name="gr28" draw:text-style-name="P8" draw:layer="AC_Zones" svg:x1="12.85cm" svg:y1="21.75cm" svg:x2="14.8cm" svg:y2="21.75cm">
            <text:p/>
          </draw:line>
          <draw:line draw:style-name="gr28" draw:text-style-name="P8" draw:layer="AC_Zones" svg:x1="15.45cm" svg:y1="20.35cm" svg:x2="15.45cm" svg:y2="21.75cm">
            <text:p/>
          </draw:line>
          <draw:line draw:style-name="gr28" draw:text-style-name="P8" draw:layer="AC_Zones" svg:x1="15.45cm" svg:y1="21.75cm" svg:x2="14.8cm" svg:y2="21.75cm">
            <text:p/>
          </draw:line>
          <draw:line draw:style-name="gr28" draw:text-style-name="P8" draw:layer="AC_Zones" svg:x1="10.55cm" svg:y1="16.6cm" svg:x2="10.55cm" svg:y2="17.35cm">
            <text:p/>
          </draw:line>
          <draw:line draw:style-name="gr28" draw:text-style-name="P8" draw:layer="AC_Zones" svg:x1="10.55cm" svg:y1="16.6cm" svg:x2="12.85cm" svg:y2="16.6cm">
            <text:p/>
          </draw:line>
          <draw:line draw:style-name="gr28" draw:text-style-name="P8" draw:layer="AC_Zones" svg:x1="10.55cm" svg:y1="18.3cm" svg:x2="12.85cm" svg:y2="18.3cm">
            <text:p/>
          </draw:line>
          <draw:line draw:style-name="gr28" draw:text-style-name="P8" draw:layer="AC_Zones" svg:x1="10.55cm" svg:y1="17.35cm" svg:x2="10.55cm" svg:y2="21.75cm">
            <text:p/>
          </draw:line>
          <draw:line draw:style-name="gr28" draw:text-style-name="P8" draw:layer="AC_Zones" svg:x1="10.55cm" svg:y1="21.75cm" svg:x2="9.501cm" svg:y2="21.75cm">
            <text:p/>
          </draw:line>
          <draw:line draw:style-name="gr28" draw:text-style-name="P8" draw:layer="AC_Zones" svg:x1="10.55cm" svg:y1="21.75cm" svg:x2="12.85cm" svg:y2="21.75cm">
            <text:p/>
          </draw:line>
          <draw:line draw:style-name="gr28" draw:text-style-name="P8" draw:layer="AC_Zones" svg:x1="10.55cm" svg:y1="19.95cm" svg:x2="12.85cm" svg:y2="19.95cm">
            <text:p/>
          </draw:line>
          <draw:line draw:style-name="gr29" draw:text-style-name="P8" draw:layer="AC_Zones" svg:x1="12.85cm" svg:y1="16.6cm" svg:x2="12.85cm" svg:y2="17.35cm">
            <text:p/>
          </draw:line>
          <draw:line draw:style-name="gr28" draw:text-style-name="P8" draw:layer="AC_Zones" svg:x1="12.85cm" svg:y1="17.35cm" svg:x2="12.85cm" svg:y2="21.75cm">
            <text:p/>
          </draw:line>
          <draw:line draw:style-name="gr28" draw:text-style-name="P8" draw:layer="AC_Zones" svg:x1="9.501cm" svg:y1="24.2cm" svg:x2="11.25cm" svg:y2="24.2cm">
            <text:p/>
          </draw:line>
          <draw:line draw:style-name="gr28" draw:text-style-name="P8" draw:layer="AC_Zones" svg:x1="11.25cm" svg:y1="21.75cm" svg:x2="11.25cm" svg:y2="24.2cm">
            <text:p/>
          </draw:line>
          <draw:line draw:style-name="gr28" draw:text-style-name="P8" draw:layer="AC_Zones" svg:x1="11.25cm" svg:y1="31.65cm" svg:x2="43.45cm" svg:y2="31.65cm">
            <text:p/>
          </draw:line>
          <draw:line draw:style-name="gr28" draw:text-style-name="P8" draw:layer="AC_Zones" svg:x1="11.25cm" svg:y1="31.65cm" svg:x2="11.25cm" svg:y2="24.2cm">
            <text:p/>
          </draw:line>
          <draw:line draw:style-name="gr28" draw:text-style-name="P8" draw:layer="AC_Zones" svg:x1="11.251cm" svg:y1="31.65cm" svg:x2="9.502cm" svg:y2="33.336cm">
            <text:p/>
          </draw:line>
          <draw:line draw:style-name="gr28" draw:text-style-name="P8" draw:layer="AC_Zones" svg:x1="24.6cm" svg:y1="30.702cm" svg:x2="24.6cm" svg:y2="28.946cm">
            <text:p/>
          </draw:line>
          <draw:line draw:style-name="gr28" draw:text-style-name="P8" draw:layer="AC_Zones" svg:x1="24.493cm" svg:y1="28.946cm" svg:x2="24.493cm" svg:y2="27.921cm">
            <text:p/>
          </draw:line>
          <draw:line draw:style-name="gr28" draw:text-style-name="P8" draw:layer="AC_Zones" svg:x1="23.415cm" svg:y1="30.7cm" svg:x2="25.096cm" svg:y2="30.7cm">
            <text:p/>
          </draw:line>
          <draw:line draw:style-name="gr28" draw:text-style-name="P8" draw:layer="AC_Zones" svg:x1="23.415cm" svg:y1="30.702cm" svg:x2="23.415cm" svg:y2="28.946cm">
            <text:p/>
          </draw:line>
          <draw:line draw:style-name="gr28" draw:text-style-name="P8" draw:layer="AC_Zones" svg:x1="23.415cm" svg:y1="28.95cm" svg:x2="24.596cm" svg:y2="28.95cm">
            <text:p/>
          </draw:line>
          <draw:line draw:style-name="gr28" draw:text-style-name="P8" draw:layer="AC_Zones" svg:x1="24.75cm" svg:y1="31.65cm" svg:x2="24.75cm" svg:y2="31.45cm">
            <text:p/>
          </draw:line>
          <draw:line draw:style-name="gr28" draw:text-style-name="P8" draw:layer="AC_Zones" svg:x1="19cm" svg:y1="15.664cm" svg:x2="19cm" svg:y2="17.7cm">
            <text:p/>
          </draw:line>
          <draw:line draw:style-name="gr28" draw:text-style-name="P8" draw:layer="AC_Zones" svg:x1="29.634cm" svg:y1="23.35cm" svg:x2="38.351cm" svg:y2="23.35cm">
            <text:p/>
          </draw:line>
          <draw:line draw:style-name="gr28" draw:text-style-name="P8" draw:layer="AC_Zones" svg:x1="42.413cm" svg:y1="23.35cm" svg:x2="38.351cm" svg:y2="23.35cm">
            <text:p/>
          </draw:line>
          <draw:line draw:style-name="gr28" draw:text-style-name="P8" draw:layer="AC_Zones" svg:x1="42.411cm" svg:y1="26.173cm" svg:x2="42.411cm" svg:y2="23.35cm">
            <text:p/>
          </draw:line>
          <draw:line draw:style-name="gr28" draw:text-style-name="P8" draw:layer="AC_Zones" svg:x1="42.411cm" svg:y1="27.918cm" svg:x2="42.411cm" svg:y2="26.177cm">
            <text:p/>
          </draw:line>
          <draw:line draw:style-name="gr28" draw:text-style-name="P8" draw:layer="AC_Zones" svg:x1="40.45cm" svg:y1="27.918cm" svg:x2="40.45cm" svg:y2="26.177cm">
            <text:p/>
          </draw:line>
          <draw:line draw:style-name="gr28" draw:text-style-name="P8" draw:layer="AC_Zones" svg:x1="42.411cm" svg:y1="26.177cm" svg:x2="40.45cm" svg:y2="26.177cm">
            <text:p/>
          </draw:line>
          <draw:line draw:style-name="gr28" draw:text-style-name="P8" draw:layer="AC_Zones" svg:x1="42.411cm" svg:y1="27.918cm" svg:x2="43.85cm" svg:y2="27.918cm">
            <text:p/>
          </draw:line>
          <draw:line draw:style-name="gr28" draw:text-style-name="P8" draw:layer="AC_Zones" svg:x1="42.412cm" svg:y1="27.918cm" svg:x2="40.451cm" svg:y2="27.918cm">
            <text:p/>
          </draw:line>
          <draw:line draw:style-name="gr28" draw:text-style-name="P8" draw:layer="AC_Zones" svg:x1="42.2cm" svg:y1="17.95cm" svg:x2="42.2cm" svg:y2="21.656cm">
            <text:p/>
          </draw:line>
          <draw:line draw:style-name="gr28" draw:text-style-name="P8" draw:layer="AC_Zones" svg:x1="42.814cm" svg:y1="21.656cm" svg:x2="40.5cm" svg:y2="23.344cm">
            <text:p/>
          </draw:line>
          <draw:line draw:style-name="gr28" draw:text-style-name="P8" draw:layer="AC_Zones" svg:x1="42.814cm" svg:y1="21.658cm" svg:x2="42.2cm" svg:y2="21.658cm">
            <text:p/>
          </draw:line>
          <draw:line draw:style-name="gr28" draw:text-style-name="P8" draw:layer="AC_Zones" svg:x1="44.251cm" svg:y1="21.658cm" svg:x2="42.814cm" svg:y2="21.658cm">
            <text:p/>
          </draw:line>
          <draw:line draw:style-name="gr28" draw:text-style-name="P8" draw:layer="AC_Zones" svg:x1="46.023cm" svg:y1="23.901cm" svg:x2="44.207cm" svg:y2="24.4cm">
            <text:p/>
          </draw:line>
          <draw:line draw:style-name="gr28" draw:text-style-name="P8" draw:layer="AC_Zones" svg:x1="44.207cm" svg:y1="24.4cm" svg:x2="43.45cm" svg:y2="31.65cm">
            <text:p/>
          </draw:line>
          <draw:line draw:style-name="gr28" draw:text-style-name="P8" draw:layer="AC_Zones" svg:x1="45.6cm" svg:y1="27.8cm" svg:x2="43.85cm" svg:y2="27.8cm">
            <text:p/>
          </draw:line>
          <draw:line draw:style-name="gr28" draw:text-style-name="P8" draw:layer="AC_Zones" svg:x1="32.85cm" svg:y1="33.341cm" svg:x2="32.85cm" svg:y2="31.65cm">
            <text:p/>
          </draw:line>
          <draw:line draw:style-name="gr28" draw:text-style-name="P8" draw:layer="AC_Zones" svg:x1="21.6cm" svg:y1="33.341cm" svg:x2="21.6cm" svg:y2="31.65cm">
            <text:p/>
          </draw:line>
          <draw:line draw:style-name="gr28" draw:text-style-name="P8" draw:layer="AC_Zones" svg:x1="29.1cm" svg:y1="27.918cm" svg:x2="29.1cm" svg:y2="31.65cm">
            <text:p/>
          </draw:line>
          <draw:line draw:style-name="gr28" draw:text-style-name="P8" draw:layer="AC_Zones" svg:x1="24.731cm" svg:y1="13.314cm" svg:x2="24.731cm" svg:y2="15.664cm">
            <text:p/>
          </draw:line>
          <draw:line draw:style-name="gr30" draw:text-style-name="P8" draw:layer="AC_Zones" svg:x1="23.417cm" svg:y1="30.699cm" svg:x2="24.611cm" svg:y2="31.44cm">
            <text:p/>
          </draw:line>
          <draw:line draw:style-name="gr30" draw:text-style-name="P8" draw:layer="AC_Zones" svg:x1="24.611cm" svg:y1="31.44cm" svg:x2="24.68cm" svg:y2="31.457cm">
            <text:p/>
          </draw:line>
          <draw:line draw:style-name="gr30" draw:text-style-name="P8" draw:layer="AC_Zones" svg:x1="24.68cm" svg:y1="31.457cm" svg:x2="24.752cm" svg:y2="31.451cm">
            <text:p/>
          </draw:line>
          <draw:line draw:style-name="gr30" draw:text-style-name="P8" draw:layer="AC_Zones" svg:x1="25.102cm" svg:y1="30.695cm" svg:x2="24.974cm" svg:y2="31.306cm">
            <text:p/>
          </draw:line>
          <draw:line draw:style-name="gr30" draw:text-style-name="P8" draw:layer="AC_Zones" svg:x1="24.974cm" svg:y1="31.306cm" svg:x2="24.752cm" svg:y2="31.451cm">
            <text:p/>
          </draw:line>
          <draw:g>
            <draw:line draw:style-name="gr30" draw:text-style-name="P8" draw:layer="AC_Zones" svg:x1="46.023cm" svg:y1="23.901cm" svg:x2="46.023cm" svg:y2="23.351cm">
              <text:p/>
            </draw:line>
            <draw:line draw:style-name="gr30" draw:text-style-name="P8" draw:layer="AC_Zones" svg:x1="46.023cm" svg:y1="23.351cm" svg:x2="45.851cm" svg:y2="22.801cm">
              <text:p/>
            </draw:line>
            <draw:line draw:style-name="gr30" draw:text-style-name="P8" draw:layer="AC_Zones" svg:x1="45.851cm" svg:y1="22.801cm" svg:x2="45.401cm" svg:y2="22.201cm">
              <text:p/>
            </draw:line>
            <draw:line draw:style-name="gr30" draw:text-style-name="P8" draw:layer="AC_Zones" svg:x1="45.401cm" svg:y1="22.201cm" svg:x2="44.827cm" svg:y2="21.825cm">
              <text:p/>
            </draw:line>
            <draw:line draw:style-name="gr30" draw:text-style-name="P8" draw:layer="AC_Zones" svg:x1="44.827cm" svg:y1="21.825cm" svg:x2="44.251cm" svg:y2="21.658cm">
              <text:p/>
            </draw:line>
          </draw:g>
          <draw:path draw:style-name="gr31" draw:text-style-name="P8" draw:layer="AC_Zones" svg:width="0.896cm" svg:height="0.779cm" draw:transform="rotate (-0.367217274619607) translate (43.65cm 23.35cm)" svg:viewBox="0 0 897 780" svg:d="M0 0c714 47 897 780 897 780">
            <text:p/>
          </draw:path>
          <draw:line draw:style-name="gr30" draw:text-style-name="P8" draw:layer="AC_Zones" svg:x1="18.75cm" svg:y1="17.802cm" svg:x2="16.15cm" svg:y2="19.252cm">
            <text:p/>
          </draw:line>
          <draw:path draw:style-name="gr28" draw:text-style-name="P8" draw:layer="AC_Zones" svg:width="1.004cm" svg:height="0.83cm" draw:transform="rotate (1.69523830246209) translate (15.45cm 20.352cm)" svg:viewBox="0 0 1005 831" svg:d="M0 0c781 199 1005 831 1005 831">
            <text:p/>
          </draw:path>
          <draw:path draw:style-name="gr28" draw:text-style-name="P8" draw:layer="AC_Zones" svg:width="0.073cm" svg:height="0.662cm" draw:transform="rotate (1.69523830246209) translate (18.75cm 17.802cm)" svg:viewBox="0 0 74 663" svg:d="M0 0c113 266 63 663 63 663">
            <text:p/>
          </draw:path>
          <draw:line draw:style-name="gr30" draw:text-style-name="P8" draw:layer="AC_Zones" svg:x1="28.652cm" svg:y1="8.501cm" svg:x2="29.582cm" svg:y2="8.002cm">
            <text:p/>
          </draw:line>
          <draw:line draw:style-name="gr30" draw:text-style-name="P8" draw:layer="AC_Zones" svg:x1="29.582cm" svg:y1="8.002cm" svg:x2="29.643cm" svg:y2="7.975cm">
            <text:p/>
          </draw:line>
          <draw:line draw:style-name="gr30" draw:text-style-name="P8" draw:layer="AC_Zones" svg:x1="29.643cm" svg:y1="7.975cm" svg:x2="29.704cm" svg:y2="7.951cm">
            <text:p/>
          </draw:line>
          <draw:line draw:style-name="gr30" draw:text-style-name="P8" draw:layer="AC_Zones" svg:x1="29.702cm" svg:y1="7.951cm" svg:x2="29.799cm" svg:y2="7.984cm">
            <text:p/>
          </draw:line>
          <draw:line draw:style-name="gr30" draw:text-style-name="P8" draw:layer="AC_Zones" svg:x1="29.799cm" svg:y1="7.984cm" svg:x2="29.873cm" svg:y2="8.031cm">
            <text:p/>
          </draw:line>
          <draw:line draw:style-name="gr30" draw:text-style-name="P8" draw:layer="AC_Zones" svg:x1="29.873cm" svg:y1="8.031cm" svg:x2="29.925cm" svg:y2="8.07cm">
            <text:p/>
          </draw:line>
          <draw:line draw:style-name="gr30" draw:text-style-name="P8" draw:layer="AC_Zones" svg:x1="29.925cm" svg:y1="8.07cm" svg:x2="29.951cm" svg:y2="8.079cm">
            <text:p/>
          </draw:line>
          <draw:line draw:style-name="gr30" draw:text-style-name="P8" draw:layer="AC_Zones" svg:x1="29.951cm" svg:y1="8.079cm" svg:x2="30.357cm" svg:y2="8.507cm">
            <text:p/>
          </draw:line>
          <draw:polygon draw:style-name="gr32" draw:text-style-name="P8" draw:layer="AC_Zones" svg:width="0.899cm" svg:height="1.749cm" draw:transform="rotate (-3.14159265358979) translate (42.6cm 9.65cm)" svg:viewBox="0 0 900 1750" draw:points="0,0 900,0 900,1250 550,1700 450,1750 400,1750 350,1700 0,1250">
            <text:p/>
          </draw:polygon>
          <draw:path draw:style-name="gr33" draw:text-style-name="P8" draw:layer="AC_Zones" svg:width="5.712cm" svg:height="3.193cm" draw:transform="rotate (1.32540303396449) translate (42.809cm 16.995cm)" svg:viewBox="0 0 5713 3194" svg:d="M5713 3129c-4166 598-5713-3129-5713-3129">
            <text:p/>
          </draw:path>
          <draw:path draw:style-name="gr33" draw:text-style-name="P8" draw:layer="AC_Zones" svg:width="3.075cm" svg:height="1.992cm" draw:transform="rotate (1.32540303396449) translate (42.819cm 15.3cm)" svg:viewBox="0 0 3076 1993" svg:d="M3076 1993c-2013-11-3076-1993-3076-1993">
            <text:p/>
          </draw:path>
          <draw:path draw:style-name="gr33" draw:text-style-name="P8" draw:layer="AC_Zones" svg:width="1.073cm" svg:height="0.364cm" draw:transform="rotate (1.32540303396449) translate (42.1941394211845cm 17.9495322731851cm)" svg:viewBox="0 0 1074 365" svg:d="M0 6c655-61 1074 359 1074 359">
            <text:p/>
          </draw:path>
          <draw:path draw:style-name="gr33" draw:text-style-name="P8" draw:layer="AC_Zones" svg:width="1.375cm" svg:height="1.375cm" draw:transform="rotate (1.32540303396449) translate (41.151cm 16.301cm)" svg:viewBox="0 0 1376 1376" svg:d="M0 0c667 194 1376 1376 1376 1376">
            <text:p/>
          </draw:path>
          <draw:line draw:style-name="gr28" draw:text-style-name="P8" draw:layer="AC_Zones" svg:x1="47.125cm" svg:y1="12.95cm" svg:x2="45.5cm" svg:y2="12.8cm">
            <text:p/>
          </draw:line>
        </draw:g>
        <draw:line draw:style-name="gr33" draw:text-style-name="P8" draw:layer="AC_Zones" svg:x1="9.501cm" svg:y1="24.2cm" svg:x2="9.531cm" svg:y2="15.65cm">
          <text:p/>
        </draw:line>
        <draw:g>
          <draw:custom-shape draw:style-name="gr34" draw:text-style-name="P9" draw:layer="FCU" svg:width="0.4cm" svg:height="0.95cm" svg:x="39.025cm" svg:y="28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9" draw:layer="FCU" svg:width="0.65cm" svg:height="0.45cm" svg:x="38.9cm" svg:y="27.75cm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6" draw:text-style-name="P9" draw:layer="FCU" svg:width="0.35cm" svg:height="0.8cm" svg:x="39.05cm" svg:y="26.95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9" draw:layer="FCU" svg:width="0.65cm" svg:height="0.8cm" svg:x="38.9cm" svg:y="28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4" draw:text-style-name="P9" draw:layer="FCU" svg:width="0.4cm" svg:height="0.95cm" draw:transform="rotate (-1.5707963267949) translate (17.05cm 20.0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9" draw:layer="FCU" svg:width="0.65cm" svg:height="0.45cm" draw:transform="rotate (1.5707963267949) translate (16.999cm 20.6cm)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6" draw:text-style-name="P9" draw:layer="FCU" svg:width="0.35cm" svg:height="0.8cm" draw:transform="rotate (-1.5707963267949) translate (18.249cm 20.101cm)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9" draw:layer="FCU" svg:width="0.65cm" svg:height="0.8cm" draw:transform="rotate (-1.5707963267949) translate (16.95cm 19.95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0" draw:layer="Unit" svg:width="1.4cm" svg:height="0.231cm" draw:transform="rotate (1.5707963267949) translate (12.01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draw:transform="rotate (1.5707963267949) translate (13.66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draw:transform="rotate (1.5707963267949) translate (15.81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30.65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34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36.25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18.3cm" svg:y="2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37.75cm" svg:y="10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40.45cm" svg:y="2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39.75cm" svg:y="25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18.3cm" svg:y="2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Unit" svg:width="0.85cm" svg:height="0.231cm" svg:x="20.25cm" svg:y="2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11.9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15.1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18.3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33.3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36.2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Unit" svg:width="1.4cm" svg:height="0.231cm" svg:x="40.4cm" svg:y="31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draw:transform="rotate (1.5707963267949) translate (17.4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draw:transform="rotate (1.5707963267949) translate (19.26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draw:transform="rotate (1.5707963267949) translate (21.66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draw:transform="rotate (1.5707963267949) translate (22.969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34.7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35.45cm" svg:y="9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36.5cm" svg:y="8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Unit" svg:width="0.85cm" svg:height="0.231cm" svg:x="31cm" svg:y="14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Unit" svg:width="0.85cm" svg:height="0.231cm" svg:x="32.55cm" svg:y="14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Unit" svg:width="0.85cm" svg:height="0.231cm" svg:x="40.3cm" svg:y="14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12.95cm" svg:y="1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17cm" svg:y="1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14.35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27.6cm" svg:y="29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27.6cm" svg:y="30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draw:transform="rotate (1.5707963267949) translate (25.435cm 30.6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Unit" svg:width="1.4cm" svg:height="0.231cm" svg:x="12.95cm" svg:y="20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1.9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4.75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7.6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24.3cm" svg:y="9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26.9cm" svg:y="9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28.987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39.5cm" svg:y="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41.55cm" svg:y="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44.2cm" svg:y="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Unit" svg:width="0.85cm" svg:height="0.231cm" svg:x="37.1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Unit" svg:width="0.85cm" svg:height="0.231cm" svg:x="37.1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draw:transform="rotate (1.40568817955623) translate (43.925cm 25.3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draw:transform="rotate (1.40568817955623) translate (43.475cm 28.2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draw:transform="rotate (1.40568817955623) translate (43.3cm 31.0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30.45cm" svg:y="3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25.45cm" svg:y="3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27.6cm" svg:y="3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svg:x="21.85cm" svg:y="3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4.75cm" svg:y="2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4.75cm" svg:y="2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4.75cm" svg:y="2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4.75cm" svg:y="2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15.45cm" svg:y="29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25.85cm" svg:y="23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Unit" svg:width="1.4cm" svg:height="0.231cm" svg:x="25.85cm" svg:y="2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draw:transform="rotate (1.5707963267949) translate (10.969cm 1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Unit" svg:width="1.2cm" svg:height="0.231cm" draw:transform="rotate (1.5707963267949) translate (11.95cm 1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9.75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2.35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6.2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0.8cm" svg:y="9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2.55cm" svg:y="10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0.8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2.55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9.55cm" svg:y="7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9.5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9.55cm" svg:y="1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39.55cm" svg:y="1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draw:transform="rotate (1.5707963267949) translate (42.969cm 26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5.85cm" svg:y="25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5.85cm" svg:y="2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5.85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1.9cm" svg:y="2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1.9cm" svg:y="2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1.9cm" svg:y="2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1.9cm" svg:y="2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11.9cm" svg:y="29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6.45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Unit" svg:width="1.4cm" svg:height="0.231cm" svg:x="22.4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Unit" svg:width="0.85cm" svg:height="0.231cm" svg:x="20.45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29.7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33.3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36.15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3.3cm" svg:y="7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3.3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3.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3.3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39.1cm" svg:y="17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1.05cm" svg:y="29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41.05cm" svg:y="3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20.4cm" svg:y="29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20.4cm" svg:y="3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17.55cm" svg:y="29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17.55cm" svg:y="28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svg:x="17.55cm" svg:y="2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Unit" svg:width="1.2cm" svg:height="0.231cm" draw:transform="rotate (1.5707963267949) translate (10.969cm 19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Unit" svg:width="1.2cm" svg:height="0.231cm" draw:transform="rotate (1.5707963267949) translate (11.95cm 19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draw:transform="rotate (1.5707963267949) translate (11.385cm 25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draw:transform="rotate (1.5707963267949) translate (11.385cm 2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Unit" svg:width="1.4cm" svg:height="0.231cm" draw:transform="rotate (1.5707963267949) translate (11.385cm 3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Unit" svg:width="0.85cm" svg:height="0.231cm" svg:x="26.322cm" svg:y="12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Unit" svg:width="0.85cm" svg:height="0.231cm" draw:transform="rotate (1.5707963267949) translate (25.55cm 14.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Unit" svg:width="0.85cm" svg:height="0.231cm" draw:transform="rotate (1.5707963267949) translate (27.3cm 14.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Unit" svg:width="0.85cm" svg:height="0.231cm" svg:x="20.75cm" svg:y="24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svg:x="22.7cm" svg:y="2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Unit" svg:width="0.85cm" svg:height="0.231cm" draw:transform="rotate (1.5707963267949) translate (20.119cm 2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Unit" svg:width="0.85cm" svg:height="0.231cm" draw:transform="rotate (1.5707963267949) translate (21.969cm 2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Unit" svg:width="0.85cm" svg:height="0.231cm" draw:transform="rotate (1.5707963267949) translate (23.55cm 2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svg:x="30.05cm" svg:y="29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svg:x="30.05cm" svg:y="30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svg:x="33.9cm" svg:y="29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svg:x="33.9cm" svg:y="30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draw:transform="rotate (1.40638631125703) translate (45.374cm 7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Unit" svg:width="1.4cm" svg:height="0.231cm" draw:transform="rotate (1.40638631125703) translate (45.374cm 10.01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  <draw:layer draw:name="FCU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5:31:33.342000000</dc:date>
    <meta:editing-duration>P1DT1H2M1S</meta:editing-duration>
    <meta:editing-cycles>155</meta:editing-cycles>
    <meta:generator>LibreOffice/5.2.3.3$Windows_x86 LibreOffice_project/d54a8868f08a7b39642414cf2c8ef2f228f780cf</meta:generator>
    <meta:document-statistic meta:object-count="1066"/>
  </office:meta>
</office:document-meta>
</file>